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385cm"/>
    </style:style>
    <style:style style:family="table-column" style:name="co2">
      <style:table-column-properties fo:break-before="auto" style:column-width="6.6cm"/>
    </style:style>
    <style:style style:family="table-column" style:name="co3">
      <style:table-column-properties fo:break-before="auto" style:column-width="4.083cm"/>
    </style:style>
    <style:style style:family="table-column" style:name="co4">
      <style:table-column-properties fo:break-before="auto" style:column-width="0.727cm"/>
    </style:style>
    <style:style style:family="table-column" style:name="co5">
      <style:table-column-properties fo:break-before="auto" style:column-width="1.623cm"/>
    </style:style>
    <style:style style:family="table-column" style:name="co6">
      <style:table-column-properties fo:break-before="auto" style:column-width="1.51cm"/>
    </style:style>
    <style:style style:family="table-column" style:name="co7">
      <style:table-column-properties fo:break-before="auto" style:column-width="1.427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2.237cm"/>
    </style:style>
    <style:style style:family="table-column" style:name="co10">
      <style:table-column-properties fo:break-before="auto" style:column-width="2.656cm"/>
    </style:style>
    <style:style style:family="table-column" style:name="co11">
      <style:table-column-properties fo:break-before="auto" style:column-width="1.147cm"/>
    </style:style>
    <style:style style:family="table-column" style:name="co12">
      <style:table-column-properties fo:break-before="auto" style:column-width="3.24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847cm"/>
    </style:style>
    <style:style style:family="table-row" style:name="ro3">
      <style:table-row-properties fo:break-before="auto" style:use-optimal-row-height="false" style:row-height="1.349cm"/>
    </style:style>
    <style:style style:family="table-row" style:name="ro4">
      <style:table-row-properties fo:break-before="auto" style:use-optimal-row-height="false" style:row-height="0.556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529cm"/>
    </style:style>
    <style:style style:family="table" style:name="ta1" style:master-page-name="PageStyle_5f_Derde_20_gedeelte_20_C">
      <style:table-properties style:writing-mode="lr-tb" table:display="true"/>
    </style:style>
    <number:text-style style:name="N100">
      <number:text-content/>
    </number:text-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Default" style:name="ce12">
      <style:table-cell-properties fo:padding="0.071cm" style:diagonal-bl-tr="none" style:rotation-align="none" fo:border="none" style:diagonal-tl-br="none"/>
    </style:style>
    <style:style style:family="table-cell" style:parent-style-name="Default" style:name="ce1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Normal_5f_Sheet1" style:name="ce1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20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2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Normal_5f_Sheet1" style:name="ce2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3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4pt" style:font-size-asian="14pt" style:font-style-complex="normal" style:font-weight-complex="bold" style:use-window-font-color="true" style:font-name-complex="Arial1" style:font-weight-asian="bold" fo:font-size="14pt" style:font-name="Arial1" style:text-underline-style="none" fo:font-weight="bold" fo:text-shadow="none"/>
    </style:style>
    <style:style style:family="table-cell" style:parent-style-name="Default" style:name="ce5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6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6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6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63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6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70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74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7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7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/>
      <table:table table:style-name="ta1" table:name="Derde gedeelte C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 table:number-columns-repeated="2"/>
        <table:table-column table:style-name="co6" table:default-cell-style-name="ce6"/>
        <table:table-column table:style-name="co5" table:default-cell-style-name="ce6"/>
        <table:table-column table:style-name="co7" table:default-cell-style-name="ce6" table:number-columns-repeated="2"/>
        <table:table-column table:style-name="co8" table:default-cell-style-name="Default" table:number-columns-repeated="26"/>
        <table:table-column table:style-name="co9" table:default-cell-style-name="ce6"/>
        <table:table-column table:style-name="co10" table:default-cell-style-name="ce6"/>
        <table:table-column table:style-name="co11" table:default-cell-style-name="ce63" table:number-columns-repeated="5"/>
        <table:table-column table:style-name="co12" table:default-cell-style-name="ce63"/>
        <table:table-column table:style-name="co8" table:default-cell-style-name="Default" table:number-columns-repeated="980"/>
        <table:table-row table:style-name="ro1">
          <table:table-cell ns41:value-type="string" table:style-name="TL Title" office:value-type="string">
            <text:p>DERDE GEDEELTE C.</text:p>
          </table:table-cell>
          <table:table-cell table:style-name="ce15"/>
          <table:table-cell table:style-name="ce17"/>
          <table:table-cell table:style-name="ce15"/>
          <table:table-cell table:style-name="ce24" table:number-columns-repeated="6"/>
          <table:table-cell table:style-name="ce17" table:number-columns-repeated="28"/>
          <table:table-cell table:style-name="ce54" table:number-columns-repeated="5"/>
          <table:table-cell table:style-name="ce70"/>
          <table:table-cell table:style-name="ce2" table:number-columns-repeated="980"/>
        </table:table-row>
        <table:table-row table:style-name="ro1">
          <table:table-cell table:style-name="ce2" table:number-columns-repeated="2"/>
          <table:table-cell table:style-name="ce18"/>
          <table:table-cell table:style-name="ce22" table:number-columns-repeated="6"/>
          <table:table-cell table:style-name="ce33"/>
          <table:table-cell table:style-name="ce34" table:number-columns-repeated="12"/>
          <table:table-cell table:style-name="ce2" table:number-columns-repeated="16"/>
          <table:table-cell table:style-name="ce55" table:number-columns-repeated="6"/>
          <table:table-cell table:style-name="ce2" table:number-columns-repeated="980"/>
        </table:table-row>
        <table:table-row table:style-name="ro2">
          <table:table-cell ns41:value-type="string" table:number-rows-spanned="4" table:style-name="TL RowProperty" table:number-columns-spanned="1" office:value-type="string">
            <text:p>PROVINCIES</text:p>
          </table:table-cell>
          <table:table-cell ns41:value-type="string" table:number-rows-spanned="4" table:style-name="TL RowProperty" table:number-columns-spanned="1" office:value-type="string">
            <text:p>Type Gemeente</text:p>
          </table:table-cell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23"/>
          <table:table-cell ns41:value-type="string" table:number-rows-spanned="1" table:style-name="TL ColHeader" table:number-columns-spanned="34" office:value-type="string">
            <text:p>INDEELING NAAR DE KERKGENOOTSCHAPPEN</text:p>
          </table:table-cell>
          <table:covered-table-cell table:style-name="TL ColHeader" table:number-columns-repeated="32"/>
          <table:covered-table-cell table:style-name="ce50"/>
          <table:table-cell ns41:value-type="string" table:number-rows-spanned="4" table:style-name="ce56" table:number-columns-spanned="1" office:value-type="string">
            <text:p>Telling</text:p>
          </table:table-cell>
          <table:table-cell ns41:value-type="string" table:number-rows-spanned="4" table:style-name="ce64" table:number-columns-spanned="1" office:value-type="string">
            <text:p>Tabel</text:p>
          </table:table-cell>
          <table:table-cell ns41:value-type="string" table:number-rows-spanned="4" table:style-name="ce64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64" table:number-columns-spanned="1" office:value-type="string">
            <text:p>Provincie</text:p>
          </table:table-cell>
          <table:table-cell ns41:value-type="string" table:number-rows-spanned="4" table:style-name="ce71" table:number-columns-spanned="1" office:value-type="string">
            <text:p>Image nr</text:p>
          </table:table-cell>
          <table:table-cell table:style-name="ce77" table:number-columns-repeated="980"/>
        </table:table-row>
        <table:table-row table:style-name="ro2">
          <table:covered-table-cell table:style-name="TL RowProperty" table:number-columns-repeated="3"/>
          <table:table-cell table:style-name="ce23"/>
          <table:table-cell ns41:value-type="string" table:number-rows-spanned="1" table:style-name="TL ColHeader" table:number-columns-spanned="4" office:value-type="string">
            <text:p>Hervormden</text:p>
          </table:table-cell>
          <table:covered-table-cell table:style-name="TL ColHeader" table:number-columns-repeated="3"/>
          <table:table-cell ns41:value-type="string" table:number-rows-spanned="2" table:style-name="TL ColHeader" table:number-columns-spanned="2" office:value-type="string">
            <text:p>Remonstranten</text:p>
          </table:table-cell>
          <table:covered-table-cell table:style-name="ce30"/>
          <table:table-cell ns41:value-type="string" table:number-rows-spanned="2" table:style-name="TL ColHeader" table:number-columns-spanned="2" office:value-type="string">
            <text:p>Christelijk afgescheidenen</text:p>
          </table:table-cell>
          <table:covered-table-cell table:style-name="ce30"/>
          <table:table-cell ns41:value-type="string" table:number-rows-spanned="2" table:style-name="TL ColHeader" table:number-columns-spanned="2" office:value-type="string">
            <text:p>Doopsgezinden</text:p>
          </table:table-cell>
          <table:covered-table-cell table:style-name="ce30"/>
          <table:table-cell ns41:value-type="string" table:number-rows-spanned="2" table:style-name="TL ColHeader" table:number-columns-spanned="2" office:value-type="string">
            <text:p>Evangelisch-Lutherschen</text:p>
          </table:table-cell>
          <table:covered-table-cell table:style-name="ce30"/>
          <table:table-cell ns41:value-type="string" table:number-rows-spanned="2" table:style-name="TL ColHeader" table:number-columns-spanned="2" office:value-type="string">
            <text:p>Herstelde Lutherschen</text:p>
          </table:table-cell>
          <table:covered-table-cell table:style-name="ce30"/>
          <table:table-cell ns41:value-type="string" table:number-rows-spanned="2" table:style-name="TL ColHeader" table:number-columns-spanned="2" office:value-type="string">
            <text:p>Hernhutters</text:p>
          </table:table-cell>
          <table:covered-table-cell table:style-name="ce30"/>
          <table:table-cell ns41:value-type="string" table:number-rows-spanned="2" table:style-name="TL ColHeader" table:number-columns-spanned="2" office:value-type="string">
            <text:p>Anglikaansch-Episcopalen</text:p>
          </table:table-cell>
          <table:covered-table-cell table:style-name="ce30"/>
          <table:table-cell ns41:value-type="string" table:number-rows-spanned="2" table:style-name="TL ColHeader" table:number-columns-spanned="2" office:value-type="string">
            <text:p>Schotse gemeente</text:p>
          </table:table-cell>
          <table:covered-table-cell table:style-name="ce30"/>
          <table:table-cell ns41:value-type="string" table:number-rows-spanned="2" table:style-name="TL ColHeader" table:number-columns-spanned="2" office:value-type="string">
            <text:p>Engelsche Presbyterianen</text:p>
          </table:table-cell>
          <table:covered-table-cell table:style-name="ce30"/>
          <table:table-cell ns41:value-type="string" table:number-rows-spanned="2" table:style-name="TL ColHeader" table:number-columns-spanned="2" office:value-type="string">
            <text:p>Roomsch-Catholijken</text:p>
          </table:table-cell>
          <table:covered-table-cell table:style-name="ce30"/>
          <table:table-cell ns41:value-type="string" table:number-rows-spanned="2" table:style-name="TL ColHeader" table:number-columns-spanned="2" office:value-type="string">
            <text:p>Oud-Roomschen</text:p>
          </table:table-cell>
          <table:covered-table-cell table:style-name="ce30"/>
          <table:table-cell ns41:value-type="string" table:number-rows-spanned="2" table:style-name="TL ColHeader" table:number-columns-spanned="2" office:value-type="string">
            <text:p>Grieken</text:p>
          </table:table-cell>
          <table:covered-table-cell table:style-name="ce30"/>
          <table:table-cell ns41:value-type="string" table:number-rows-spanned="1" table:style-name="TL ColHeader" table:number-columns-spanned="4" office:value-type="string">
            <text:p>Israëliten</text:p>
          </table:table-cell>
          <table:covered-table-cell table:style-name="TL ColHeader" table:number-columns-repeated="3"/>
          <table:table-cell ns41:value-type="string" table:number-rows-spanned="2" table:style-name="TL ColHeader" table:number-columns-spanned="2" office:value-type="string">
            <text:p>Onbekenden, tot geen der genoemde kerkgenootschappen behoorende</text:p>
          </table:table-cell>
          <table:covered-table-cell table:style-name="ce49"/>
          <table:covered-table-cell table:style-name="ce57"/>
          <table:covered-table-cell table:style-name="ce65" table:number-columns-repeated="4"/>
          <table:covered-table-cell table:style-name="ce72"/>
          <table:table-cell table:style-name="ce77" table:number-columns-repeated="980"/>
        </table:table-row>
        <table:table-row table:style-name="ro3">
          <table:covered-table-cell table:style-name="TL RowProperty" table:number-columns-repeated="3"/>
          <table:table-cell table:style-name="ce23"/>
          <table:table-cell ns41:value-type="string" table:number-rows-spanned="1" table:style-name="TL ColHeader" table:number-columns-spanned="2" office:value-type="string">
            <text:p>Nederduitsch Hervormd</text:p>
          </table:table-cell>
          <table:covered-table-cell table:style-name="ce30"/>
          <table:table-cell ns41:value-type="string" table:number-rows-spanned="1" table:style-name="TL ColHeader" table:number-columns-spanned="2" office:value-type="string">
            <text:p>Waalsch Hervormd</text:p>
          </table:table-cell>
          <table:covered-table-cell table:style-name="TL ColHeader" table:number-columns-repeated="25"/>
          <table:table-cell ns41:value-type="string" table:number-rows-spanned="1" table:style-name="TL ColHeader" table:number-columns-spanned="2" office:value-type="string">
            <text:p>Nederduitsche </text:p>
          </table:table-cell>
          <table:covered-table-cell table:style-name="ce30"/>
          <table:table-cell ns41:value-type="string" table:number-rows-spanned="1" table:style-name="TL ColHeader" table:number-columns-spanned="2" office:value-type="string">
            <text:p>Portugesche</text:p>
          </table:table-cell>
          <table:covered-table-cell table:style-name="TL ColHeader" table:number-columns-repeated="2"/>
          <table:covered-table-cell table:style-name="ce49"/>
          <table:covered-table-cell table:style-name="ce57"/>
          <table:covered-table-cell table:style-name="ce65" table:number-columns-repeated="4"/>
          <table:covered-table-cell table:style-name="ce72"/>
          <table:table-cell table:style-name="ce77" table:number-columns-repeated="980"/>
        </table:table-row>
        <table:table-row table:style-name="ro4">
          <table:covered-table-cell table:style-name="TL RowProperty" table:number-columns-repeated="3"/>
          <table:table-cell table:style-name="ce23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covered-table-cell table:style-name="ce58"/>
          <table:covered-table-cell table:style-name="ce66" table:number-columns-repeated="4"/>
          <table:covered-table-cell table:style-name="ce73"/>
          <table:table-cell table:style-name="ce77" table:number-columns-repeated="980"/>
        </table:table-row>
        <table:table-row table:style-name="ro1">
          <table:table-cell table:number-columns-repeated="38"/>
          <table:table-cell table:style-name="ce59" table:number-columns-repeated="6"/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Breda</text:p>
          </table:table-cell>
          <table:table-cell/>
          <table:table-cell ns41:value-type="float" table:style-name="TL Data" office:value="1572" office:value-type="float">
            <text:p>1572</text:p>
          </table:table-cell>
          <table:table-cell ns41:value-type="float" table:style-name="TL Data" office:value="1198" office:value-type="float">
            <text:p>119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5266" office:value-type="float">
            <text:p>5266</text:p>
          </table:table-cell>
          <table:table-cell ns41:value-type="float" table:style-name="TL Data" office:value="6282" office:value-type="float">
            <text:p>628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05" office:value-type="float">
            <text:p>105</text:p>
          </table:table-cell>
          <table:table-cell table:style-name="TL Data" table:number-columns-repeated="2"/>
          <table:table-cell ns41:value-type="float" office:value="10" table:style-name="TL Data" table:number-columns-repeated="2" office:value-type="float">
            <text:p>10</text:p>
          </table:table-cell>
          <table:table-cell table:style-name="ce60"/>
          <table:table-cell table:style-name="ce67" table:number-columns-repeated="4"/>
          <table:table-cell ns41:value-type="string" table:style-name="ce74" office:value-type="string">
            <text:p>37025602820100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's Hertogenbosch</text:p>
          </table:table-cell>
          <table:table-cell/>
          <table:table-cell ns41:value-type="float" table:style-name="TL Data" office:value="1833" office:value-type="float">
            <text:p>1833</text:p>
          </table:table-cell>
          <table:table-cell ns41:value-type="float" table:style-name="TL Data" office:value="1354" office:value-type="float">
            <text:p>135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77" office:value-type="float">
            <text:p>77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046" office:value-type="float">
            <text:p>9046</text:p>
          </table:table-cell>
          <table:table-cell ns41:value-type="float" table:style-name="TL Data" office:value="10310" office:value-type="float">
            <text:p>103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89" office:value-type="float">
            <text:p>18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0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Tilburg</text:p>
          </table:table-cell>
          <table:table-cell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532" office:value-type="float">
            <text:p>7532</text:p>
          </table:table-cell>
          <table:table-cell ns41:value-type="float" table:style-name="TL Data" office:value="8047" office:value-type="float">
            <text:p>8047</text:p>
          </table:table-cell>
          <table:table-cell table:style-name="TL Data" table:number-columns-repeated="4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0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3503" office:value-type="float">
            <text:p>3503</text:p>
          </table:table-cell>
          <table:table-cell ns41:value-type="float" table:style-name="TL Data" office:value="2626" office:value-type="float">
            <text:p>262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1844" office:value-type="float">
            <text:p>21844</text:p>
          </table:table-cell>
          <table:table-cell ns41:value-type="float" table:style-name="TL Data" office:value="24639" office:value-type="float">
            <text:p>2463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340" office:value-type="float">
            <text:p>340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0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alst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07" office:value-type="float">
            <text:p>30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0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arle Rixtel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0"/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733" office:value-type="float">
            <text:p>733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0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lem, c. a.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0"/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514" office:value-type="float">
            <text:p>514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0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lmkerk, c. a.</text:p>
          </table:table-cell>
          <table:table-cell/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553" office:value-type="float">
            <text:p>553</text:p>
          </table:table-cell>
          <table:table-cell table:style-name="TL Data" table:number-columns-repeated="4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72" office:value-type="float">
            <text:p>172</text:p>
          </table:table-cell>
          <table:table-cell table:style-name="TL Data" table:number-columns-repeated="14"/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0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lphen en Riel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886" office:value-type="float">
            <text:p>88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0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ndel</text:p>
          </table:table-cell>
          <table:table-cell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06" office:value-type="float">
            <text:p>306</text:p>
          </table:table-cell>
          <table:table-cell table:style-name="TL Data" table:number-columns-repeated="4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1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sten</text:p>
          </table:table-cell>
          <table:table-cell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1468" office:value-type="float">
            <text:p>1468</text:p>
          </table:table-cell>
          <table:table-cell ns41:value-type="float" table:style-name="TL Data" office:value="1491" office:value-type="float">
            <text:p>149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1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aardwijk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0"/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578" office:value-type="float">
            <text:p>57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1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aarle-Nassau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 table:number-columns-repeated="21"/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993" office:value-type="float">
            <text:p>99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1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akel, c. a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0"/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828" office:value-type="float">
            <text:p>82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1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ek en Donk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675" office:value-type="float">
            <text:p>67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1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er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56" office:value-type="float">
            <text:p>35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1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rchem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1031" office:value-type="float">
            <text:p>1031</text:p>
          </table:table-cell>
          <table:table-cell ns41:value-type="float" table:style-name="TL Data" office:value="965" office:value-type="float">
            <text:p>965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1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rgen op Zoom</text:p>
          </table:table-cell>
          <table:table-cell/>
          <table:table-cell ns41:value-type="float" table:style-name="TL Data" office:value="1104" office:value-type="float">
            <text:p>1104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263" office:value-type="float">
            <text:p>3263</text:p>
          </table:table-cell>
          <table:table-cell ns41:value-type="float" table:style-name="TL Data" office:value="3447" office:value-type="float">
            <text:p>344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1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rgeijk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0"/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852" office:value-type="float">
            <text:p>85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1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rkel, c. a.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506" office:value-type="float">
            <text:p>50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2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rlicum, c. a.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199" office:value-type="float">
            <text:p>1199</text:p>
          </table:table-cell>
          <table:table-cell ns41:value-type="float" table:style-name="TL Data" office:value="1188" office:value-type="float">
            <text:p>1188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2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soijen</text:p>
          </table:table-cell>
          <table:table-cell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43" office:value-type="float">
            <text:p>143</text:p>
          </table:table-cell>
          <table:table-cell table:style-name="TL Data" table:number-columns-repeated="20"/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2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st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1012" office:value-type="float">
            <text:p>1012</text:p>
          </table:table-cell>
          <table:table-cell ns41:value-type="float" table:style-name="TL Data" office:value="945" office:value-type="float">
            <text:p>94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2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ugen, c. a.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733" office:value-type="float">
            <text:p>73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2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ladel, c. a.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20"/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600" office:value-type="float">
            <text:p>600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2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oekel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1205" office:value-type="float">
            <text:p>1205</text:p>
          </table:table-cell>
          <table:table-cell ns41:value-type="float" table:style-name="TL Data" office:value="1108" office:value-type="float">
            <text:p>110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2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okhov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00" office:value-type="float">
            <text:p>10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2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orkel en Schaf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47" office:value-type="float">
            <text:p>24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2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oxmeer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0"/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1120" office:value-type="float">
            <text:p>1120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2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oxtel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2055" office:value-type="float">
            <text:p>2055</text:p>
          </table:table-cell>
          <table:table-cell ns41:value-type="float" table:style-name="TL Data" office:value="2059" office:value-type="float">
            <text:p>2059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3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udel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0"/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1013" office:value-type="float">
            <text:p>101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3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Capelle</text:p>
          </table:table-cell>
          <table:table-cell/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866" office:value-type="float">
            <text:p>866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13" office:value-type="float">
            <text:p>113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3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Chaam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616" office:value-type="float">
            <text:p>61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3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Cromvoirt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41" office:value-type="float">
            <text:p>24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3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Cuijk, c. a.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1010" office:value-type="float">
            <text:p>1010</text:p>
          </table:table-cell>
          <table:table-cell ns41:value-type="float" table:style-name="TL Data" office:value="1058" office:value-type="float">
            <text:p>1058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3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eurne, c. a.</text:p>
          </table:table-cell>
          <table:table-cell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0"/>
          <table:table-cell ns41:value-type="float" table:style-name="TL Data" office:value="1956" office:value-type="float">
            <text:p>1956</text:p>
          </table:table-cell>
          <table:table-cell ns41:value-type="float" table:style-name="TL Data" office:value="1870" office:value-type="float">
            <text:p>187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3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eursen, c. a.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49" office:value-type="float">
            <text:p>24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3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ieden, c. a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0"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73" office:value-type="float">
            <text:p>27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3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iess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464" office:value-type="float">
            <text:p>46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3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inteloord, c. a.</text:p>
          </table:table-cell>
          <table:table-cell/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666" office:value-type="float">
            <text:p>666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440" office:value-type="float">
            <text:p>44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4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inther</text:p>
          </table:table-cell>
          <table:table-cell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0"/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780" office:value-type="float">
            <text:p>780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4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ommelen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79" office:value-type="float">
            <text:p>17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4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ongen</text:p>
          </table:table-cell>
          <table:table-cell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4"/>
          <table:table-cell ns41:value-type="float" table:style-name="TL Data" office:value="1725" office:value-type="float">
            <text:p>1725</text:p>
          </table:table-cell>
          <table:table-cell ns41:value-type="float" table:style-name="TL Data" office:value="1742" office:value-type="float">
            <text:p>1742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4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rongelen, c. a.</text:p>
          </table:table-cell>
          <table:table-cell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80" office:value-type="float">
            <text:p>180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4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runen</text:p>
          </table:table-cell>
          <table:table-cell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250" office:value-type="float">
            <text:p>1250</text:p>
          </table:table-cell>
          <table:table-cell ns41:value-type="float" table:style-name="TL Data" office:value="1134" office:value-type="float">
            <text:p>113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4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uizel, c. a.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07" office:value-type="float">
            <text:p>30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0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ungen (den)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664" office:value-type="float">
            <text:p>66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0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ussen, c. a.</text:p>
          </table:table-cell>
          <table:table-cell/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90" office:value-type="float">
            <text:p>290</text:p>
          </table:table-cell>
          <table:table-cell table:style-name="TL Data" table:number-columns-repeated="4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 table:number-columns-repeated="14"/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721" office:value-type="float">
            <text:p>72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0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ersel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0"/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531" office:value-type="float">
            <text:p>53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0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indhoven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1" office:value-type="float">
            <text:p>3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1403" office:value-type="float">
            <text:p>1403</text:p>
          </table:table-cell>
          <table:table-cell ns41:value-type="float" table:style-name="TL Data" office:value="1609" office:value-type="float">
            <text:p>1609</text:p>
          </table:table-cell>
          <table:table-cell table:style-name="TL Data" table:number-columns-repeated="4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0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mmikhoven, c. a.</text:p>
          </table:table-cell>
          <table:table-cell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94" office:value-type="float">
            <text:p>294</text:p>
          </table:table-cell>
          <table:table-cell table:style-name="TL Data" table:number-columns-repeated="4"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74" office:value-type="float">
            <text:p>27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0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mpel, c. a.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60" office:value-type="float">
            <text:p>26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0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ngelen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21" office:value-type="float">
            <text:p>22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0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rp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ns41:value-type="float" table:style-name="TL Data" office:value="1030" office:value-type="float">
            <text:p>1030</text:p>
          </table:table-cell>
          <table:table-cell ns41:value-type="float" table:style-name="TL Data" office:value="1042" office:value-type="float">
            <text:p>1042</text:p>
          </table:table-cell>
          <table:table-cell table:style-name="TL Data" table:number-columns-repeated="4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0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sch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11" office:value-type="float">
            <text:p>21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1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scharen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404" office:value-type="float">
            <text:p>40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1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tten en Leur</text:p>
          </table:table-cell>
          <table:table-cell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66" office:value-type="float">
            <text:p>16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2586" office:value-type="float">
            <text:p>2586</text:p>
          </table:table-cell>
          <table:table-cell ns41:value-type="float" table:style-name="TL Data" office:value="2707" office:value-type="float">
            <text:p>2707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1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Fijnaart, c. a.</text:p>
          </table:table-cell>
          <table:table-cell/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1037" office:value-type="float">
            <text:p>1037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4"/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480" office:value-type="float">
            <text:p>480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1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asse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90" office:value-type="float">
            <text:p>29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1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eertruidenberg</text:p>
          </table:table-cell>
          <table:table-cell/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32" office:value-type="float">
            <text:p>23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619" office:value-type="float">
            <text:p>619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1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eff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595" office:value-type="float">
            <text:p>595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1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eldrop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883" office:value-type="float">
            <text:p>883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1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emer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ns41:value-type="float" table:style-name="TL Data" office:value="2366" office:value-type="float">
            <text:p>2366</text:p>
          </table:table-cell>
          <table:table-cell ns41:value-type="float" table:style-name="TL Data" office:value="2369" office:value-type="float">
            <text:p>236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1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estel, c. a.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704" office:value-type="float">
            <text:p>70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1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iessen</text:p>
          </table:table-cell>
          <table:table-cell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73" office:value-type="float">
            <text:p>173</text:p>
          </table:table-cell>
          <table:table-cell table:style-name="TL Data" table:number-columns-repeated="4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1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2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ilze en Rijen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0"/>
          <table:table-cell ns41:value-type="float" table:style-name="TL Data" office:value="1378" office:value-type="float">
            <text:p>1378</text:p>
          </table:table-cell>
          <table:table-cell ns41:value-type="float" table:style-name="TL Data" office:value="1319" office:value-type="float">
            <text:p>131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2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inneken, c. a.</text:p>
          </table:table-cell>
          <table:table-cell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778" office:value-type="float">
            <text:p>1778</text:p>
          </table:table-cell>
          <table:table-cell ns41:value-type="float" table:style-name="TL Data" office:value="1799" office:value-type="float">
            <text:p>179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2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oirle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0"/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582" office:value-type="float">
            <text:p>58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2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rave</text:p>
          </table:table-cell>
          <table:table-cell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10"/>
          <table:table-cell ns41:value-type="float" table:style-name="TL Data" office:value="1228" office:value-type="float">
            <text:p>1228</text:p>
          </table:table-cell>
          <table:table-cell ns41:value-type="float" table:style-name="TL Data" office:value="1349" office:value-type="float">
            <text:p>134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2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's Gravemoer</text:p>
          </table:table-cell>
          <table:table-cell/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429" office:value-type="float">
            <text:p>429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2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aaren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750" office:value-type="float">
            <text:p>75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2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alster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0"/>
          <table:table-cell ns41:value-type="float" table:style-name="TL Data" office:value="1199" office:value-type="float">
            <text:p>1199</text:p>
          </table:table-cell>
          <table:table-cell ns41:value-type="float" table:style-name="TL Data" office:value="1157" office:value-type="float">
            <text:p>1157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2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aps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333" office:value-type="float">
            <text:p>33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2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dikhuizen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0"/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482" office:value-type="float">
            <text:p>48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2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esbeen, c. a.</text:p>
          </table:table-cell>
          <table:table-cell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47" office:value-type="float">
            <text:p>247</text:p>
          </table:table-cell>
          <table:table-cell table:style-name="TL Data" table:number-columns-repeated="4"/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99" office:value-type="float">
            <text:p>19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3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esch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21"/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987" office:value-type="float">
            <text:p>987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3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eswij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450" office:value-type="float">
            <text:p>45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3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eze</text:p>
          </table:table-cell>
          <table:table-cell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913" office:value-type="float">
            <text:p>91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3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lmond</text:p>
          </table:table-cell>
          <table:table-cell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office:value="8" table:style-name="TL Data" table:number-columns-repeated="2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673" office:value-type="float">
            <text:p>2673</text:p>
          </table:table-cell>
          <table:table-cell ns41:value-type="float" table:style-name="TL Data" office:value="2934" office:value-type="float">
            <text:p>293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3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lvoirt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695" office:value-type="float">
            <text:p>69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3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rp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737" office:value-type="float">
            <text:p>73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3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rpt, c. a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0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10" office:value-type="float">
            <text:p>21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3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usden</text:p>
          </table:table-cell>
          <table:table-cell/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10"/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664" office:value-type="float">
            <text:p>664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3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ilvarenbeek</text:p>
          </table:table-cell>
          <table:table-cell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136" office:value-type="float">
            <text:p>1136</text:p>
          </table:table-cell>
          <table:table-cell ns41:value-type="float" table:style-name="TL Data" office:value="1171" office:value-type="float">
            <text:p>117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3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oeven, c. a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0"/>
          <table:table-cell ns41:value-type="float" table:style-name="TL Data" office:value="966" office:value-type="float">
            <text:p>966</text:p>
          </table:table-cell>
          <table:table-cell ns41:value-type="float" table:style-name="TL Data" office:value="908" office:value-type="float">
            <text:p>90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4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oogeloon, c. a.</text:p>
          </table:table-cell>
          <table:table-cell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0"/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696" office:value-type="float">
            <text:p>69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4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ooge- en Lagemierde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660" office:value-type="float">
            <text:p>66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4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uijbergen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233" office:value-type="float">
            <text:p>23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4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uisseling, c. a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59" office:value-type="float">
            <text:p>35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4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Klundert</text:p>
          </table:table-cell>
          <table:table-cell/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896" office:value-type="float">
            <text:p>89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568" office:value-type="float">
            <text:p>568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4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eend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686" office:value-type="float">
            <text:p>68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4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iempde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664" office:value-type="float">
            <text:p>66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4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ierop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463" office:value-type="float">
            <text:p>46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4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ieshout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0"/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587" office:value-type="float">
            <text:p>58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4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ind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26" office:value-type="float">
            <text:p>22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5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ith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0"/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568" office:value-type="float">
            <text:p>568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5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ithoijen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0"/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21" office:value-type="float">
            <text:p>32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5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oon op Zand</text:p>
          </table:table-cell>
          <table:table-cell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41" office:value-type="float">
            <text:p>241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572" office:value-type="float">
            <text:p>2572</text:p>
          </table:table-cell>
          <table:table-cell ns41:value-type="float" table:style-name="TL Data" office:value="2435" office:value-type="float">
            <text:p>243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5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uijksgestel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418" office:value-type="float">
            <text:p>41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0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aarheez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0"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97" office:value-type="float">
            <text:p>29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0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aashees, c. a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601" office:value-type="float">
            <text:p>60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0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ade, c. a.</text:p>
          </table:table-cell>
          <table:table-cell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32" office:value-type="float">
            <text:p>232</text:p>
          </table:table-cell>
          <table:table-cell table:style-name="TL Data" table:number-columns-repeated="20"/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912" office:value-type="float">
            <text:p>91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0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eeuwen, c. a.</text:p>
          </table:table-cell>
          <table:table-cell/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55" office:value-type="float">
            <text:p>255</text:p>
          </table:table-cell>
          <table:table-cell table:style-name="TL Data" table:number-columns-repeated="4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14"/>
          <table:table-cell ns41:value-type="float" office:value="54" table:style-name="TL Data" table:number-columns-repeated="2" office:value-type="float">
            <text:p>54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0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egen, c. a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915" office:value-type="float">
            <text:p>91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0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t. Michielsgestel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1758" office:value-type="float">
            <text:p>1758</text:p>
          </table:table-cell>
          <table:table-cell ns41:value-type="float" table:style-name="TL Data" office:value="1369" office:value-type="float">
            <text:p>1369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0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ierlo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0"/>
          <table:table-cell ns41:value-type="float" table:style-name="TL Data" office:value="1204" office:value-type="float">
            <text:p>1204</text:p>
          </table:table-cell>
          <table:table-cell ns41:value-type="float" table:style-name="TL Data" office:value="1163" office:value-type="float">
            <text:p>116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0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ill, c. a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ns41:value-type="float" table:style-name="TL Data" office:value="1048" office:value-type="float">
            <text:p>1048</text:p>
          </table:table-cell>
          <table:table-cell ns41:value-type="float" table:style-name="TL Data" office:value="1081" office:value-type="float">
            <text:p>108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0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oergestel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621" office:value-type="float">
            <text:p>62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1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ieuwkuik, c. a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0"/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579" office:value-type="float">
            <text:p>57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1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ieuwvosmeer</text:p>
          </table:table-cell>
          <table:table-cell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0"/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472" office:value-type="float">
            <text:p>47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1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istelrode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1128" office:value-type="float">
            <text:p>1128</text:p>
          </table:table-cell>
          <table:table-cell ns41:value-type="float" table:style-name="TL Data" office:value="1075" office:value-type="float">
            <text:p>107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1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uland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448" office:value-type="float">
            <text:p>44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1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uenen, c. a.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20"/>
          <table:table-cell ns41:value-type="float" table:style-name="TL Data" office:value="1225" office:value-type="float">
            <text:p>1225</text:p>
          </table:table-cell>
          <table:table-cell ns41:value-type="float" table:style-name="TL Data" office:value="1217" office:value-type="float">
            <text:p>121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1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t. Oedenrode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2098" office:value-type="float">
            <text:p>2098</text:p>
          </table:table-cell>
          <table:table-cell ns41:value-type="float" table:style-name="TL Data" office:value="2141" office:value-type="float">
            <text:p>2141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1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effelt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21"/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489" office:value-type="float">
            <text:p>489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1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erle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312" office:value-type="float">
            <text:p>31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1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ijen, c. a.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0"/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94" office:value-type="float">
            <text:p>39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1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irschot</text:p>
          </table:table-cell>
          <table:table-cell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828" office:value-type="float">
            <text:p>1828</text:p>
          </table:table-cell>
          <table:table-cell ns41:value-type="float" table:style-name="TL Data" office:value="1959" office:value-type="float">
            <text:p>1959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2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isterwijk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984" office:value-type="float">
            <text:p>984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2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ostelbeers, c. a.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470" office:value-type="float">
            <text:p>47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2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osterhout</text:p>
          </table:table-cell>
          <table:table-cell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77" office:value-type="float">
            <text:p>17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0"/>
          <table:table-cell ns41:value-type="float" table:style-name="TL Data" office:value="4014" office:value-type="float">
            <text:p>4014</text:p>
          </table:table-cell>
          <table:table-cell ns41:value-type="float" table:style-name="TL Data" office:value="4197" office:value-type="float">
            <text:p>4197</text:p>
          </table:table-cell>
          <table:table-cell table:style-name="TL Data" table:number-columns-repeated="4"/>
          <table:table-cell ns41:value-type="float" office:value="19" table:style-name="TL Data" table:number-columns-repeated="2" office:value-type="float">
            <text:p>19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2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ploo, c. a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852" office:value-type="float">
            <text:p>85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2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ss</text:p>
          </table:table-cell>
          <table:table-cell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20"/>
          <table:table-cell ns41:value-type="float" table:style-name="TL Data" office:value="1968" office:value-type="float">
            <text:p>1968</text:p>
          </table:table-cell>
          <table:table-cell ns41:value-type="float" table:style-name="TL Data" office:value="2119" office:value-type="float">
            <text:p>2119</text:p>
          </table:table-cell>
          <table:table-cell table:style-name="TL Data" table:number-columns-repeated="4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2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ssendrecht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0"/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768" office:value-type="float">
            <text:p>76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2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ud- en Nieuw-Gastel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0"/>
          <table:table-cell ns41:value-type="float" table:style-name="TL Data" office:value="1558" office:value-type="float">
            <text:p>1558</text:p>
          </table:table-cell>
          <table:table-cell ns41:value-type="float" table:style-name="TL Data" office:value="1619" office:value-type="float">
            <text:p>161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2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udenbosch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20"/>
          <table:table-cell ns41:value-type="float" table:style-name="TL Data" office:value="1624" office:value-type="float">
            <text:p>1624</text:p>
          </table:table-cell>
          <table:table-cell ns41:value-type="float" table:style-name="TL Data" office:value="1478" office:value-type="float">
            <text:p>1478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2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udheusden, c. a.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56" office:value-type="float">
            <text:p>35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2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Princenhage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671" office:value-type="float">
            <text:p>2671</text:p>
          </table:table-cell>
          <table:table-cell ns41:value-type="float" table:style-name="TL Data" office:value="2803" office:value-type="float">
            <text:p>2803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3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Putte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0"/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413" office:value-type="float">
            <text:p>41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3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aamsdonk</text:p>
          </table:table-cell>
          <table:table-cell/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ns41:value-type="float" table:style-name="TL Data" office:value="1248" office:value-type="float">
            <text:p>1248</text:p>
          </table:table-cell>
          <table:table-cell ns41:value-type="float" table:style-name="TL Data" office:value="1246" office:value-type="float">
            <text:p>1246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3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avenstein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433" office:value-type="float">
            <text:p>433</text:p>
          </table:table-cell>
          <table:table-cell table:style-name="TL Data" table:number-columns-repeated="4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3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ee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461" office:value-type="float">
            <text:p>46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3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eusel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0"/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455" office:value-type="float">
            <text:p>455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3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iethoven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31" office:value-type="float">
            <text:p>33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3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osendaal, c. a.</text:p>
          </table:table-cell>
          <table:table-cell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ns41:value-type="float" table:style-name="TL Data" office:value="3123" office:value-type="float">
            <text:p>3123</text:p>
          </table:table-cell>
          <table:table-cell ns41:value-type="float" table:style-name="TL Data" office:value="3650" office:value-type="float">
            <text:p>3650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3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osmalen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1020" office:value-type="float">
            <text:p>102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3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ucph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0"/>
          <table:table-cell ns41:value-type="float" table:style-name="TL Data" office:value="1827" office:value-type="float">
            <text:p>1827</text:p>
          </table:table-cell>
          <table:table-cell ns41:value-type="float" table:style-name="TL Data" office:value="1760" office:value-type="float">
            <text:p>1760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3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ijsbergen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0"/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767" office:value-type="float">
            <text:p>767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4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ijswijk</text:p>
          </table:table-cell>
          <table:table-cell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45" office:value-type="float">
            <text:p>145</text:p>
          </table:table-cell>
          <table:table-cell table:style-name="TL Data" table:number-columns-repeated="4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4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ambeek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0"/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701" office:value-type="float">
            <text:p>70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4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chaijk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751" office:value-type="float">
            <text:p>75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4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chijndel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328" office:value-type="float">
            <text:p>2328</text:p>
          </table:table-cell>
          <table:table-cell ns41:value-type="float" table:style-name="TL Data" office:value="2352" office:value-type="float">
            <text:p>2352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4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oerendonk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0"/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04" office:value-type="float">
            <text:p>40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4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omeren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0"/>
          <table:table-cell ns41:value-type="float" table:style-name="TL Data" office:value="1535" office:value-type="float">
            <text:p>1535</text:p>
          </table:table-cell>
          <table:table-cell ns41:value-type="float" table:style-name="TL Data" office:value="1522" office:value-type="float">
            <text:p>152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4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on, c. a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789" office:value-type="float">
            <text:p>78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4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prang</text:p>
          </table:table-cell>
          <table:table-cell/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598" office:value-type="float">
            <text:p>598</text:p>
          </table:table-cell>
          <table:table-cell table:style-name="TL Data" table:number-columns-repeated="4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47" office:value-type="float">
            <text:p>147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4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tanddaarbuiten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0"/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540" office:value-type="float">
            <text:p>54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4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teenbergen, c. a.</text:p>
          </table:table-cell>
          <table:table-cell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53" office:value-type="float">
            <text:p>25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802" office:value-type="float">
            <text:p>2802</text:p>
          </table:table-cell>
          <table:table-cell ns41:value-type="float" table:style-name="TL Data" office:value="2944" office:value-type="float">
            <text:p>2944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5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tiphou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303" office:value-type="float">
            <text:p>30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5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tratum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722" office:value-type="float">
            <text:p>722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5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trijp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21" office:value-type="float">
            <text:p>52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5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Terheijden</text:p>
          </table:table-cell>
          <table:table-cell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27" office:value-type="float">
            <text:p>127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234" office:value-type="float">
            <text:p>1234</text:p>
          </table:table-cell>
          <table:table-cell ns41:value-type="float" table:style-name="TL Data" office:value="1270" office:value-type="float">
            <text:p>1270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0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Teteringen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0"/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549" office:value-type="float">
            <text:p>54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0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Tongelr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83" office:value-type="float">
            <text:p>38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0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Uden</text:p>
          </table:table-cell>
          <table:table-cell/>
          <table:table-cell table:style-name="TL Data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615" office:value-type="float">
            <text:p>2615</text:p>
          </table:table-cell>
          <table:table-cell ns41:value-type="float" table:style-name="TL Data" office:value="2884" office:value-type="float">
            <text:p>2884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0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Udenhou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977" office:value-type="float">
            <text:p>977</text:p>
          </table:table-cell>
          <table:table-cell ns41:value-type="float" table:style-name="TL Data" office:value="933" office:value-type="float">
            <text:p>93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0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alkenswaard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0"/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539" office:value-type="float">
            <text:p>53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0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een</text:p>
          </table:table-cell>
          <table:table-cell/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394" office:value-type="float">
            <text:p>394</text:p>
          </table:table-cell>
          <table:table-cell table:style-name="TL Data" table:number-columns-repeated="4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0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eghel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177" office:value-type="float">
            <text:p>2177</text:p>
          </table:table-cell>
          <table:table-cell ns41:value-type="float" table:style-name="TL Data" office:value="2112" office:value-type="float">
            <text:p>2112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0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eldhoven, c. a.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0"/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586" office:value-type="float">
            <text:p>58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0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elp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0"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25" office:value-type="float">
            <text:p>22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1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essem, c. a.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581" office:value-type="float">
            <text:p>58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1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ierlingsbeek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680" office:value-type="float">
            <text:p>680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1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lierden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0"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99" office:value-type="float">
            <text:p>29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1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lijmen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446" office:value-type="float">
            <text:p>1446</text:p>
          </table:table-cell>
          <table:table-cell ns41:value-type="float" table:style-name="TL Data" office:value="1371" office:value-type="float">
            <text:p>137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1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rijhoeve Capelle</text:p>
          </table:table-cell>
          <table:table-cell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44" office:value-type="float">
            <text:p>144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1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1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ught</text:p>
          </table:table-cell>
          <table:table-cell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211" office:value-type="float">
            <text:p>1211</text:p>
          </table:table-cell>
          <table:table-cell ns41:value-type="float" table:style-name="TL Data" office:value="1187" office:value-type="float">
            <text:p>118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1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aalr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416" office:value-type="float">
            <text:p>416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1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aalwijk</text:p>
          </table:table-cell>
          <table:table-cell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47" office:value-type="float">
            <text:p>14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1467" office:value-type="float">
            <text:p>1467</text:p>
          </table:table-cell>
          <table:table-cell ns41:value-type="float" table:style-name="TL Data" office:value="1513" office:value-type="float">
            <text:p>1513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1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anrooij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470" office:value-type="float">
            <text:p>47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1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aspik</text:p>
          </table:table-cell>
          <table:table-cell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92" office:value-type="float">
            <text:p>192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1021" office:value-type="float">
            <text:p>1021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2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erken, c. a.</text:p>
          </table:table-cell>
          <table:table-cell/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642" office:value-type="float">
            <text:p>642</text:p>
          </table:table-cell>
          <table:table-cell table:style-name="TL Data" table:number-columns-repeated="4"/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97" office:value-type="float">
            <text:p>297</text:p>
          </table:table-cell>
          <table:table-cell table:style-name="TL Data" table:number-columns-repeated="1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2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erkendam</text:p>
          </table:table-cell>
          <table:table-cell/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729" office:value-type="float">
            <text:p>729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2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esterhov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21"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78" office:value-type="float">
            <text:p>27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2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illemstad</text:p>
          </table:table-cell>
          <table:table-cell/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9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2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oensdrecht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0"/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858" office:value-type="float">
            <text:p>858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2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oensel, c. a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table:style-name="TL Data" office:value="1593" office:value-type="float">
            <text:p>1593</text:p>
          </table:table-cell>
          <table:table-cell ns41:value-type="float" table:style-name="TL Data" office:value="1510" office:value-type="float">
            <text:p>1510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2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oudrichem, c. a.</text:p>
          </table:table-cell>
          <table:table-cell/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718" office:value-type="float">
            <text:p>718</text:p>
          </table:table-cell>
          <table:table-cell table:style-name="TL Data" table:number-columns-repeated="4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2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ouw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0"/>
          <table:table-cell ns41:value-type="float" table:style-name="TL Data" office:value="1538" office:value-type="float">
            <text:p>1538</text:p>
          </table:table-cell>
          <table:table-cell ns41:value-type="float" table:style-name="TL Data" office:value="1574" office:value-type="float">
            <text:p>1574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2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ijk, c. a.</text:p>
          </table:table-cell>
          <table:table-cell/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854" office:value-type="float">
            <text:p>85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2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eeland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862" office:value-type="float">
            <text:p>86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3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eels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0"/>
          <table:table-cell ns41:value-type="float" office:value="674" table:style-name="TL Data" table:number-columns-repeated="2" office:value-type="float">
            <text:p>67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3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es gehuchten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481" office:value-type="float">
            <text:p>48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3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evenbergen</text:p>
          </table:table-cell>
          <table:table-cell/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569" office:value-type="float">
            <text:p>56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2000" office:value-type="float">
            <text:p>2000</text:p>
          </table:table-cell>
          <table:table-cell ns41:value-type="float" table:style-name="TL Data" office:value="2091" office:value-type="float">
            <text:p>209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3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undert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953" office:value-type="float">
            <text:p>1953</text:p>
          </table:table-cell>
          <table:table-cell ns41:value-type="float" table:style-name="TL Data" office:value="1974" office:value-type="float">
            <text:p>197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3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waluwe</text:p>
          </table:table-cell>
          <table:table-cell/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746" office:value-type="float">
            <text:p>746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1024" office:value-type="float">
            <text:p>1024</text:p>
          </table:table-cell>
          <table:table-cell ns41:value-type="float" table:style-name="TL Data" office:value="971" office:value-type="float">
            <text:p>97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3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TOTAAL DER GEMEENTEN BEN. DE 10000 ZIELEN</text:p>
          </table:table-cell>
          <table:table-cell/>
          <table:table-cell ns41:value-type="float" table:style-name="TL Data" office:value="18657" office:value-type="float">
            <text:p>18657</text:p>
          </table:table-cell>
          <table:table-cell ns41:value-type="float" table:style-name="TL Data" office:value="18789" office:value-type="float">
            <text:p>1878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44" office:value-type="float">
            <text:p>1644</text:p>
          </table:table-cell>
          <table:table-cell ns41:value-type="float" table:style-name="TL Data" office:value="1592" office:value-type="float">
            <text:p>159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55041" office:value-type="float">
            <text:p>155041</text:p>
          </table:table-cell>
          <table:table-cell ns41:value-type="float" table:style-name="TL Data" office:value="155269" office:value-type="float">
            <text:p>15526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3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BRABANT.</text:p>
          </table:table-cell>
          <table:table-cell table:style-name="TL RowHeader"/>
          <table:table-cell ns41:value-type="string" table:style-name="TL RowHeader" office:value-type="string">
            <text:p>TOTAAL DER PROVINCIE</text:p>
          </table:table-cell>
          <table:table-cell/>
          <table:table-cell ns41:value-type="float" table:style-name="TL Data" office:value="22160" office:value-type="float">
            <text:p>22160</text:p>
          </table:table-cell>
          <table:table-cell ns41:value-type="float" table:style-name="TL Data" office:value="21415" office:value-type="float">
            <text:p>21415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90" office:value-type="float">
            <text:p>1690</text:p>
          </table:table-cell>
          <table:table-cell ns41:value-type="float" table:style-name="TL Data" office:value="1643" office:value-type="float">
            <text:p>164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6885" office:value-type="float">
            <text:p>176885</text:p>
          </table:table-cell>
          <table:table-cell ns41:value-type="float" table:style-name="TL Data" office:value="179908" office:value-type="float">
            <text:p>17990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024" office:value-type="float">
            <text:p>1024</text:p>
          </table:table-cell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" office:value-type="float">
            <text:p>1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3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Apeldoorn</text:p>
          </table:table-cell>
          <table:table-cell/>
          <table:table-cell ns41:value-type="float" table:style-name="TL Data" office:value="4647" office:value-type="float">
            <text:p>4647</text:p>
          </table:table-cell>
          <table:table-cell ns41:value-type="float" table:style-name="TL Data" office:value="4435" office:value-type="float">
            <text:p>443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800" office:value-type="float">
            <text:p>800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0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Arnhem</text:p>
          </table:table-cell>
          <table:table-cell/>
          <table:table-cell ns41:value-type="float" table:style-name="TL Data" office:value="5779" office:value-type="float">
            <text:p>5779</text:p>
          </table:table-cell>
          <table:table-cell ns41:value-type="float" table:style-name="TL Data" office:value="6451" office:value-type="float">
            <text:p>645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013" office:value-type="float">
            <text:p>5013</text:p>
          </table:table-cell>
          <table:table-cell ns41:value-type="float" table:style-name="TL Data" office:value="5607" office:value-type="float">
            <text:p>560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0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Nijmegen</text:p>
          </table:table-cell>
          <table:table-cell/>
          <table:table-cell ns41:value-type="float" table:style-name="TL Data" office:value="2585" office:value-type="float">
            <text:p>2585</text:p>
          </table:table-cell>
          <table:table-cell ns41:value-type="float" table:style-name="TL Data" office:value="2808" office:value-type="float">
            <text:p>280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7083" office:value-type="float">
            <text:p>7083</text:p>
          </table:table-cell>
          <table:table-cell ns41:value-type="float" table:style-name="TL Data" office:value="8174" office:value-type="float">
            <text:p>817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84" office:value-type="float">
            <text:p>18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0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Zutphen</text:p>
          </table:table-cell>
          <table:table-cell/>
          <table:table-cell ns41:value-type="float" table:style-name="TL Data" office:value="4784" office:value-type="float">
            <text:p>4784</text:p>
          </table:table-cell>
          <table:table-cell ns41:value-type="float" table:style-name="TL Data" office:value="5319" office:value-type="float">
            <text:p>53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229" office:value-type="float">
            <text:p>1229</text:p>
          </table:table-cell>
          <table:table-cell ns41:value-type="float" table:style-name="TL Data" office:value="1296" office:value-type="float">
            <text:p>129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32" office:value-type="float">
            <text:p>232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0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7795" office:value-type="float">
            <text:p>17795</text:p>
          </table:table-cell>
          <table:table-cell ns41:value-type="float" table:style-name="TL Data" office:value="19013" office:value-type="float">
            <text:p>19013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4131" office:value-type="float">
            <text:p>14131</text:p>
          </table:table-cell>
          <table:table-cell ns41:value-type="float" table:style-name="TL Data" office:value="15877" office:value-type="float">
            <text:p>1587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7" office:value-type="float">
            <text:p>27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0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alten</text:p>
          </table:table-cell>
          <table:table-cell/>
          <table:table-cell ns41:value-type="float" table:style-name="TL Data" office:value="2248" office:value-type="float">
            <text:p>2248</text:p>
          </table:table-cell>
          <table:table-cell ns41:value-type="float" table:style-name="TL Data" office:value="2160" office:value-type="float">
            <text:p>216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524" office:value-type="float">
            <text:p>524</text:p>
          </table:table-cell>
          <table:table-cell table:style-name="TL Data" table:number-columns-repeated="4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0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mmerzoden</text:p>
          </table:table-cell>
          <table:table-cell/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68" office:value-type="float">
            <text:p>268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660" office:value-type="float">
            <text:p>66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0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ngerlo</text:p>
          </table:table-cell>
          <table:table-cell/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355" office:value-type="float">
            <text:p>35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432" office:value-type="float">
            <text:p>43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0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ppeltern</text:p>
          </table:table-cell>
          <table:table-cell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75" office:value-type="float">
            <text:p>175</text:p>
          </table:table-cell>
          <table:table-cell table:style-name="TL Data" table:number-columns-repeated="20"/>
          <table:table-cell ns41:value-type="float" table:style-name="TL Data" office:value="1358" office:value-type="float">
            <text:p>1358</text:p>
          </table:table-cell>
          <table:table-cell ns41:value-type="float" table:style-name="TL Data" office:value="1317" office:value-type="float">
            <text:p>1317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0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algoij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office:value="195" table:style-name="TL Data" table:number-columns-repeated="2" office:value-type="float">
            <text:p>19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1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arneveld</text:p>
          </table:table-cell>
          <table:table-cell/>
          <table:table-cell ns41:value-type="float" table:style-name="TL Data" office:value="2714" office:value-type="float">
            <text:p>2714</text:p>
          </table:table-cell>
          <table:table-cell ns41:value-type="float" table:style-name="TL Data" office:value="2564" office:value-type="float">
            <text:p>256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01" office:value-type="float">
            <text:p>301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1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atenburg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87" office:value-type="float">
            <text:p>287</text:p>
          </table:table-cell>
          <table:table-cell table:style-name="TL Data" table:number-columns-repeated="4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1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esd</text:p>
          </table:table-cell>
          <table:table-cell/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553" office:value-type="float">
            <text:p>553</text:p>
          </table:table-cell>
          <table:table-cell table:style-name="TL Data" table:number-columns-repeated="4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587" office:value-type="float">
            <text:p>587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1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mmel</text:p>
          </table:table-cell>
          <table:table-cell/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81" office:value-type="float">
            <text:p>28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018" office:value-type="float">
            <text:p>2018</text:p>
          </table:table-cell>
          <table:table-cell ns41:value-type="float" table:style-name="TL Data" office:value="1834" office:value-type="float">
            <text:p>1834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1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rgh</text:p>
          </table:table-cell>
          <table:table-cell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2454" office:value-type="float">
            <text:p>2454</text:p>
          </table:table-cell>
          <table:table-cell ns41:value-type="float" table:style-name="TL Data" office:value="2318" office:value-type="float">
            <text:p>2318</text:p>
          </table:table-cell>
          <table:table-cell table:style-name="TL Data" table:number-columns-repeated="4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1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rgharen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20"/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653" office:value-type="float">
            <text:p>65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1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uningen</text:p>
          </table:table-cell>
          <table:table-cell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 table:number-columns-repeated="20"/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712" office:value-type="float">
            <text:p>71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1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usichem</text:p>
          </table:table-cell>
          <table:table-cell/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763" office:value-type="float">
            <text:p>763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1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ommel (Zalt-)</text:p>
          </table:table-cell>
          <table:table-cell/>
          <table:table-cell ns41:value-type="float" table:style-name="TL Data" office:value="1078" office:value-type="float">
            <text:p>1078</text:p>
          </table:table-cell>
          <table:table-cell ns41:value-type="float" table:style-name="TL Data" office:value="1333" office:value-type="float">
            <text:p>13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1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orculo</text:p>
          </table:table-cell>
          <table:table-cell/>
          <table:table-cell ns41:value-type="float" table:style-name="TL Data" office:value="1832" office:value-type="float">
            <text:p>1832</text:p>
          </table:table-cell>
          <table:table-cell ns41:value-type="float" table:style-name="TL Data" office:value="1728" office:value-type="float">
            <text:p>172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36" office:value-type="float">
            <text:p>136</text:p>
          </table:table-cell>
          <table:table-cell table:style-name="TL Data" table:number-columns-repeated="4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2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rakel</text:p>
          </table:table-cell>
          <table:table-cell/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497" office:value-type="float">
            <text:p>497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2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rummen</text:p>
          </table:table-cell>
          <table:table-cell/>
          <table:table-cell ns41:value-type="float" table:style-name="TL Data" office:value="2745" office:value-type="float">
            <text:p>2745</text:p>
          </table:table-cell>
          <table:table-cell ns41:value-type="float" table:style-name="TL Data" office:value="2667" office:value-type="float">
            <text:p>266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362" office:value-type="float">
            <text:p>362</text:p>
          </table:table-cell>
          <table:table-cell table:style-name="TL Data" table:number-columns-repeated="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2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uren</text:p>
          </table:table-cell>
          <table:table-cell/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1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2" office:value-type="float">
            <text:p>102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2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uurmalsen</text:p>
          </table:table-cell>
          <table:table-cell/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668" office:value-type="float">
            <text:p>66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2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Culenborg</text:p>
          </table:table-cell>
          <table:table-cell/>
          <table:table-cell ns41:value-type="float" table:style-name="TL Data" office:value="1066" office:value-type="float">
            <text:p>1066</text:p>
          </table:table-cell>
          <table:table-cell ns41:value-type="float" table:style-name="TL Data" office:value="1087" office:value-type="float">
            <text:p>1087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464" office:value-type="float">
            <text:p>1464</text:p>
          </table:table-cell>
          <table:table-cell ns41:value-type="float" table:style-name="TL Data" office:value="1372" office:value-type="float">
            <text:p>137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 table:number-columns-repeated="2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2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eil</text:p>
          </table:table-cell>
          <table:table-cell/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678" office:value-type="float">
            <text:p>67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304" office:value-type="float">
            <text:p>30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2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idam</text:p>
          </table:table-cell>
          <table:table-cell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669" office:value-type="float">
            <text:p>1669</text:p>
          </table:table-cell>
          <table:table-cell ns41:value-type="float" table:style-name="TL Data" office:value="1537" office:value-type="float">
            <text:p>1537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2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inxperlo</text:p>
          </table:table-cell>
          <table:table-cell/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827" office:value-type="float">
            <text:p>827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55" office:value-type="float">
            <text:p>255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2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odewaard</text:p>
          </table:table-cell>
          <table:table-cell/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669" office:value-type="float">
            <text:p>669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4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2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oesburg</text:p>
          </table:table-cell>
          <table:table-cell/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1147" office:value-type="float">
            <text:p>114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3" office:value-type="float">
            <text:p>5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922" office:value-type="float">
            <text:p>9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3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oetinchem (Ambt)</text:p>
          </table:table-cell>
          <table:table-cell/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877" office:value-type="float">
            <text:p>877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11"/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637" office:value-type="float">
            <text:p>637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3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oetinchem (Stad)</text:p>
          </table:table-cell>
          <table:table-cell/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1" office:value-type="float">
            <text:p>3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3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oornspijk</text:p>
          </table:table-cell>
          <table:table-cell/>
          <table:table-cell ns41:value-type="float" table:style-name="TL Data" office:value="1432" office:value-type="float">
            <text:p>1432</text:p>
          </table:table-cell>
          <table:table-cell ns41:value-type="float" table:style-name="TL Data" office:value="1454" office:value-type="float">
            <text:p>1454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3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oorwerth</text:p>
          </table:table-cell>
          <table:table-cell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57" office:value-type="float">
            <text:p>157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3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reumel</text:p>
          </table:table-cell>
          <table:table-cell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20"/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894" office:value-type="float">
            <text:p>89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3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riel</text:p>
          </table:table-cell>
          <table:table-cell/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304" office:value-type="float">
            <text:p>304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14"/>
          <table:table-cell ns41:value-type="float" table:style-name="TL Data" office:value="1272" office:value-type="float">
            <text:p>1272</text:p>
          </table:table-cell>
          <table:table-cell ns41:value-type="float" table:style-name="TL Data" office:value="1274" office:value-type="float">
            <text:p>1274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3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ruten</text:p>
          </table:table-cell>
          <table:table-cell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791" office:value-type="float">
            <text:p>1791</text:p>
          </table:table-cell>
          <table:table-cell ns41:value-type="float" table:style-name="TL Data" office:value="1799" office:value-type="float">
            <text:p>1799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3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uiven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340" office:value-type="float">
            <text:p>1340</text:p>
          </table:table-cell>
          <table:table-cell ns41:value-type="float" table:style-name="TL Data" office:value="1201" office:value-type="float">
            <text:p>120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3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chteld</text:p>
          </table:table-cell>
          <table:table-cell/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853" office:value-type="float">
            <text:p>85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3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de</text:p>
          </table:table-cell>
          <table:table-cell/>
          <table:table-cell ns41:value-type="float" table:style-name="TL Data" office:value="4712" office:value-type="float">
            <text:p>4712</text:p>
          </table:table-cell>
          <table:table-cell ns41:value-type="float" table:style-name="TL Data" office:value="4673" office:value-type="float">
            <text:p>467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 table:number-columns-repeated="4"/>
          <table:table-cell ns41:value-type="float" office:value="13" table:style-name="TL Data" table:number-columns-repeated="2" office:value-type="float">
            <text:p>1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4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ibergen</text:p>
          </table:table-cell>
          <table:table-cell/>
          <table:table-cell ns41:value-type="float" table:style-name="TL Data" office:value="1228" office:value-type="float">
            <text:p>1228</text:p>
          </table:table-cell>
          <table:table-cell ns41:value-type="float" table:style-name="TL Data" office:value="1197" office:value-type="float">
            <text:p>119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1475" office:value-type="float">
            <text:p>1475</text:p>
          </table:table-cell>
          <table:table-cell ns41:value-type="float" table:style-name="TL Data" office:value="1372" office:value-type="float">
            <text:p>1372</text:p>
          </table:table-cell>
          <table:table-cell table:style-name="TL Data" table:number-columns-repeated="4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4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lburg</text:p>
          </table:table-cell>
          <table:table-cell/>
          <table:table-cell ns41:value-type="float" table:style-name="TL Data" office:value="1111" office:value-type="float">
            <text:p>1111</text:p>
          </table:table-cell>
          <table:table-cell ns41:value-type="float" table:style-name="TL Data" office:value="1168" office:value-type="float">
            <text:p>116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6" office:value-type="float">
            <text:p>2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4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4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lst</text:p>
          </table:table-cell>
          <table:table-cell/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10"/>
          <table:table-cell ns41:value-type="float" table:style-name="TL Data" office:value="1581" office:value-type="float">
            <text:p>1581</text:p>
          </table:table-cell>
          <table:table-cell ns41:value-type="float" table:style-name="TL Data" office:value="1549" office:value-type="float">
            <text:p>1549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4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pe</text:p>
          </table:table-cell>
          <table:table-cell/>
          <table:table-cell ns41:value-type="float" table:style-name="TL Data" office:value="3015" office:value-type="float">
            <text:p>3015</text:p>
          </table:table-cell>
          <table:table-cell ns41:value-type="float" table:style-name="TL Data" office:value="2891" office:value-type="float">
            <text:p>289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5" office:value-type="float">
            <text:p>3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516" office:value-type="float">
            <text:p>516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4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rmelo</text:p>
          </table:table-cell>
          <table:table-cell/>
          <table:table-cell ns41:value-type="float" table:style-name="TL Data" office:value="2565" office:value-type="float">
            <text:p>2565</text:p>
          </table:table-cell>
          <table:table-cell ns41:value-type="float" table:style-name="TL Data" office:value="2309" office:value-type="float">
            <text:p>230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3" table:style-name="TL Data" table:number-columns-repeated="2" office:value-type="float">
            <text:p>1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4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st en Opijnen</text:p>
          </table:table-cell>
          <table:table-cell/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439" office:value-type="float">
            <text:p>439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0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wijk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0"/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939" office:value-type="float">
            <text:p>93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0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ameren</text:p>
          </table:table-cell>
          <table:table-cell/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598" office:value-type="float">
            <text:p>598</text:p>
          </table:table-cell>
          <table:table-cell table:style-name="TL Data" table:number-columns-repeated="4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0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eldermalsen</text:p>
          </table:table-cell>
          <table:table-cell/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953" office:value-type="float">
            <text:p>953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0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endringen</text:p>
          </table:table-cell>
          <table:table-cell/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0"/>
          <table:table-cell ns41:value-type="float" table:style-name="TL Data" office:value="1975" office:value-type="float">
            <text:p>1975</text:p>
          </table:table-cell>
          <table:table-cell ns41:value-type="float" table:style-name="TL Data" office:value="1919" office:value-type="float">
            <text:p>1919</text:p>
          </table:table-cell>
          <table:table-cell table:style-name="TL Data" table:number-columns-repeated="4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0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ent</text:p>
          </table:table-cell>
          <table:table-cell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98" office:value-type="float">
            <text:p>98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827" office:value-type="float">
            <text:p>827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0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orssel</text:p>
          </table:table-cell>
          <table:table-cell/>
          <table:table-cell ns41:value-type="float" table:style-name="TL Data" office:value="1893" office:value-type="float">
            <text:p>1893</text:p>
          </table:table-cell>
          <table:table-cell ns41:value-type="float" table:style-name="TL Data" office:value="1712" office:value-type="float">
            <text:p>17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0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roenlo</text:p>
          </table:table-cell>
          <table:table-cell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20" office:value-type="float">
            <text:p>220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11"/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0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roesbeek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696" office:value-type="float">
            <text:p>1696</text:p>
          </table:table-cell>
          <table:table-cell ns41:value-type="float" table:style-name="TL Data" office:value="1589" office:value-type="float">
            <text:p>158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0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aaften</text:p>
          </table:table-cell>
          <table:table-cell/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848" office:value-type="float">
            <text:p>848</text:p>
          </table:table-cell>
          <table:table-cell table:style-name="TL Data" table:number-columns-repeated="4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1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arderwijk</text:p>
          </table:table-cell>
          <table:table-cell/>
          <table:table-cell ns41:value-type="float" table:style-name="TL Data" office:value="2816" office:value-type="float">
            <text:p>2816</text:p>
          </table:table-cell>
          <table:table-cell ns41:value-type="float" table:style-name="TL Data" office:value="2679" office:value-type="float">
            <text:p>267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250" office:value-type="float">
            <text:p>250</text:p>
          </table:table-cell>
          <table:table-cell table:style-name="TL Data" table:number-columns-repeated="4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1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attem</text:p>
          </table:table-cell>
          <table:table-cell/>
          <table:table-cell ns41:value-type="float" table:style-name="TL Data" office:value="1140" office:value-type="float">
            <text:p>1140</text:p>
          </table:table-cell>
          <table:table-cell ns41:value-type="float" table:style-name="TL Data" office:value="1096" office:value-type="float">
            <text:p>1096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1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del</text:p>
          </table:table-cell>
          <table:table-cell/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370" office:value-type="float">
            <text:p>370</text:p>
          </table:table-cell>
          <table:table-cell table:style-name="TL Data" table:number-columns-repeated="20"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09" office:value-type="float">
            <text:p>30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1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erde</text:p>
          </table:table-cell>
          <table:table-cell/>
          <table:table-cell ns41:value-type="float" table:style-name="TL Data" office:value="2150" office:value-type="float">
            <text:p>2150</text:p>
          </table:table-cell>
          <table:table-cell ns41:value-type="float" table:style-name="TL Data" office:value="2068" office:value-type="float">
            <text:p>206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1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erewaarden</text:p>
          </table:table-cell>
          <table:table-cell/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47" office:value-type="float">
            <text:p>347</text:p>
          </table:table-cell>
          <table:table-cell table:style-name="TL Data" table:number-columns-repeated="20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1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mmen</text:p>
          </table:table-cell>
          <table:table-cell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1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ngelo</text:p>
          </table:table-cell>
          <table:table-cell/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1045" office:value-type="float">
            <text:p>1045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10"/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542" office:value-type="float">
            <text:p>542</text:p>
          </table:table-cell>
          <table:table-cell table:style-name="TL Data" table:number-columns-repeated="4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1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rwen en Aerdt</text:p>
          </table:table-cell>
          <table:table-cell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ns41:value-type="float" table:style-name="TL Data" office:value="1050" office:value-type="float">
            <text:p>1050</text:p>
          </table:table-cell>
          <table:table-cell ns41:value-type="float" table:style-name="TL Data" office:value="1070" office:value-type="float">
            <text:p>1070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1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rwijnen</text:p>
          </table:table-cell>
          <table:table-cell/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703" office:value-type="float">
            <text:p>703</text:p>
          </table:table-cell>
          <table:table-cell table:style-name="TL Data" table:number-columns-repeated="4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5" office:value-type="float">
            <text:p>105</text:p>
          </table:table-cell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1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teren</text:p>
          </table:table-cell>
          <table:table-cell/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715" office:value-type="float">
            <text:p>71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660" office:value-type="float">
            <text:p>660</text:p>
          </table:table-cell>
          <table:table-cell table:style-name="TL Data" table:number-columns-repeated="8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2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umen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654" office:value-type="float">
            <text:p>65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2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oevelaken</text:p>
          </table:table-cell>
          <table:table-cell/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99" office:value-type="float">
            <text:p>299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97" office:value-type="float">
            <text:p>9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2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orssen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0"/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393" office:value-type="float">
            <text:p>393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2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uissen</text:p>
          </table:table-cell>
          <table:table-cell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593" office:value-type="float">
            <text:p>1593</text:p>
          </table:table-cell>
          <table:table-cell ns41:value-type="float" table:style-name="TL Data" office:value="1535" office:value-type="float">
            <text:p>1535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2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ummelo</text:p>
          </table:table-cell>
          <table:table-cell/>
          <table:table-cell ns41:value-type="float" table:style-name="TL Data" office:value="1229" office:value-type="float">
            <text:p>1229</text:p>
          </table:table-cell>
          <table:table-cell ns41:value-type="float" table:style-name="TL Data" office:value="1142" office:value-type="float">
            <text:p>114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1"/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2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urwenen</text:p>
          </table:table-cell>
          <table:table-cell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72" office:value-type="float">
            <text:p>172</text:p>
          </table:table-cell>
          <table:table-cell table:style-name="TL Data" table:number-columns-repeated="20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28" office:value-type="float">
            <text:p>12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2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Kerkwijk</text:p>
          </table:table-cell>
          <table:table-cell/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406" office:value-type="float">
            <text:p>406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4"/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2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Kesteren</text:p>
          </table:table-cell>
          <table:table-cell/>
          <table:table-cell ns41:value-type="float" table:style-name="TL Data" office:value="1157" office:value-type="float">
            <text:p>1157</text:p>
          </table:table-cell>
          <table:table-cell ns41:value-type="float" table:style-name="TL Data" office:value="1041" office:value-type="float">
            <text:p>104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2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aren</text:p>
          </table:table-cell>
          <table:table-cell/>
          <table:table-cell ns41:value-type="float" table:style-name="TL Data" office:value="1835" office:value-type="float">
            <text:p>1835</text:p>
          </table:table-cell>
          <table:table-cell ns41:value-type="float" table:style-name="TL Data" office:value="1790" office:value-type="float">
            <text:p>1790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2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ichtenvoorde</text:p>
          </table:table-cell>
          <table:table-cell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58" office:value-type="float">
            <text:p>158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4"/>
          <table:table-cell ns41:value-type="float" table:style-name="TL Data" office:value="1652" office:value-type="float">
            <text:p>1652</text:p>
          </table:table-cell>
          <table:table-cell ns41:value-type="float" table:style-name="TL Data" office:value="1572" office:value-type="float">
            <text:p>157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3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ienden</text:p>
          </table:table-cell>
          <table:table-cell/>
          <table:table-cell ns41:value-type="float" table:style-name="TL Data" office:value="1835" office:value-type="float">
            <text:p>1835</text:p>
          </table:table-cell>
          <table:table-cell ns41:value-type="float" table:style-name="TL Data" office:value="1687" office:value-type="float">
            <text:p>168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10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4"/>
          <table:table-cell ns41:value-type="float" office:value="11" table:style-name="TL Data" table:number-columns-repeated="2" office:value-type="float">
            <text:p>1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3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ochem</text:p>
          </table:table-cell>
          <table:table-cell/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1058" office:value-type="float">
            <text:p>105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3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aurik</text:p>
          </table:table-cell>
          <table:table-cell/>
          <table:table-cell ns41:value-type="float" table:style-name="TL Data" office:value="1576" office:value-type="float">
            <text:p>1576</text:p>
          </table:table-cell>
          <table:table-cell ns41:value-type="float" table:style-name="TL Data" office:value="1534" office:value-type="float">
            <text:p>1534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0" office:value-type="float">
            <text:p>12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3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illingen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728" office:value-type="float">
            <text:p>728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3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ederhemert</text:p>
          </table:table-cell>
          <table:table-cell/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3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eede</text:p>
          </table:table-cell>
          <table:table-cell/>
          <table:table-cell ns41:value-type="float" table:style-name="TL Data" office:value="1210" office:value-type="float">
            <text:p>1210</text:p>
          </table:table-cell>
          <table:table-cell ns41:value-type="float" table:style-name="TL Data" office:value="1091" office:value-type="float">
            <text:p>109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18" office:value-type="float">
            <text:p>218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3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ijkerk</text:p>
          </table:table-cell>
          <table:table-cell/>
          <table:table-cell ns41:value-type="float" table:style-name="TL Data" office:value="3195" office:value-type="float">
            <text:p>3195</text:p>
          </table:table-cell>
          <table:table-cell ns41:value-type="float" table:style-name="TL Data" office:value="3156" office:value-type="float">
            <text:p>315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411" office:value-type="float">
            <text:p>411</text:p>
          </table:table-cell>
          <table:table-cell table:style-name="TL Data" table:number-columns-repeated="4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3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ldebroek</text:p>
          </table:table-cell>
          <table:table-cell/>
          <table:table-cell ns41:value-type="float" table:style-name="TL Data" office:value="1902" office:value-type="float">
            <text:p>1902</text:p>
          </table:table-cell>
          <table:table-cell ns41:value-type="float" table:style-name="TL Data" office:value="1918" office:value-type="float">
            <text:p>191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83" office:value-type="float">
            <text:p>18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3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phemert</text:p>
          </table:table-cell>
          <table:table-cell/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519" office:value-type="float">
            <text:p>519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3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verasselt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0"/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704" office:value-type="float">
            <text:p>704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4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Pannerd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402" office:value-type="float">
            <text:p>40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4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Poederoijen</text:p>
          </table:table-cell>
          <table:table-cell/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57" office:value-type="float">
            <text:p>457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10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4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Putten</text:p>
          </table:table-cell>
          <table:table-cell/>
          <table:table-cell ns41:value-type="float" table:style-name="TL Data" office:value="1901" office:value-type="float">
            <text:p>1901</text:p>
          </table:table-cell>
          <table:table-cell ns41:value-type="float" table:style-name="TL Data" office:value="1791" office:value-type="float">
            <text:p>1791</text:p>
          </table:table-cell>
          <table:table-cell table:style-name="TL Data" table:number-columns-repeated="4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11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4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enkum</text:p>
          </table:table-cell>
          <table:table-cell/>
          <table:table-cell ns41:value-type="float" table:style-name="TL Data" office:value="1368" office:value-type="float">
            <text:p>1368</text:p>
          </table:table-cell>
          <table:table-cell ns41:value-type="float" table:style-name="TL Data" office:value="1431" office:value-type="float">
            <text:p>143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436" office:value-type="float">
            <text:p>436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4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heden</text:p>
          </table:table-cell>
          <table:table-cell/>
          <table:table-cell ns41:value-type="float" table:style-name="TL Data" office:value="3183" office:value-type="float">
            <text:p>3183</text:p>
          </table:table-cell>
          <table:table-cell ns41:value-type="float" table:style-name="TL Data" office:value="3250" office:value-type="float">
            <text:p>325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26" table:style-name="TL Data" table:number-columns-repeated="2" office:value-type="float">
            <text:p>26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4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osendaal</text:p>
          </table:table-cell>
          <table:table-cell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07" office:value-type="float">
            <text:p>207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4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ossum</text:p>
          </table:table-cell>
          <table:table-cell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322" office:value-type="float">
            <text:p>32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68" office:value-type="float">
            <text:p>268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4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uurlo</text:p>
          </table:table-cell>
          <table:table-cell/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939" office:value-type="float">
            <text:p>939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361" office:value-type="float">
            <text:p>36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4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cherpenzeel</text:p>
          </table:table-cell>
          <table:table-cell/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4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teenderen</text:p>
          </table:table-cell>
          <table:table-cell/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880" office:value-type="float">
            <text:p>880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694" office:value-type="float">
            <text:p>694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5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Tiel</text:p>
          </table:table-cell>
          <table:table-cell/>
          <table:table-cell ns41:value-type="float" table:style-name="TL Data" office:value="2052" office:value-type="float">
            <text:p>2052</text:p>
          </table:table-cell>
          <table:table-cell ns41:value-type="float" table:style-name="TL Data" office:value="2271" office:value-type="float">
            <text:p>227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10"/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1200" office:value-type="float">
            <text:p>1200</text:p>
          </table:table-cell>
          <table:table-cell table:style-name="TL Data" table:number-columns-repeated="4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15" office:value-type="float">
            <text:p>115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5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Ubbergen</text:p>
          </table:table-cell>
          <table:table-cell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1215" office:value-type="float">
            <text:p>1215</text:p>
          </table:table-cell>
          <table:table-cell ns41:value-type="float" table:style-name="TL Data" office:value="1197" office:value-type="float">
            <text:p>119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5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alburg</text:p>
          </table:table-cell>
          <table:table-cell/>
          <table:table-cell ns41:value-type="float" table:style-name="TL Data" office:value="1076" office:value-type="float">
            <text:p>1076</text:p>
          </table:table-cell>
          <table:table-cell ns41:value-type="float" table:style-name="TL Data" office:value="1155" office:value-type="float">
            <text:p>115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090" office:value-type="float">
            <text:p>1090</text:p>
          </table:table-cell>
          <table:table-cell ns41:value-type="float" table:style-name="TL Data" office:value="1017" office:value-type="float">
            <text:p>1017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5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arik</text:p>
          </table:table-cell>
          <table:table-cell/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86" office:value-type="float">
            <text:p>386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0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oorst</text:p>
          </table:table-cell>
          <table:table-cell/>
          <table:table-cell ns41:value-type="float" table:style-name="TL Data" office:value="3367" office:value-type="float">
            <text:p>3367</text:p>
          </table:table-cell>
          <table:table-cell ns41:value-type="float" table:style-name="TL Data" office:value="3177" office:value-type="float">
            <text:p>317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10"/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868" office:value-type="float">
            <text:p>868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0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orden</text:p>
          </table:table-cell>
          <table:table-cell/>
          <table:table-cell ns41:value-type="float" table:style-name="TL Data" office:value="1272" office:value-type="float">
            <text:p>1272</text:p>
          </table:table-cell>
          <table:table-cell ns41:value-type="float" table:style-name="TL Data" office:value="1204" office:value-type="float">
            <text:p>120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14" office:value-type="float">
            <text:p>214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0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uren</text:p>
          </table:table-cell>
          <table:table-cell/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633" office:value-type="float">
            <text:p>63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0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aardenburg</text:p>
          </table:table-cell>
          <table:table-cell/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489" office:value-type="float">
            <text:p>48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0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adenoijen</text:p>
          </table:table-cell>
          <table:table-cell/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565" office:value-type="float">
            <text:p>565</text:p>
          </table:table-cell>
          <table:table-cell table:style-name="TL Data" table:number-columns-repeated="20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0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ageningen</text:p>
          </table:table-cell>
          <table:table-cell/>
          <table:table-cell ns41:value-type="float" table:style-name="TL Data" office:value="1965" office:value-type="float">
            <text:p>1965</text:p>
          </table:table-cell>
          <table:table-cell ns41:value-type="float" table:style-name="TL Data" office:value="2042" office:value-type="float">
            <text:p>204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554" office:value-type="float">
            <text:p>554</text:p>
          </table:table-cell>
          <table:table-cell table:style-name="TL Data" table:number-columns-repeated="4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0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amel</text:p>
          </table:table-cell>
          <table:table-cell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ns41:value-type="float" table:style-name="TL Data" office:value="1969" office:value-type="float">
            <text:p>1969</text:p>
          </table:table-cell>
          <table:table-cell ns41:value-type="float" table:style-name="TL Data" office:value="1911" office:value-type="float">
            <text:p>191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0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arnsveld</text:p>
          </table:table-cell>
          <table:table-cell/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939" office:value-type="float">
            <text:p>939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10"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09" office:value-type="float">
            <text:p>20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0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ehl</text:p>
          </table:table-cell>
          <table:table-cell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937" office:value-type="float">
            <text:p>937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1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estervoort</text:p>
          </table:table-cell>
          <table:table-cell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401" office:value-type="float">
            <text:p>40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1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interswijk</text:p>
          </table:table-cell>
          <table:table-cell/>
          <table:table-cell ns41:value-type="float" table:style-name="TL Data" office:value="3036" office:value-type="float">
            <text:p>3036</text:p>
          </table:table-cell>
          <table:table-cell ns41:value-type="float" table:style-name="TL Data" office:value="3034" office:value-type="float">
            <text:p>3034</text:p>
          </table:table-cell>
          <table:table-cell table:style-name="TL Data" table:number-columns-repeated="4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558" office:value-type="float">
            <text:p>558</text:p>
          </table:table-cell>
          <table:table-cell table:style-name="TL Data" table:number-columns-repeated="4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1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isch</text:p>
          </table:table-cell>
          <table:table-cell/>
          <table:table-cell ns41:value-type="float" table:style-name="TL Data" office:value="1965" office:value-type="float">
            <text:p>1965</text:p>
          </table:table-cell>
          <table:table-cell ns41:value-type="float" table:style-name="TL Data" office:value="1846" office:value-type="float">
            <text:p>184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0"/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878" office:value-type="float">
            <text:p>87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1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ijchen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ns41:value-type="float" table:style-name="TL Data" office:value="1521" office:value-type="float">
            <text:p>1521</text:p>
          </table:table-cell>
          <table:table-cell ns41:value-type="float" table:style-name="TL Data" office:value="1529" office:value-type="float">
            <text:p>1529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1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IJzendoorn</text:p>
          </table:table-cell>
          <table:table-cell/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15" office:value-type="float">
            <text:p>215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1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elhem</text:p>
          </table:table-cell>
          <table:table-cell/>
          <table:table-cell ns41:value-type="float" table:style-name="TL Data" office:value="1376" office:value-type="float">
            <text:p>1376</text:p>
          </table:table-cell>
          <table:table-cell ns41:value-type="float" table:style-name="TL Data" office:value="1317" office:value-type="float">
            <text:p>13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74" office:value-type="float">
            <text:p>374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1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evenaar</text:p>
          </table:table-cell>
          <table:table-cell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65" office:value-type="float">
            <text:p>165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625" office:value-type="float">
            <text:p>1625</text:p>
          </table:table-cell>
          <table:table-cell ns41:value-type="float" table:style-name="TL Data" office:value="1576" office:value-type="float">
            <text:p>1576</text:p>
          </table:table-cell>
          <table:table-cell table:style-name="TL Data" table:number-columns-repeated="4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1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oelen</text:p>
          </table:table-cell>
          <table:table-cell/>
          <table:table-cell ns41:value-type="float" table:style-name="TL Data" office:value="1041" office:value-type="float">
            <text:p>1041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1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uilichem</text:p>
          </table:table-cell>
          <table:table-cell/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32" office:value-type="float">
            <text:p>332</text:p>
          </table:table-cell>
          <table:table-cell table:style-name="TL Data" table:number-columns-repeated="4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1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TOTAAL DER GEMEENTEN BEN. DE 10000 ZIELEN</text:p>
          </table:table-cell>
          <table:table-cell/>
          <table:table-cell ns41:value-type="float" table:style-name="TL Data" office:value="102809" office:value-type="float">
            <text:p>102809</text:p>
          </table:table-cell>
          <table:table-cell ns41:value-type="float" table:style-name="TL Data" office:value="99976" office:value-type="float">
            <text:p>9997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98" office:value-type="float">
            <text:p>1998</text:p>
          </table:table-cell>
          <table:table-cell ns41:value-type="float" table:style-name="TL Data" office:value="1941" office:value-type="float">
            <text:p>194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0723" office:value-type="float">
            <text:p>60723</text:p>
          </table:table-cell>
          <table:table-cell ns41:value-type="float" table:style-name="TL Data" office:value="58277" office:value-type="float">
            <text:p>5827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2"/>
          <table:table-cell ns41:value-type="float" table:style-name="TL Data" office:value="1577" office:value-type="float">
            <text:p>1577</text:p>
          </table:table-cell>
          <table:table-cell ns41:value-type="float" table:style-name="TL Data" office:value="1433" office:value-type="float">
            <text:p>1433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3" office:value-type="float">
            <text:p>4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2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ELDERLAND.</text:p>
          </table:table-cell>
          <table:table-cell table:style-name="TL RowHeader"/>
          <table:table-cell ns41:value-type="string" table:style-name="TL RowHeader" office:value-type="string">
            <text:p>TOTAAL DER PROVINCIE</text:p>
          </table:table-cell>
          <table:table-cell/>
          <table:table-cell ns41:value-type="float" table:style-name="TL Data" office:value="120604" office:value-type="float">
            <text:p>120604</text:p>
          </table:table-cell>
          <table:table-cell ns41:value-type="float" table:style-name="TL Data" office:value="118989" office:value-type="float">
            <text:p>118989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392" office:value-type="float">
            <text:p>2392</text:p>
          </table:table-cell>
          <table:table-cell ns41:value-type="float" table:style-name="TL Data" office:value="2363" office:value-type="float">
            <text:p>2363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268" office:value-type="float">
            <text:p>1268</text:p>
          </table:table-cell>
          <table:table-cell ns41:value-type="float" table:style-name="TL Data" office:value="1131" office:value-type="float">
            <text:p>113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4854" office:value-type="float">
            <text:p>74854</text:p>
          </table:table-cell>
          <table:table-cell ns41:value-type="float" table:style-name="TL Data" office:value="74154" office:value-type="float">
            <text:p>7415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 table:number-columns-repeated="2"/>
          <table:table-cell ns41:value-type="float" table:style-name="TL Data" office:value="2340" office:value-type="float">
            <text:p>2340</text:p>
          </table:table-cell>
          <table:table-cell ns41:value-type="float" table:style-name="TL Data" office:value="2222" office:value-type="float">
            <text:p>222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0" office:value-type="float">
            <text:p>70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2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Delft</text:p>
          </table:table-cell>
          <table:table-cell/>
          <table:table-cell ns41:value-type="float" table:style-name="TL Data" office:value="5018" office:value-type="float">
            <text:p>5018</text:p>
          </table:table-cell>
          <table:table-cell ns41:value-type="float" table:style-name="TL Data" office:value="5572" office:value-type="float">
            <text:p>5572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680" office:value-type="float">
            <text:p>3680</text:p>
          </table:table-cell>
          <table:table-cell ns41:value-type="float" table:style-name="TL Data" office:value="4142" office:value-type="float">
            <text:p>414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0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Dordrecht</text:p>
          </table:table-cell>
          <table:table-cell/>
          <table:table-cell ns41:value-type="float" table:style-name="TL Data" office:value="8378" office:value-type="float">
            <text:p>8378</text:p>
          </table:table-cell>
          <table:table-cell ns41:value-type="float" table:style-name="TL Data" office:value="10270" office:value-type="float">
            <text:p>10270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369" office:value-type="float">
            <text:p>1369</text:p>
          </table:table-cell>
          <table:table-cell ns41:value-type="float" table:style-name="TL Data" office:value="1580" office:value-type="float">
            <text:p>158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93" office:value-type="float">
            <text:p>193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0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Gouda</text:p>
          </table:table-cell>
          <table:table-cell/>
          <table:table-cell ns41:value-type="float" table:style-name="TL Data" office:value="4164" office:value-type="float">
            <text:p>4164</text:p>
          </table:table-cell>
          <table:table-cell ns41:value-type="float" table:style-name="TL Data" office:value="4636" office:value-type="float">
            <text:p>4636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office:value="35" table:style-name="TL Data" table:number-columns-repeated="2" office:value-type="float">
            <text:p>3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33" office:value-type="float">
            <text:p>2133</text:p>
          </table:table-cell>
          <table:table-cell ns41:value-type="float" table:style-name="TL Data" office:value="2478" office:value-type="float">
            <text:p>247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2"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99" office:value-type="float">
            <text:p>199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0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's Gravenhage</text:p>
          </table:table-cell>
          <table:table-cell/>
          <table:table-cell ns41:value-type="float" table:style-name="TL Data" office:value="20723" office:value-type="float">
            <text:p>20723</text:p>
          </table:table-cell>
          <table:table-cell ns41:value-type="float" table:style-name="TL Data" office:value="25502" office:value-type="float">
            <text:p>25502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431" office:value-type="float">
            <text:p>1431</text:p>
          </table:table-cell>
          <table:table-cell ns41:value-type="float" table:style-name="TL Data" office:value="1680" office:value-type="float">
            <text:p>1680</text:p>
          </table:table-cell>
          <table:table-cell ns41:value-type="float" office:value="22" table:style-name="TL Data" table:number-columns-repeated="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640" office:value-type="float">
            <text:p>10640</text:p>
          </table:table-cell>
          <table:table-cell ns41:value-type="float" table:style-name="TL Data" office:value="12704" office:value-type="float">
            <text:p>1270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45" office:value-type="float">
            <text:p>1545</text:p>
          </table:table-cell>
          <table:table-cell ns41:value-type="float" table:style-name="TL Data" office:value="1682" office:value-type="float">
            <text:p>168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5" office:value-type="float">
            <text:p>3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0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Leijden</text:p>
          </table:table-cell>
          <table:table-cell/>
          <table:table-cell ns41:value-type="float" table:style-name="TL Data" office:value="11112" office:value-type="float">
            <text:p>11112</text:p>
          </table:table-cell>
          <table:table-cell ns41:value-type="float" table:style-name="TL Data" office:value="12841" office:value-type="float">
            <text:p>12841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4270" office:value-type="float">
            <text:p>4270</text:p>
          </table:table-cell>
          <table:table-cell ns41:value-type="float" table:style-name="TL Data" office:value="5160" office:value-type="float">
            <text:p>516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" office:value-type="float">
            <text:p>20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0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Rotterdam</text:p>
          </table:table-cell>
          <table:table-cell/>
          <table:table-cell ns41:value-type="float" table:style-name="TL Data" office:value="26588" office:value-type="float">
            <text:p>26588</text:p>
          </table:table-cell>
          <table:table-cell ns41:value-type="float" table:style-name="TL Data" office:value="33573" office:value-type="float">
            <text:p>33573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292" office:value-type="float">
            <text:p>2292</text:p>
          </table:table-cell>
          <table:table-cell ns41:value-type="float" table:style-name="TL Data" office:value="2268" office:value-type="float">
            <text:p>226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4591" office:value-type="float">
            <text:p>14591</text:p>
          </table:table-cell>
          <table:table-cell ns41:value-type="float" table:style-name="TL Data" office:value="17864" office:value-type="float">
            <text:p>17864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98" office:value-type="float">
            <text:p>1998</text:p>
          </table:table-cell>
          <table:table-cell ns41:value-type="float" table:style-name="TL Data" office:value="2277" office:value-type="float">
            <text:p>227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9" office:value-type="float">
            <text:p>3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0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Schiedam</text:p>
          </table:table-cell>
          <table:table-cell/>
          <table:table-cell ns41:value-type="float" table:style-name="TL Data" office:value="3636" office:value-type="float">
            <text:p>3636</text:p>
          </table:table-cell>
          <table:table-cell ns41:value-type="float" table:style-name="TL Data" office:value="4289" office:value-type="float">
            <text:p>4289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50" office:value-type="float">
            <text:p>15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ns41:value-type="float" table:style-name="TL Data" office:value="3020" office:value-type="float">
            <text:p>3020</text:p>
          </table:table-cell>
          <table:table-cell ns41:value-type="float" table:style-name="TL Data" office:value="3494" office:value-type="float">
            <text:p>349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0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79619" office:value-type="float">
            <text:p>79619</text:p>
          </table:table-cell>
          <table:table-cell ns41:value-type="float" table:style-name="TL Data" office:value="96683" office:value-type="float">
            <text:p>96683</text:p>
          </table:table-cell>
          <table:table-cell ns41:value-type="float" table:style-name="TL Data" office:value="1618" office:value-type="float">
            <text:p>1618</text:p>
          </table:table-cell>
          <table:table-cell ns41:value-type="float" table:style-name="TL Data" office:value="1673" office:value-type="float">
            <text:p>1673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TL Data" office:value="1331" office:value-type="float">
            <text:p>1331</text:p>
          </table:table-cell>
          <table:table-cell ns41:value-type="float" table:style-name="TL Data" office:value="1202" office:value-type="float">
            <text:p>1202</text:p>
          </table:table-cell>
          <table:table-cell ns41:value-type="float" table:style-name="TL Data" office:value="1381" office:value-type="float">
            <text:p>1381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5133" office:value-type="float">
            <text:p>5133</text:p>
          </table:table-cell>
          <table:table-cell ns41:value-type="float" table:style-name="TL Data" office:value="5322" office:value-type="float">
            <text:p>532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9703" office:value-type="float">
            <text:p>39703</text:p>
          </table:table-cell>
          <table:table-cell ns41:value-type="float" table:style-name="TL Data" office:value="47422" office:value-type="float">
            <text:p>47422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223" office:value-type="float">
            <text:p>4223</text:p>
          </table:table-cell>
          <table:table-cell ns41:value-type="float" table:style-name="TL Data" office:value="4656" office:value-type="float">
            <text:p>465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18" office:value-type="float">
            <text:p>118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0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Aar (Ter)</text:p>
          </table:table-cell>
          <table:table-cell/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10"/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0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Aarlanderveen</text:p>
          </table:table-cell>
          <table:table-cell/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office:value="17" table:style-name="TL Data" table:number-columns-repeated="2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68" office:value-type="float">
            <text:p>368</text:p>
          </table:table-cell>
          <table:table-cell table:style-name="TL Data" table:number-columns-repeated="4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1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Abbenbroek</text:p>
          </table:table-cell>
          <table:table-cell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07" office:value-type="float">
            <text:p>307</text:p>
          </table:table-cell>
          <table:table-cell table:style-name="TL Data" table:number-columns-repeated="32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1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Alblas (Oud-)</text:p>
          </table:table-cell>
          <table:table-cell/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535" office:value-type="float">
            <text:p>535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1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Alblasserdam</text:p>
          </table:table-cell>
          <table:table-cell/>
          <table:table-cell ns41:value-type="float" table:style-name="TL Data" office:value="1494" office:value-type="float">
            <text:p>1494</text:p>
          </table:table-cell>
          <table:table-cell ns41:value-type="float" table:style-name="TL Data" office:value="1543" office:value-type="float">
            <text:p>15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0" office:value-type="float">
            <text:p>8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1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Alkemade</text:p>
          </table:table-cell>
          <table:table-cell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353" office:value-type="float">
            <text:p>1353</text:p>
          </table:table-cell>
          <table:table-cell ns41:value-type="float" table:style-name="TL Data" office:value="1352" office:value-type="float">
            <text:p>1352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1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Alphen</text:p>
          </table:table-cell>
          <table:table-cell/>
          <table:table-cell ns41:value-type="float" table:style-name="TL Data" office:value="1085" office:value-type="float">
            <text:p>1085</text:p>
          </table:table-cell>
          <table:table-cell ns41:value-type="float" table:style-name="TL Data" office:value="1148" office:value-type="float">
            <text:p>11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0"/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436" office:value-type="float">
            <text:p>436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1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Ameide</text:p>
          </table:table-cell>
          <table:table-cell/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1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Ammerstol</text:p>
          </table:table-cell>
          <table:table-cell/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53" office:value-type="float">
            <text:p>25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1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Arkel</text:p>
          </table:table-cell>
          <table:table-cell/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66" office:value-type="float">
            <text:p>266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1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Asperen</text:p>
          </table:table-cell>
          <table:table-cell/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584" office:value-type="float">
            <text:p>584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1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Barendrecht (Oost- en W.-)</text:p>
          </table:table-cell>
          <table:table-cell/>
          <table:table-cell ns41:value-type="float" table:style-name="TL Data" office:value="1036" office:value-type="float">
            <text:p>1036</text:p>
          </table:table-cell>
          <table:table-cell ns41:value-type="float" table:style-name="TL Data" office:value="1018" office:value-type="float">
            <text:p>1018</text:p>
          </table:table-cell>
          <table:table-cell table:style-name="TL Data" table:number-columns-repeated="4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2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Barwoutswaarder</text:p>
          </table:table-cell>
          <table:table-cell/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24" office:value-type="float">
            <text:p>224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2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Beijerland (Nieuw-)</text:p>
          </table:table-cell>
          <table:table-cell/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508" office:value-type="float">
            <text:p>508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2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Beijerland (Oud-)</text:p>
          </table:table-cell>
          <table:table-cell/>
          <table:table-cell ns41:value-type="float" table:style-name="TL Data" office:value="1780" office:value-type="float">
            <text:p>1780</text:p>
          </table:table-cell>
          <table:table-cell ns41:value-type="float" table:style-name="TL Data" office:value="1883" office:value-type="float">
            <text:p>188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4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2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Beijerland (Zuid-)</text:p>
          </table:table-cell>
          <table:table-cell/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688" office:value-type="float">
            <text:p>688</text:p>
          </table:table-cell>
          <table:table-cell table:style-name="TL Data" table:number-columns-repeated="4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0" office:value-type="float">
            <text:p>5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2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Benthuizen</text:p>
          </table:table-cell>
          <table:table-cell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80" office:value-type="float">
            <text:p>280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2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Bergambacht</text:p>
          </table:table-cell>
          <table:table-cell/>
          <table:table-cell ns41:value-type="float" table:style-name="TL Data" office:value="1032" office:value-type="float">
            <text:p>1032</text:p>
          </table:table-cell>
          <table:table-cell ns41:value-type="float" table:style-name="TL Data" office:value="1002" office:value-type="float">
            <text:p>100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2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Bergschenhoek</text:p>
          </table:table-cell>
          <table:table-cell/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24" office:value-type="float">
            <text:p>324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69" office:value-type="float">
            <text:p>16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2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Berkel en Rodenrijs</text:p>
          </table:table-cell>
          <table:table-cell/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297" office:value-type="float">
            <text:p>297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57" office:value-type="float">
            <text:p>35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2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Berkenwoude</text:p>
          </table:table-cell>
          <table:table-cell/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44" office:value-type="float">
            <text:p>244</text:p>
          </table:table-cell>
          <table:table-cell table:style-name="TL Data" table:number-columns-repeated="20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2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Bleiswijk</text:p>
          </table:table-cell>
          <table:table-cell/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525" office:value-type="float">
            <text:p>525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62" office:value-type="float">
            <text:p>16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3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Bleskensgraaf en Hofwegen</text:p>
          </table:table-cell>
          <table:table-cell/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420" office:value-type="float">
            <text:p>420</text:p>
          </table:table-cell>
          <table:table-cell table:style-name="TL Data" table:number-columns-repeated="32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3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Bodegraven</text:p>
          </table:table-cell>
          <table:table-cell/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6" office:value-type="float">
            <text:p>8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367" office:value-type="float">
            <text:p>36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3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Bommel (den)</text:p>
          </table:table-cell>
          <table:table-cell/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506" office:value-type="float">
            <text:p>506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65" office:value-type="float">
            <text:p>16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3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Boskoop</text:p>
          </table:table-cell>
          <table:table-cell/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697" office:value-type="float">
            <text:p>697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18" office:value-type="float">
            <text:p>11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90" office:value-type="float">
            <text:p>190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3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Brandwijk</text:p>
          </table:table-cell>
          <table:table-cell/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16" office:value-type="float">
            <text:p>316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6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3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Brielle</text:p>
          </table:table-cell>
          <table:table-cell/>
          <table:table-cell ns41:value-type="float" table:style-name="TL Data" office:value="1582" office:value-type="float">
            <text:p>1582</text:p>
          </table:table-cell>
          <table:table-cell ns41:value-type="float" table:style-name="TL Data" office:value="1885" office:value-type="float">
            <text:p>188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78" office:value-type="float">
            <text:p>278</text:p>
          </table:table-cell>
          <table:table-cell table:style-name="TL Data" table:number-columns-repeated="4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3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Broek</text:p>
          </table:table-cell>
          <table:table-cell/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22" office:value-type="float">
            <text:p>422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3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Capelle aan den IJssel</text:p>
          </table:table-cell>
          <table:table-cell/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752" office:value-type="float">
            <text:p>75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3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Charlois</text:p>
          </table:table-cell>
          <table:table-cell/>
          <table:table-cell ns41:value-type="float" table:style-name="TL Data" office:value="1592" office:value-type="float">
            <text:p>1592</text:p>
          </table:table-cell>
          <table:table-cell ns41:value-type="float" table:style-name="TL Data" office:value="1665" office:value-type="float">
            <text:p>1665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11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3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Delfshaven</text:p>
          </table:table-cell>
          <table:table-cell/>
          <table:table-cell ns41:value-type="float" table:style-name="TL Data" office:value="1249" office:value-type="float">
            <text:p>1249</text:p>
          </table:table-cell>
          <table:table-cell ns41:value-type="float" table:style-name="TL Data" office:value="1493" office:value-type="float">
            <text:p>149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4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Dirksland</text:p>
          </table:table-cell>
          <table:table-cell/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1099" office:value-type="float">
            <text:p>1099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4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Dubbeldam</text:p>
          </table:table-cell>
          <table:table-cell/>
          <table:table-cell ns41:value-type="float" table:style-name="TL Data" office:value="1479" office:value-type="float">
            <text:p>1479</text:p>
          </table:table-cell>
          <table:table-cell ns41:value-type="float" table:style-name="TL Data" office:value="1455" office:value-type="float">
            <text:p>1455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4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Everdingen</text:p>
          </table:table-cell>
          <table:table-cell/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41" office:value-type="float">
            <text:p>341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4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44" office:value-type="float">
            <text:p>14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4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Geervliet</text:p>
          </table:table-cell>
          <table:table-cell/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93" office:value-type="float">
            <text:p>493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4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den de 10000 zielen.</text:p>
          </table:table-cell>
          <table:table-cell ns41:value-type="string" table:style-name="TL RowHeader" office:value-type="string">
            <text:p>Giessendam</text:p>
          </table:table-cell>
          <table:table-cell/>
          <table:table-cell ns41:value-type="float" table:style-name="TL Data" office:value="999" office:value-type="float">
            <text:p>999</text:p>
          </table:table-cell>
          <table:table-cell ns41:value-type="float" table:style-name="TL Data" office:value="958" office:value-type="float">
            <text:p>958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96" office:value-type="float">
            <text:p>96</text:p>
          </table:table-cell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4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iessen-Nieuwkerk</text:p>
          </table:table-cell>
          <table:table-cell/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13" office:value-type="float">
            <text:p>313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0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oedereede</text:p>
          </table:table-cell>
          <table:table-cell/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0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orinchem</text:p>
          </table:table-cell>
          <table:table-cell/>
          <table:table-cell ns41:value-type="float" table:style-name="TL Data" office:value="2743" office:value-type="float">
            <text:p>2743</text:p>
          </table:table-cell>
          <table:table-cell ns41:value-type="float" table:style-name="TL Data" office:value="3247" office:value-type="float">
            <text:p>324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123" office:value-type="float">
            <text:p>1123</text:p>
          </table:table-cell>
          <table:table-cell ns41:value-type="float" table:style-name="TL Data" office:value="1208" office:value-type="float">
            <text:p>120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06" office:value-type="float">
            <text:p>106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0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ouderak</text:p>
          </table:table-cell>
          <table:table-cell/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711" office:value-type="float">
            <text:p>71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0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oudriaan</text:p>
          </table:table-cell>
          <table:table-cell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25" office:value-type="float">
            <text:p>225</text:p>
          </table:table-cell>
          <table:table-cell table:style-name="TL Data" table:number-columns-repeated="4"/>
          <table:table-cell ns41:value-type="float" office:value="27" table:style-name="TL Data" table:number-columns-repeated="2" office:value-type="float">
            <text:p>27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0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oudswaard</text:p>
          </table:table-cell>
          <table:table-cell/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446" office:value-type="float">
            <text:p>446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0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0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's Gravendeel</text:p>
          </table:table-cell>
          <table:table-cell/>
          <table:table-cell ns41:value-type="float" table:style-name="TL Data" office:value="1349" office:value-type="float">
            <text:p>1349</text:p>
          </table:table-cell>
          <table:table-cell ns41:value-type="float" table:style-name="TL Data" office:value="1388" office:value-type="float">
            <text:p>138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0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's Gravesande</text:p>
          </table:table-cell>
          <table:table-cell/>
          <table:table-cell ns41:value-type="float" table:style-name="TL Data" office:value="1207" office:value-type="float">
            <text:p>1207</text:p>
          </table:table-cell>
          <table:table-cell ns41:value-type="float" table:style-name="TL Data" office:value="1168" office:value-type="float">
            <text:p>116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0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0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root-Ammers</text:p>
          </table:table-cell>
          <table:table-cell/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533" office:value-type="float">
            <text:p>533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0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aastrecht</text:p>
          </table:table-cell>
          <table:table-cell/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449" office:value-type="float">
            <text:p>44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22" office:value-type="float">
            <text:p>32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1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agestein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58" office:value-type="float">
            <text:p>158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42" office:value-type="float">
            <text:p>24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1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ardinxveld</text:p>
          </table:table-cell>
          <table:table-cell/>
          <table:table-cell ns41:value-type="float" table:style-name="TL Data" office:value="1733" office:value-type="float">
            <text:p>1733</text:p>
          </table:table-cell>
          <table:table-cell ns41:value-type="float" table:style-name="TL Data" office:value="1660" office:value-type="float">
            <text:p>1660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1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azerswoude</text:p>
          </table:table-cell>
          <table:table-cell/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560" office:value-type="float">
            <text:p>56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1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envliet</text:p>
          </table:table-cell>
          <table:table-cell/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522" office:value-type="float">
            <text:p>522</text:p>
          </table:table-cell>
          <table:table-cell table:style-name="TL Data" table:number-columns-repeated="8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1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erjansdam</text:p>
          </table:table-cell>
          <table:table-cell/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665" office:value-type="float">
            <text:p>665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1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i- en Boeicop</text:p>
          </table:table-cell>
          <table:table-cell/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60" office:value-type="float">
            <text:p>260</text:p>
          </table:table-cell>
          <table:table-cell table:style-name="TL Data" table:number-columns-repeated="21"/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1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inenoord</text:p>
          </table:table-cell>
          <table:table-cell/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591" office:value-type="float">
            <text:p>59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1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kelingen</text:p>
          </table:table-cell>
          <table:table-cell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303" office:value-type="float">
            <text:p>303</text:p>
          </table:table-cell>
          <table:table-cell table:style-name="TL Data" table:number-columns-repeated="20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1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kendorp</text:p>
          </table:table-cell>
          <table:table-cell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88" office:value-type="float">
            <text:p>18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3" office:value-type="float">
            <text:p>8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1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llevoetsluis</text:p>
          </table:table-cell>
          <table:table-cell/>
          <table:table-cell ns41:value-type="float" table:style-name="TL Data" office:value="1908" office:value-type="float">
            <text:p>1908</text:p>
          </table:table-cell>
          <table:table-cell ns41:value-type="float" table:style-name="TL Data" office:value="1576" office:value-type="float">
            <text:p>157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2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lvoet (Nieuw-)</text:p>
          </table:table-cell>
          <table:table-cell/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561" office:value-type="float">
            <text:p>56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2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ndrik-Ido-Ambacht</text:p>
          </table:table-cell>
          <table:table-cell/>
          <table:table-cell ns41:value-type="float" table:style-name="TL Data" office:value="1089" office:value-type="float">
            <text:p>1089</text:p>
          </table:table-cell>
          <table:table-cell ns41:value-type="float" table:style-name="TL Data" office:value="1068" office:value-type="float">
            <text:p>1068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2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rkingen</text:p>
          </table:table-cell>
          <table:table-cell/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39" office:value-type="float">
            <text:p>339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2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ukelum</text:p>
          </table:table-cell>
          <table:table-cell/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464" office:value-type="float">
            <text:p>46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2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illegersberg</text:p>
          </table:table-cell>
          <table:table-cell/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1002" office:value-type="float">
            <text:p>100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10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11" office:value-type="float">
            <text:p>111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2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illegom</text:p>
          </table:table-cell>
          <table:table-cell/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441" office:value-type="float">
            <text:p>44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507" office:value-type="float">
            <text:p>507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2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of van Delft</text:p>
          </table:table-cell>
          <table:table-cell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10"/>
          <table:table-cell ns41:value-type="float" office:value="365" table:style-name="TL Data" table:number-columns-repeated="2" office:value-type="float">
            <text:p>365</text:p>
          </table:table-cell>
          <table:table-cell table:style-name="TL Data" table:number-columns-repeated="4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2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oogblokland</text:p>
          </table:table-cell>
          <table:table-cell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297" office:value-type="float">
            <text:p>297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2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oogvliet</text:p>
          </table:table-cell>
          <table:table-cell/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420" office:value-type="float">
            <text:p>420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2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oornaar</text:p>
          </table:table-cell>
          <table:table-cell/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52" office:value-type="float">
            <text:p>25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6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3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Katendrecht</text:p>
          </table:table-cell>
          <table:table-cell/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473" office:value-type="float">
            <text:p>473</text:p>
          </table:table-cell>
          <table:table-cell table:style-name="TL Data" table:number-columns-repeated="20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3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Katwijk</text:p>
          </table:table-cell>
          <table:table-cell/>
          <table:table-cell ns41:value-type="float" table:style-name="TL Data" office:value="2064" office:value-type="float">
            <text:p>2064</text:p>
          </table:table-cell>
          <table:table-cell ns41:value-type="float" table:style-name="TL Data" office:value="2278" office:value-type="float">
            <text:p>227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65" office:value-type="float">
            <text:p>165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3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Kedichem</text:p>
          </table:table-cell>
          <table:table-cell/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321" office:value-type="float">
            <text:p>32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2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3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Kethel en Spaland</text:p>
          </table:table-cell>
          <table:table-cell/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341" office:value-type="float">
            <text:p>34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0"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66" office:value-type="float">
            <text:p>36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3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Klaaswaal</text:p>
          </table:table-cell>
          <table:table-cell/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604" office:value-type="float">
            <text:p>604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3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Koudekerk</text:p>
          </table:table-cell>
          <table:table-cell/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3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Kralingen</text:p>
          </table:table-cell>
          <table:table-cell/>
          <table:table-cell ns41:value-type="float" table:style-name="TL Data" office:value="1741" office:value-type="float">
            <text:p>1741</text:p>
          </table:table-cell>
          <table:table-cell ns41:value-type="float" table:style-name="TL Data" office:value="1895" office:value-type="float">
            <text:p>189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72" table:style-name="TL Data" table:number-columns-repeated="2" office:value-type="float">
            <text:p>7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3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Krimpen aan de Lek</text:p>
          </table:table-cell>
          <table:table-cell/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666" office:value-type="float">
            <text:p>66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0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3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Krimpen aan den IJssel</text:p>
          </table:table-cell>
          <table:table-cell/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644" office:value-type="float">
            <text:p>644</text:p>
          </table:table-cell>
          <table:table-cell table:style-name="TL Data" table:number-columns-repeated="20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3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angerak</text:p>
          </table:table-cell>
          <table:table-cell/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310" office:value-type="float">
            <text:p>31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 table:number-columns-repeated="26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4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angeruigeweide</text:p>
          </table:table-cell>
          <table:table-cell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17" office:value-type="float">
            <text:p>217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4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eerbroek</text:p>
          </table:table-cell>
          <table:table-cell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17" office:value-type="float">
            <text:p>317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4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eerdam</text:p>
          </table:table-cell>
          <table:table-cell/>
          <table:table-cell ns41:value-type="float" table:style-name="TL Data" office:value="1262" office:value-type="float">
            <text:p>1262</text:p>
          </table:table-cell>
          <table:table-cell ns41:value-type="float" table:style-name="TL Data" office:value="1306" office:value-type="float">
            <text:p>1306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10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4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ekkerkerk</text:p>
          </table:table-cell>
          <table:table-cell/>
          <table:table-cell ns41:value-type="float" table:style-name="TL Data" office:value="1284" office:value-type="float">
            <text:p>1284</text:p>
          </table:table-cell>
          <table:table-cell ns41:value-type="float" table:style-name="TL Data" office:value="1313" office:value-type="float">
            <text:p>131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4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ekkerland (Nieuw-)</text:p>
          </table:table-cell>
          <table:table-cell/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938" office:value-type="float">
            <text:p>938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10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4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exmond</text:p>
          </table:table-cell>
          <table:table-cell/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684" office:value-type="float">
            <text:p>684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4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eijderdorp</text:p>
          </table:table-cell>
          <table:table-cell/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84" office:value-type="float">
            <text:p>284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4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ier (de)</text:p>
          </table:table-cell>
          <table:table-cell/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415" office:value-type="float">
            <text:p>415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4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indt (Groote)</text:p>
          </table:table-cell>
          <table:table-cell/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397" office:value-type="float">
            <text:p>397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4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isse</text:p>
          </table:table-cell>
          <table:table-cell/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550" office:value-type="float">
            <text:p>550</text:p>
          </table:table-cell>
          <table:table-cell table:style-name="TL Data" table:number-columns-repeated="8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5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oosduinen</text:p>
          </table:table-cell>
          <table:table-cell/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499" office:value-type="float">
            <text:p>499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5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aasdam</text:p>
          </table:table-cell>
          <table:table-cell/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687" office:value-type="float">
            <text:p>687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6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5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aasland</text:p>
          </table:table-cell>
          <table:table-cell/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798" office:value-type="float">
            <text:p>79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17" office:value-type="float">
            <text:p>217</text:p>
          </table:table-cell>
          <table:table-cell table:style-name="TL Data" table:number-columns-repeated="8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5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aassluis</text:p>
          </table:table-cell>
          <table:table-cell/>
          <table:table-cell ns41:value-type="float" table:style-name="TL Data" office:value="1463" office:value-type="float">
            <text:p>1463</text:p>
          </table:table-cell>
          <table:table-cell ns41:value-type="float" table:style-name="TL Data" office:value="1695" office:value-type="float">
            <text:p>169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10"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85" office:value-type="float">
            <text:p>185</text:p>
          </table:table-cell>
          <table:table-cell table:style-name="TL Data" table:number-columns-repeated="4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0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athenes (Oud- en Nieuw-)</text:p>
          </table:table-cell>
          <table:table-cell/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88" office:value-type="float">
            <text:p>388</text:p>
          </table:table-cell>
          <table:table-cell table:style-name="TL Data" table:number-columns-repeated="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10"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26" office:value-type="float">
            <text:p>22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0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eerkerk</text:p>
          </table:table-cell>
          <table:table-cell/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592" office:value-type="float">
            <text:p>592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0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elissant</text:p>
          </table:table-cell>
          <table:table-cell/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489" office:value-type="float">
            <text:p>489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0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iddelharnis</text:p>
          </table:table-cell>
          <table:table-cell/>
          <table:table-cell ns41:value-type="float" table:style-name="TL Data" office:value="1427" office:value-type="float">
            <text:p>1427</text:p>
          </table:table-cell>
          <table:table-cell ns41:value-type="float" table:style-name="TL Data" office:value="1542" office:value-type="float">
            <text:p>154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4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0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oercapelle</text:p>
          </table:table-cell>
          <table:table-cell/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67" office:value-type="float">
            <text:p>26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0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olenaarsgraaf</text:p>
          </table:table-cell>
          <table:table-cell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83" office:value-type="float">
            <text:p>183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6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0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onster</text:p>
          </table:table-cell>
          <table:table-cell/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697" office:value-type="float">
            <text:p>697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979" office:value-type="float">
            <text:p>979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0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oordrecht</text:p>
          </table:table-cell>
          <table:table-cell/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886" office:value-type="float">
            <text:p>886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61" office:value-type="float">
            <text:p>161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0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ijnsheerenland</text:p>
          </table:table-cell>
          <table:table-cell/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554" office:value-type="float">
            <text:p>554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1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aaldwijk</text:p>
          </table:table-cell>
          <table:table-cell/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1107" office:value-type="float">
            <text:p>110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709" office:value-type="float">
            <text:p>709</text:p>
          </table:table-cell>
          <table:table-cell table:style-name="TL Data" table:number-columns-repeated="4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1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ieuwenhoorn</text:p>
          </table:table-cell>
          <table:table-cell/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583" office:value-type="float">
            <text:p>58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1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ieuwerkerk aan den IJssel</text:p>
          </table:table-cell>
          <table:table-cell/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822" office:value-type="float">
            <text:p>82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1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ieuwkoop</text:p>
          </table:table-cell>
          <table:table-cell/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455" office:value-type="float">
            <text:p>455</text:p>
          </table:table-cell>
          <table:table-cell table:style-name="TL Data" table:number-columns-repeated="2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618" office:value-type="float">
            <text:p>61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1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ieuwland</text:p>
          </table:table-cell>
          <table:table-cell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19" office:value-type="float">
            <text:p>219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6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1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ieuwpoort</text:p>
          </table:table-cell>
          <table:table-cell/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84" office:value-type="float">
            <text:p>28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3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1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ieuwveen</text:p>
          </table:table-cell>
          <table:table-cell/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01" office:value-type="float">
            <text:p>30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09" office:value-type="float">
            <text:p>20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1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oordeloos</text:p>
          </table:table-cell>
          <table:table-cell/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401" office:value-type="float">
            <text:p>401</text:p>
          </table:table-cell>
          <table:table-cell table:style-name="TL Data" table:number-columns-repeated="4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26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1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oordwijk</text:p>
          </table:table-cell>
          <table:table-cell/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816" office:value-type="float">
            <text:p>816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1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oordwijkerhout</text:p>
          </table:table-cell>
          <table:table-cell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6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11"/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503" office:value-type="float">
            <text:p>50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2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ootdorp</text:p>
          </table:table-cell>
          <table:table-cell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24" office:value-type="float">
            <text:p>124</text:p>
          </table:table-cell>
          <table:table-cell table:style-name="TL Data" table:number-columns-repeated="20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53" office:value-type="float">
            <text:p>15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2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umansdorp</text:p>
          </table:table-cell>
          <table:table-cell/>
          <table:table-cell ns41:value-type="float" table:style-name="TL Data" office:value="1142" office:value-type="float">
            <text:p>1142</text:p>
          </table:table-cell>
          <table:table-cell ns41:value-type="float" table:style-name="TL Data" office:value="1143" office:value-type="float">
            <text:p>1143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2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egstgeest</text:p>
          </table:table-cell>
          <table:table-cell/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2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oltgensplaat</text:p>
          </table:table-cell>
          <table:table-cell/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857" office:value-type="float">
            <text:p>857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32" office:value-type="float">
            <text:p>23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2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ostvoorne</text:p>
          </table:table-cell>
          <table:table-cell/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618" office:value-type="float">
            <text:p>618</text:p>
          </table:table-cell>
          <table:table-cell table:style-name="TL Data" table:number-columns-repeated="20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2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ttoland</text:p>
          </table:table-cell>
          <table:table-cell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30" office:value-type="float">
            <text:p>230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2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uddorp</text:p>
          </table:table-cell>
          <table:table-cell/>
          <table:table-cell ns41:value-type="float" table:style-name="TL Data" office:value="1280" office:value-type="float">
            <text:p>1280</text:p>
          </table:table-cell>
          <table:table-cell ns41:value-type="float" table:style-name="TL Data" office:value="1279" office:value-type="float">
            <text:p>1279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2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udenhoorn</text:p>
          </table:table-cell>
          <table:table-cell/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354" office:value-type="float">
            <text:p>35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2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uderkerk aan den IJssel</text:p>
          </table:table-cell>
          <table:table-cell/>
          <table:table-cell ns41:value-type="float" table:style-name="TL Data" office:value="1055" office:value-type="float">
            <text:p>1055</text:p>
          </table:table-cell>
          <table:table-cell ns41:value-type="float" table:style-name="TL Data" office:value="1050" office:value-type="float">
            <text:p>1050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2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udewater</text:p>
          </table:table-cell>
          <table:table-cell/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574" office:value-type="float">
            <text:p>57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3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udshoorn</text:p>
          </table:table-cell>
          <table:table-cell/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0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16" office:value-type="float">
            <text:p>116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3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verschie</text:p>
          </table:table-cell>
          <table:table-cell/>
          <table:table-cell ns41:value-type="float" table:style-name="TL Data" office:value="1040" office:value-type="float">
            <text:p>1040</text:p>
          </table:table-cell>
          <table:table-cell ns41:value-type="float" table:style-name="TL Data" office:value="1070" office:value-type="float">
            <text:p>107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8"/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3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Papekop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3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Papendrecht</text:p>
          </table:table-cell>
          <table:table-cell/>
          <table:table-cell ns41:value-type="float" table:style-name="TL Data" office:value="1037" office:value-type="float">
            <text:p>1037</text:p>
          </table:table-cell>
          <table:table-cell ns41:value-type="float" table:style-name="TL Data" office:value="1056" office:value-type="float">
            <text:p>1056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3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Pernis</text:p>
          </table:table-cell>
          <table:table-cell/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728" office:value-type="float">
            <text:p>728</text:p>
          </table:table-cell>
          <table:table-cell table:style-name="TL Data" table:number-columns-repeated="4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13" office:value-type="float">
            <text:p>11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3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Peursum</text:p>
          </table:table-cell>
          <table:table-cell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82" office:value-type="float">
            <text:p>182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17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3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Piershil</text:p>
          </table:table-cell>
          <table:table-cell/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30" office:value-type="float">
            <text:p>330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6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3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Poortugaal</text:p>
          </table:table-cell>
          <table:table-cell/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429" office:value-type="float">
            <text:p>429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3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Puttershoek</text:p>
          </table:table-cell>
          <table:table-cell/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818" office:value-type="float">
            <text:p>818</text:p>
          </table:table-cell>
          <table:table-cell table:style-name="TL Data" table:number-columns-repeated="4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3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Pijnacker</text:p>
          </table:table-cell>
          <table:table-cell/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418" office:value-type="float">
            <text:p>418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10"/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88" office:value-type="float">
            <text:p>28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4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eenwijk</text:p>
          </table:table-cell>
          <table:table-cell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78" office:value-type="float">
            <text:p>378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23" office:value-type="float">
            <text:p>223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4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hoon</text:p>
          </table:table-cell>
          <table:table-cell/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526" office:value-type="float">
            <text:p>526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55" office:value-type="float">
            <text:p>15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4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hijnsburg</text:p>
          </table:table-cell>
          <table:table-cell/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683" office:value-type="float">
            <text:p>68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31" office:value-type="float">
            <text:p>13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17" office:value-type="float">
            <text:p>117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4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idderkerk</text:p>
          </table:table-cell>
          <table:table-cell/>
          <table:table-cell ns41:value-type="float" table:style-name="TL Data" office:value="2439" office:value-type="float">
            <text:p>2439</text:p>
          </table:table-cell>
          <table:table-cell ns41:value-type="float" table:style-name="TL Data" office:value="2537" office:value-type="float">
            <text:p>2537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4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ietveld</text:p>
          </table:table-cell>
          <table:table-cell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59" office:value-type="float">
            <text:p>159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4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ockanje</text:p>
          </table:table-cell>
          <table:table-cell/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701" office:value-type="float">
            <text:p>70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4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ozenburg</text:p>
          </table:table-cell>
          <table:table-cell/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536" office:value-type="float">
            <text:p>536</text:p>
          </table:table-cell>
          <table:table-cell table:style-name="TL Data" table:number-columns-repeated="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4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ijnsaterwoude</text:p>
          </table:table-cell>
          <table:table-cell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18" office:value-type="float">
            <text:p>118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49" office:value-type="float">
            <text:p>14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4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ijswijk</text:p>
          </table:table-cell>
          <table:table-cell/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4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assenheim</text:p>
          </table:table-cell>
          <table:table-cell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62" office:value-type="float">
            <text:p>26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92" office:value-type="float">
            <text:p>29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5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chelluinen</text:p>
          </table:table-cell>
          <table:table-cell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75" office:value-type="float">
            <text:p>175</text:p>
          </table:table-cell>
          <table:table-cell table:style-name="TL Data" table:number-columns-repeated="32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5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chiebroek</text:p>
          </table:table-cell>
          <table:table-cell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49" office:value-type="float">
            <text:p>149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5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chipluiden</text:p>
          </table:table-cell>
          <table:table-cell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42" office:value-type="float">
            <text:p>24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5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choonhoven</text:p>
          </table:table-cell>
          <table:table-cell/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1065" office:value-type="float">
            <text:p>106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0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choonrewoerd</text:p>
          </table:table-cell>
          <table:table-cell/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05" office:value-type="float">
            <text:p>405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1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0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liedrecht</text:p>
          </table:table-cell>
          <table:table-cell/>
          <table:table-cell ns41:value-type="float" table:style-name="TL Data" office:value="2829" office:value-type="float">
            <text:p>2829</text:p>
          </table:table-cell>
          <table:table-cell ns41:value-type="float" table:style-name="TL Data" office:value="2997" office:value-type="float">
            <text:p>299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1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0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luipwijk</text:p>
          </table:table-cell>
          <table:table-cell/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0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ommelsdijk</text:p>
          </table:table-cell>
          <table:table-cell/>
          <table:table-cell ns41:value-type="float" table:style-name="TL Data" office:value="1102" office:value-type="float">
            <text:p>1102</text:p>
          </table:table-cell>
          <table:table-cell ns41:value-type="float" table:style-name="TL Data" office:value="1103" office:value-type="float">
            <text:p>1103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2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0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pijkenisse</text:p>
          </table:table-cell>
          <table:table-cell/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722" office:value-type="float">
            <text:p>72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4"/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0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tad aan 't Haringvliet</text:p>
          </table:table-cell>
          <table:table-cell/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489" office:value-type="float">
            <text:p>489</text:p>
          </table:table-cell>
          <table:table-cell table:style-name="TL Data" table:number-columns-repeated="4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1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0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tein</text:p>
          </table:table-cell>
          <table:table-cell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 table:number-columns-repeated="20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0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tellendam</text:p>
          </table:table-cell>
          <table:table-cell/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428" office:value-type="float">
            <text:p>428</text:p>
          </table:table-cell>
          <table:table-cell table:style-name="TL Data" table:number-columns-repeated="20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0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tolwijk</text:p>
          </table:table-cell>
          <table:table-cell/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852" office:value-type="float">
            <text:p>852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1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tompwijk</text:p>
          </table:table-cell>
          <table:table-cell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1"/>
          <table:table-cell ns41:value-type="float" table:style-name="TL Data" office:value="1021" office:value-type="float">
            <text:p>1021</text:p>
          </table:table-cell>
          <table:table-cell ns41:value-type="float" table:style-name="TL Data" office:value="924" office:value-type="float">
            <text:p>924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1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treefkerk</text:p>
          </table:table-cell>
          <table:table-cell/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794" office:value-type="float">
            <text:p>794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1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trijen</text:p>
          </table:table-cell>
          <table:table-cell/>
          <table:table-cell ns41:value-type="float" table:style-name="TL Data" office:value="1533" office:value-type="float">
            <text:p>1533</text:p>
          </table:table-cell>
          <table:table-cell ns41:value-type="float" table:style-name="TL Data" office:value="1660" office:value-type="float">
            <text:p>166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1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1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Tienhoven</text:p>
          </table:table-cell>
          <table:table-cell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09" office:value-type="float">
            <text:p>109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1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Tonge (Nieuwe)</text:p>
          </table:table-cell>
          <table:table-cell/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580" office:value-type="float">
            <text:p>580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1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Tonge (Oude)</text:p>
          </table:table-cell>
          <table:table-cell/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783" office:value-type="float">
            <text:p>78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68" office:value-type="float">
            <text:p>368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1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alkenburg</text:p>
          </table:table-cell>
          <table:table-cell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97" office:value-type="float">
            <text:p>197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1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eur</text:p>
          </table:table-cell>
          <table:table-cell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58" office:value-type="float">
            <text:p>35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1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ianen</text:p>
          </table:table-cell>
          <table:table-cell/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998" office:value-type="float">
            <text:p>99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10"/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490" office:value-type="float">
            <text:p>490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1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ierpolders</text:p>
          </table:table-cell>
          <table:table-cell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40" office:value-type="float">
            <text:p>240</text:p>
          </table:table-cell>
          <table:table-cell table:style-name="TL Data" table:number-columns-repeated="20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2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laardingen</text:p>
          </table:table-cell>
          <table:table-cell/>
          <table:table-cell ns41:value-type="float" table:style-name="TL Data" office:value="2673" office:value-type="float">
            <text:p>2673</text:p>
          </table:table-cell>
          <table:table-cell ns41:value-type="float" table:style-name="TL Data" office:value="3572" office:value-type="float">
            <text:p>357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office:value="6" table:style-name="TL Data" table:number-columns-repeated="2" office:value-type="float">
            <text:p>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2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laardinger-Ambacht</text:p>
          </table:table-cell>
          <table:table-cell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34" office:value-type="float">
            <text:p>234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41" office:value-type="float">
            <text:p>14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2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list</text:p>
          </table:table-cell>
          <table:table-cell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27" office:value-type="float">
            <text:p>127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4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2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oorburg</text:p>
          </table:table-cell>
          <table:table-cell/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654" office:value-type="float">
            <text:p>65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2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oorhout</text:p>
          </table:table-cell>
          <table:table-cell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1" office:value-type="float">
            <text:p>7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260" office:value-type="float">
            <text:p>26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2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oorschoten</text:p>
          </table:table-cell>
          <table:table-cell/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457" office:value-type="float">
            <text:p>457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2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rijenban</text:p>
          </table:table-cell>
          <table:table-cell/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0"/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75" office:value-type="float">
            <text:p>275</text:p>
          </table:table-cell>
          <table:table-cell table:style-name="TL Data" table:number-columns-repeated="8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2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aarder</text:p>
          </table:table-cell>
          <table:table-cell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95" office:value-type="float">
            <text:p>295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2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addinxveen (Noord-)</text:p>
          </table:table-cell>
          <table:table-cell/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552" office:value-type="float">
            <text:p>552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07" office:value-type="float">
            <text:p>10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2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addinxveen (Zuid-)</text:p>
          </table:table-cell>
          <table:table-cell/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74" office:value-type="float">
            <text:p>274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3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armond</text:p>
          </table:table-cell>
          <table:table-cell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374" office:value-type="float">
            <text:p>374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3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assenaar</text:p>
          </table:table-cell>
          <table:table-cell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119" office:value-type="float">
            <text:p>1119</text:p>
          </table:table-cell>
          <table:table-cell ns41:value-type="float" table:style-name="TL Data" office:value="1153" office:value-type="float">
            <text:p>115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3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ateringen</text:p>
          </table:table-cell>
          <table:table-cell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40" office:value-type="float">
            <text:p>14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646" office:value-type="float">
            <text:p>64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3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estmaas</text:p>
          </table:table-cell>
          <table:table-cell/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45" office:value-type="float">
            <text:p>345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3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oerden</text:p>
          </table:table-cell>
          <table:table-cell/>
          <table:table-cell ns41:value-type="float" table:style-name="TL Data" office:value="1278" office:value-type="float">
            <text:p>1278</text:p>
          </table:table-cell>
          <table:table-cell ns41:value-type="float" table:style-name="TL Data" office:value="1109" office:value-type="float">
            <text:p>110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9" office:value-type="float">
            <text:p>2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3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oubrugge</text:p>
          </table:table-cell>
          <table:table-cell/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489" office:value-type="float">
            <text:p>48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0"/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45" office:value-type="float">
            <text:p>345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3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ijngaarden</text:p>
          </table:table-cell>
          <table:table-cell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45" office:value-type="float">
            <text:p>145</text:p>
          </table:table-cell>
          <table:table-cell table:style-name="TL Data" table:number-columns-repeated="32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3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IJsselmonde</text:p>
          </table:table-cell>
          <table:table-cell/>
          <table:table-cell ns41:value-type="float" table:style-name="TL Data" office:value="1234" office:value-type="float">
            <text:p>1234</text:p>
          </table:table-cell>
          <table:table-cell ns41:value-type="float" table:style-name="TL Data" office:value="1241" office:value-type="float">
            <text:p>124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3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egwaart</text:p>
          </table:table-cell>
          <table:table-cell/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0"/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67" office:value-type="float">
            <text:p>267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3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evenhoven</text:p>
          </table:table-cell>
          <table:table-cell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63" office:value-type="float">
            <text:p>16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27" office:value-type="float">
            <text:p>22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4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evenhuizen</text:p>
          </table:table-cell>
          <table:table-cell/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875" office:value-type="float">
            <text:p>875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 table:number-columns-repeated="11"/>
          <table:table-cell ns41:value-type="float" office:value="38" table:style-name="TL Data" table:number-columns-repeated="2" office:value-type="float">
            <text:p>38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4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oetermeer</text:p>
          </table:table-cell>
          <table:table-cell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31" office:value-type="float">
            <text:p>23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50" office:value-type="float">
            <text:p>25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4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oeterwoude</text:p>
          </table:table-cell>
          <table:table-cell/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913" office:value-type="float">
            <text:p>913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4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uidland</text:p>
          </table:table-cell>
          <table:table-cell/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4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wammerdam</text:p>
          </table:table-cell>
          <table:table-cell/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412" office:value-type="float">
            <text:p>412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0"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82" office:value-type="float">
            <text:p>18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4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wartewaal</text:p>
          </table:table-cell>
          <table:table-cell/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467" office:value-type="float">
            <text:p>467</text:p>
          </table:table-cell>
          <table:table-cell table:style-name="TL Data" table:number-columns-repeated="4"/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4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wijndrecht</text:p>
          </table:table-cell>
          <table:table-cell/>
          <table:table-cell ns41:value-type="float" table:style-name="TL Data" office:value="1148" office:value-type="float">
            <text:p>1148</text:p>
          </table:table-cell>
          <table:table-cell ns41:value-type="float" table:style-name="TL Data" office:value="1237" office:value-type="float">
            <text:p>1237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4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TOTAAL DER GEMEENTEN BEN. DE 10000 ZIELEN</text:p>
          </table:table-cell>
          <table:table-cell/>
          <table:table-cell ns41:value-type="float" table:style-name="TL Data" office:value="122159" office:value-type="float">
            <text:p>122159</text:p>
          </table:table-cell>
          <table:table-cell ns41:value-type="float" table:style-name="TL Data" office:value="126437" office:value-type="float">
            <text:p>126437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98" office:value-type="float">
            <text:p>98</text:p>
          </table:table-cell>
          <table:table-cell ns41:value-type="float" office:value="504" table:style-name="TL Data" table:number-columns-repeated="2" office:value-type="float">
            <text:p>504</text:p>
          </table:table-cell>
          <table:table-cell ns41:value-type="float" table:style-name="TL Data" office:value="2774" office:value-type="float">
            <text:p>2774</text:p>
          </table:table-cell>
          <table:table-cell ns41:value-type="float" table:style-name="TL Data" office:value="2852" office:value-type="float">
            <text:p>285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571" office:value-type="float">
            <text:p>31571</text:p>
          </table:table-cell>
          <table:table-cell ns41:value-type="float" table:style-name="TL Data" office:value="31569" office:value-type="float">
            <text:p>3156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2"/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1106" office:value-type="float">
            <text:p>110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45" office:value-type="float">
            <text:p>14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4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UIDHOLLAND.</text:p>
          </table:table-cell>
          <table:table-cell table:style-name="TL RowHeader"/>
          <table:table-cell ns41:value-type="string" table:style-name="TL RowHeader" office:value-type="string">
            <text:p>TOTAAL DER PROVINCIE</text:p>
          </table:table-cell>
          <table:table-cell/>
          <table:table-cell ns41:value-type="float" table:style-name="TL Data" office:value="201778" office:value-type="float">
            <text:p>201778</text:p>
          </table:table-cell>
          <table:table-cell ns41:value-type="float" table:style-name="TL Data" office:value="223120" office:value-type="float">
            <text:p>223120</text:p>
          </table:table-cell>
          <table:table-cell ns41:value-type="float" table:style-name="TL Data" office:value="1739" office:value-type="float">
            <text:p>1739</text:p>
          </table:table-cell>
          <table:table-cell ns41:value-type="float" table:style-name="TL Data" office:value="1771" office:value-type="float">
            <text:p>1771</text:p>
          </table:table-cell>
          <table:table-cell ns41:value-type="float" table:style-name="TL Data" office:value="1513" office:value-type="float">
            <text:p>1513</text:p>
          </table:table-cell>
          <table:table-cell ns41:value-type="float" table:style-name="TL Data" office:value="1835" office:value-type="float">
            <text:p>1835</text:p>
          </table:table-cell>
          <table:table-cell ns41:value-type="float" table:style-name="TL Data" office:value="3976" office:value-type="float">
            <text:p>3976</text:p>
          </table:table-cell>
          <table:table-cell ns41:value-type="float" table:style-name="TL Data" office:value="4233" office:value-type="float">
            <text:p>4233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6091" office:value-type="float">
            <text:p>6091</text:p>
          </table:table-cell>
          <table:table-cell ns41:value-type="float" table:style-name="TL Data" office:value="6042" office:value-type="float">
            <text:p>6042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1274" office:value-type="float">
            <text:p>71274</text:p>
          </table:table-cell>
          <table:table-cell ns41:value-type="float" table:style-name="TL Data" office:value="78991" office:value-type="float">
            <text:p>78991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324" office:value-type="float">
            <text:p>5324</text:p>
          </table:table-cell>
          <table:table-cell ns41:value-type="float" table:style-name="TL Data" office:value="5762" office:value-type="float">
            <text:p>5762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63" office:value-type="float">
            <text:p>26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4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Alkmaar</text:p>
          </table:table-cell>
          <table:table-cell/>
          <table:table-cell ns41:value-type="float" table:style-name="TL Data" office:value="2349" office:value-type="float">
            <text:p>2349</text:p>
          </table:table-cell>
          <table:table-cell ns41:value-type="float" table:style-name="TL Data" office:value="2607" office:value-type="float">
            <text:p>260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2048" office:value-type="float">
            <text:p>2048</text:p>
          </table:table-cell>
          <table:table-cell ns41:value-type="float" table:style-name="TL Data" office:value="2286" office:value-type="float">
            <text:p>228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38" office:value-type="float">
            <text:p>138</text:p>
          </table:table-cell>
          <table:table-cell table:style-name="TL Data" table:number-columns-repeated="2"/>
          <table:table-cell ns41:value-type="float" office:value="7" table:style-name="TL Data" table:number-columns-repeated="2" office:value-type="float">
            <text:p>7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0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Amsterdam</text:p>
          </table:table-cell>
          <table:table-cell/>
          <table:table-cell ns41:value-type="float" table:style-name="TL Data" office:value="53238" office:value-type="float">
            <text:p>53238</text:p>
          </table:table-cell>
          <table:table-cell ns41:value-type="float" table:style-name="TL Data" office:value="66561" office:value-type="float">
            <text:p>66561</text:p>
          </table:table-cell>
          <table:table-cell ns41:value-type="float" table:style-name="TL Data" office:value="1550" office:value-type="float">
            <text:p>1550</text:p>
          </table:table-cell>
          <table:table-cell ns41:value-type="float" table:style-name="TL Data" office:value="1824" office:value-type="float">
            <text:p>1824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1594" office:value-type="float">
            <text:p>1594</text:p>
          </table:table-cell>
          <table:table-cell ns41:value-type="float" table:style-name="TL Data" office:value="1890" office:value-type="float">
            <text:p>1890</text:p>
          </table:table-cell>
          <table:table-cell ns41:value-type="float" table:style-name="TL Data" office:value="11958" office:value-type="float">
            <text:p>11958</text:p>
          </table:table-cell>
          <table:table-cell ns41:value-type="float" table:style-name="TL Data" office:value="12992" office:value-type="float">
            <text:p>12992</text:p>
          </table:table-cell>
          <table:table-cell ns41:value-type="float" table:style-name="TL Data" office:value="3432" office:value-type="float">
            <text:p>3432</text:p>
          </table:table-cell>
          <table:table-cell ns41:value-type="float" table:style-name="TL Data" office:value="4139" office:value-type="float">
            <text:p>413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3274" office:value-type="float">
            <text:p>23274</text:p>
          </table:table-cell>
          <table:table-cell ns41:value-type="float" table:style-name="TL Data" office:value="29093" office:value-type="float">
            <text:p>29093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482" office:value-type="float">
            <text:p>11482</text:p>
          </table:table-cell>
          <table:table-cell ns41:value-type="float" table:style-name="TL Data" office:value="12547" office:value-type="float">
            <text:p>12547</text:p>
          </table:table-cell>
          <table:table-cell ns41:value-type="float" table:style-name="TL Data" office:value="1239" office:value-type="float">
            <text:p>1239</text:p>
          </table:table-cell>
          <table:table-cell ns41:value-type="float" table:style-name="TL Data" office:value="1457" office:value-type="float">
            <text:p>1457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95" office:value-type="float">
            <text:p>29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0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Haarlem</text:p>
          </table:table-cell>
          <table:table-cell/>
          <table:table-cell ns41:value-type="float" table:style-name="TL Data" office:value="6105" office:value-type="float">
            <text:p>6105</text:p>
          </table:table-cell>
          <table:table-cell ns41:value-type="float" table:style-name="TL Data" office:value="7214" office:value-type="float">
            <text:p>721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18" office:value-type="float">
            <text:p>4818</text:p>
          </table:table-cell>
          <table:table-cell ns41:value-type="float" table:style-name="TL Data" office:value="5541" office:value-type="float">
            <text:p>554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0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Helder</text:p>
          </table:table-cell>
          <table:table-cell/>
          <table:table-cell ns41:value-type="float" table:style-name="TL Data" office:value="5009" office:value-type="float">
            <text:p>5009</text:p>
          </table:table-cell>
          <table:table-cell ns41:value-type="float" table:style-name="TL Data" office:value="4692" office:value-type="float">
            <text:p>469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19" office:value-type="float">
            <text:p>11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768" office:value-type="float">
            <text:p>1768</text:p>
          </table:table-cell>
          <table:table-cell ns41:value-type="float" table:style-name="TL Data" office:value="1629" office:value-type="float">
            <text:p>1629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56" office:value-type="float">
            <text:p>156</text:p>
          </table:table-cell>
          <table:table-cell table:style-name="TL Data" table:number-columns-repeated="2"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" office:value-type="float">
            <text:p>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0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Zaandam</text:p>
          </table:table-cell>
          <table:table-cell/>
          <table:table-cell ns41:value-type="float" table:style-name="TL Data" office:value="3598" office:value-type="float">
            <text:p>3598</text:p>
          </table:table-cell>
          <table:table-cell ns41:value-type="float" table:style-name="TL Data" office:value="3729" office:value-type="float">
            <text:p>372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879" office:value-type="float">
            <text:p>879</text:p>
          </table:table-cell>
          <table:table-cell ns41:value-type="float" office:value="17" table:style-name="TL Data" table:number-columns-repeated="2" office:value-type="float">
            <text:p>17</text:p>
          </table:table-cell>
          <table:table-cell table:style-name="TL Data" table:number-columns-repeated="2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1" office:value-type="float">
            <text:p>81</text:p>
          </table:table-cell>
          <table:table-cell table:style-name="TL Data" table:number-columns-repeated="2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6" office:value-type="float">
            <text:p>4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0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70299" office:value-type="float">
            <text:p>70299</text:p>
          </table:table-cell>
          <table:table-cell ns41:value-type="float" table:style-name="TL Data" office:value="84803" office:value-type="float">
            <text:p>84803</text:p>
          </table:table-cell>
          <table:table-cell ns41:value-type="float" table:style-name="TL Data" office:value="1677" office:value-type="float">
            <text:p>1677</text:p>
          </table:table-cell>
          <table:table-cell ns41:value-type="float" table:style-name="TL Data" office:value="1951" office:value-type="float">
            <text:p>1951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3227" office:value-type="float">
            <text:p>3227</text:p>
          </table:table-cell>
          <table:table-cell ns41:value-type="float" table:style-name="TL Data" office:value="3641" office:value-type="float">
            <text:p>3641</text:p>
          </table:table-cell>
          <table:table-cell ns41:value-type="float" table:style-name="TL Data" office:value="13774" office:value-type="float">
            <text:p>13774</text:p>
          </table:table-cell>
          <table:table-cell ns41:value-type="float" table:style-name="TL Data" office:value="14395" office:value-type="float">
            <text:p>14395</text:p>
          </table:table-cell>
          <table:table-cell ns41:value-type="float" table:style-name="TL Data" office:value="3612" office:value-type="float">
            <text:p>3612</text:p>
          </table:table-cell>
          <table:table-cell ns41:value-type="float" table:style-name="TL Data" office:value="4290" office:value-type="float">
            <text:p>429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0" office:value-type="float">
            <text:p>70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2690" office:value-type="float">
            <text:p>32690</text:p>
          </table:table-cell>
          <table:table-cell ns41:value-type="float" table:style-name="TL Data" office:value="39428" office:value-type="float">
            <text:p>39428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173" office:value-type="float">
            <text:p>12173</text:p>
          </table:table-cell>
          <table:table-cell ns41:value-type="float" table:style-name="TL Data" office:value="13212" office:value-type="float">
            <text:p>13212</text:p>
          </table:table-cell>
          <table:table-cell ns41:value-type="float" table:style-name="TL Data" office:value="1244" office:value-type="float">
            <text:p>1244</text:p>
          </table:table-cell>
          <table:table-cell ns41:value-type="float" table:style-name="TL Data" office:value="1463" office:value-type="float">
            <text:p>1463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359" office:value-type="float">
            <text:p>35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0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alsmeer</text:p>
          </table:table-cell>
          <table:table-cell/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617" office:value-type="float">
            <text:p>61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office:value="55" table:style-name="TL Data" table:number-columns-repeated="2" office:value-type="float">
            <text:p>55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0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bbekerk</text:p>
          </table:table-cell>
          <table:table-cell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91" office:value-type="float">
            <text:p>29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17" office:value-type="float">
            <text:p>11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0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kersloot</text:p>
          </table:table-cell>
          <table:table-cell/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24" office:value-type="float">
            <text:p>324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34" office:value-type="float">
            <text:p>23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0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ndijk</text:p>
          </table:table-cell>
          <table:table-cell/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583" office:value-type="float">
            <text:p>583</text:p>
          </table:table-cell>
          <table:table-cell table:style-name="TL Data" table:number-columns-repeated="4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1"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91" office:value-type="float">
            <text:p>191</text:p>
          </table:table-cell>
          <table:table-cell table:style-name="TL Data" table:number-columns-repeated="8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0" office:value-type="float">
            <text:p>80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1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nkeveen</text:p>
          </table:table-cell>
          <table:table-cell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8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76" office:value-type="float">
            <text:p>17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1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ssendelft</text:p>
          </table:table-cell>
          <table:table-cell/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723" office:value-type="float">
            <text:p>723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759" office:value-type="float">
            <text:p>759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1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venhorn</text:p>
          </table:table-cell>
          <table:table-cell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87" office:value-type="float">
            <text:p>387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58" office:value-type="float">
            <text:p>15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1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arsingerhorn</text:p>
          </table:table-cell>
          <table:table-cell/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836" office:value-type="float">
            <text:p>836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0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1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emster (de)</text:p>
          </table:table-cell>
          <table:table-cell/>
          <table:table-cell ns41:value-type="float" table:style-name="TL Data" office:value="1193" office:value-type="float">
            <text:p>1193</text:p>
          </table:table-cell>
          <table:table-cell ns41:value-type="float" table:style-name="TL Data" office:value="1248" office:value-type="float">
            <text:p>1248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73" office:value-type="float">
            <text:p>373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1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ets</text:p>
          </table:table-cell>
          <table:table-cell/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29" office:value-type="float">
            <text:p>229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10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1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nnebroek</text:p>
          </table:table-cell>
          <table:table-cell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27" office:value-type="float">
            <text:p>127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48" office:value-type="float">
            <text:p>14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1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rgen</text:p>
          </table:table-cell>
          <table:table-cell/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61" office:value-type="float">
            <text:p>26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10" office:value-type="float">
            <text:p>31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1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rkhout</text:p>
          </table:table-cell>
          <table:table-cell/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522" office:value-type="float">
            <text:p>522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99" office:value-type="float">
            <text:p>399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1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verwijk</text:p>
          </table:table-cell>
          <table:table-cell/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472" office:value-type="float">
            <text:p>472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10"/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772" office:value-type="float">
            <text:p>772</text:p>
          </table:table-cell>
          <table:table-cell table:style-name="TL Data" table:number-columns-repeated="4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2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laricum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0"/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423" office:value-type="float">
            <text:p>42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2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loemendaal</text:p>
          </table:table-cell>
          <table:table-cell/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996" office:value-type="float">
            <text:p>99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2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lokker</text:p>
          </table:table-cell>
          <table:table-cell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67" office:value-type="float">
            <text:p>267</text:p>
          </table:table-cell>
          <table:table-cell table:style-name="TL Data" table:number-columns-repeated="6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2"/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487" office:value-type="float">
            <text:p>48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2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ovenkarspel</text:p>
          </table:table-cell>
          <table:table-cell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06" office:value-type="float">
            <text:p>306</text:p>
          </table:table-cell>
          <table:table-cell table:style-name="TL Data" table:number-columns-repeated="5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98" office:value-type="float">
            <text:p>29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2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roek in Waterland</text:p>
          </table:table-cell>
          <table:table-cell/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686" office:value-type="float">
            <text:p>686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office:value="16" table:style-name="TL Data" table:number-columns-repeated="2" office:value-type="float">
            <text:p>16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2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roek op Langedijk</text:p>
          </table:table-cell>
          <table:table-cell/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341" office:value-type="float">
            <text:p>341</text:p>
          </table:table-cell>
          <table:table-cell table:style-name="TL Data" table:number-columns-repeated="4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2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uiksloot</text:p>
          </table:table-cell>
          <table:table-cell/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412" office:value-type="float">
            <text:p>412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8"/>
          <table:table-cell ns41:value-type="float" office:value="2" table:style-name="TL Data" table:number-columns-repeated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2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ussum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463" office:value-type="float">
            <text:p>46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2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Callantsoog</text:p>
          </table:table-cell>
          <table:table-cell/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40" office:value-type="float">
            <text:p>240</text:p>
          </table:table-cell>
          <table:table-cell table:style-name="TL Data" table:number-columns-repeated="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1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2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Castricum</text:p>
          </table:table-cell>
          <table:table-cell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3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iemen</text:p>
          </table:table-cell>
          <table:table-cell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26" office:value-type="float">
            <text:p>226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42" office:value-type="float">
            <text:p>142</text:p>
          </table:table-cell>
          <table:table-cell table:style-name="TL Data" table:number-columns-repeated="8"/>
          <table:table-cell ns41:value-type="float" office:value="3" table:style-name="TL Data" table:number-columns-repeated="2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3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dam</text:p>
          </table:table-cell>
          <table:table-cell/>
          <table:table-cell ns41:value-type="float" table:style-name="TL Data" office:value="1274" office:value-type="float">
            <text:p>1274</text:p>
          </table:table-cell>
          <table:table-cell ns41:value-type="float" table:style-name="TL Data" office:value="1400" office:value-type="float">
            <text:p>1400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895" office:value-type="float">
            <text:p>895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3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gmond aan Zee</text:p>
          </table:table-cell>
          <table:table-cell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21" office:value-type="float">
            <text:p>22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515" office:value-type="float">
            <text:p>515</text:p>
          </table:table-cell>
          <table:table-cell table:style-name="TL Data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3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gmond binnen</text:p>
          </table:table-cell>
          <table:table-cell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53" office:value-type="float">
            <text:p>153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3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nkhuizen</text:p>
          </table:table-cell>
          <table:table-cell/>
          <table:table-cell ns41:value-type="float" table:style-name="TL Data" office:value="1959" office:value-type="float">
            <text:p>1959</text:p>
          </table:table-cell>
          <table:table-cell ns41:value-type="float" table:style-name="TL Data" office:value="2179" office:value-type="float">
            <text:p>217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8"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3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raft</text:p>
          </table:table-cell>
          <table:table-cell/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530" office:value-type="float">
            <text:p>53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47" office:value-type="float">
            <text:p>14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3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's Graveland</text:p>
          </table:table-cell>
          <table:table-cell/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507" office:value-type="float">
            <text:p>507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3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rootebroek</text:p>
          </table:table-cell>
          <table:table-cell/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38" office:value-type="float">
            <text:p>238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666" office:value-type="float">
            <text:p>66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3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aarlemmerliede en Spaarnwoude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61" office:value-type="float">
            <text:p>26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3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aarlemmermeer</text:p>
          </table:table-cell>
          <table:table-cell/>
          <table:table-cell ns41:value-type="float" table:style-name="TL Data" office:value="2419" office:value-type="float">
            <text:p>2419</text:p>
          </table:table-cell>
          <table:table-cell ns41:value-type="float" table:style-name="TL Data" office:value="2069" office:value-type="float">
            <text:p>206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14" office:value-type="float">
            <text:p>1314</text:p>
          </table:table-cell>
          <table:table-cell ns41:value-type="float" table:style-name="TL Data" office:value="1071" office:value-type="float">
            <text:p>1071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4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arenkarspel</text:p>
          </table:table-cell>
          <table:table-cell/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377" office:value-type="float">
            <text:p>377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403" office:value-type="float">
            <text:p>40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4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emskerk</text:p>
          </table:table-cell>
          <table:table-cell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91" office:value-type="float">
            <text:p>9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3" table:style-name="TL Data" table:number-columns-repeated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463" office:value-type="float">
            <text:p>46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4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emstede</text:p>
          </table:table-cell>
          <table:table-cell/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4"/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4"/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1074" office:value-type="float">
            <text:p>107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3" table:style-name="TL Data" table:number-columns-repeated="2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4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erhugowaard</text:p>
          </table:table-cell>
          <table:table-cell/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462" office:value-type="float">
            <text:p>46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383" office:value-type="float">
            <text:p>38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4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ilo</text:p>
          </table:table-cell>
          <table:table-cell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42" office:value-type="float">
            <text:p>14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11"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01" office:value-type="float">
            <text:p>30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4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nsbroek</text:p>
          </table:table-cell>
          <table:table-cell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62" office:value-type="float">
            <text:p>162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0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ilversum</text:p>
          </table:table-cell>
          <table:table-cell/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1005" office:value-type="float">
            <text:p>100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449" office:value-type="float">
            <text:p>1449</text:p>
          </table:table-cell>
          <table:table-cell ns41:value-type="float" table:style-name="TL Data" office:value="1620" office:value-type="float">
            <text:p>1620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51" office:value-type="float">
            <text:p>251</text:p>
          </table:table-cell>
          <table:table-cell table:style-name="TL Data" table:number-columns-repeated="2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09" office:value-type="float">
            <text:p>109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0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oogkarspel</text:p>
          </table:table-cell>
          <table:table-cell/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304" office:value-type="float">
            <text:p>30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42" office:value-type="float">
            <text:p>24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0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oogwoud</text:p>
          </table:table-cell>
          <table:table-cell/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585" office:value-type="float">
            <text:p>585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11"/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42" office:value-type="float">
            <text:p>34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0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oorn</text:p>
          </table:table-cell>
          <table:table-cell/>
          <table:table-cell ns41:value-type="float" table:style-name="TL Data" office:value="2588" office:value-type="float">
            <text:p>2588</text:p>
          </table:table-cell>
          <table:table-cell ns41:value-type="float" table:style-name="TL Data" office:value="2462" office:value-type="float">
            <text:p>246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office:value="107" table:style-name="TL Data" table:number-columns-repeated="2" office:value-type="float">
            <text:p>107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00" office:value-type="float">
            <text:p>100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21" office:value-type="float">
            <text:p>1521</text:p>
          </table:table-cell>
          <table:table-cell ns41:value-type="float" table:style-name="TL Data" office:value="1423" office:value-type="float">
            <text:p>142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24" office:value-type="float">
            <text:p>224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0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outrijk en Polanen</text:p>
          </table:table-cell>
          <table:table-cell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7" office:value-type="float">
            <text:p>12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8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0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uizen</text:p>
          </table:table-cell>
          <table:table-cell/>
          <table:table-cell ns41:value-type="float" table:style-name="TL Data" office:value="1374" office:value-type="float">
            <text:p>1374</text:p>
          </table:table-cell>
          <table:table-cell ns41:value-type="float" table:style-name="TL Data" office:value="1333" office:value-type="float">
            <text:p>133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0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Ilpendam</text:p>
          </table:table-cell>
          <table:table-cell/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529" office:value-type="float">
            <text:p>529</text:p>
          </table:table-cell>
          <table:table-cell table:style-name="TL Data" table:number-columns-repeated="6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59" office:value-type="float">
            <text:p>159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0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Jisp</text:p>
          </table:table-cell>
          <table:table-cell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56" office:value-type="float">
            <text:p>256</text:p>
          </table:table-cell>
          <table:table-cell table:style-name="TL Data" table:number-columns-repeated="6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" office:value-type="float">
            <text:p>31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10"/>
          <table:table-cell ns41:value-type="float" office:value="29" table:style-name="TL Data" table:number-columns-repeated="2" office:value-type="float">
            <text:p>2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0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Katwoude</text:p>
          </table:table-cell>
          <table:table-cell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0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1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Koedijk</text:p>
          </table:table-cell>
          <table:table-cell/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381" office:value-type="float">
            <text:p>38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10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1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Koog aan de Zaan</text:p>
          </table:table-cell>
          <table:table-cell/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767" office:value-type="float">
            <text:p>767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10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11" office:value-type="float">
            <text:p>111</text:p>
          </table:table-cell>
          <table:table-cell table:style-name="TL Data" table:number-columns-repeated="4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1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Kortenhoef</text:p>
          </table:table-cell>
          <table:table-cell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06" office:value-type="float">
            <text:p>206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97" office:value-type="float">
            <text:p>9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1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Krommenie</text:p>
          </table:table-cell>
          <table:table-cell/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1026" office:value-type="float">
            <text:p>1026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1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Kwadijk</text:p>
          </table:table-cell>
          <table:table-cell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61" office:value-type="float">
            <text:p>161</text:p>
          </table:table-cell>
          <table:table-cell table:style-name="TL Data" table:number-columns-repeated="6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1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andsmeer</text:p>
          </table:table-cell>
          <table:table-cell/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513" office:value-type="float">
            <text:p>513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1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aren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981" office:value-type="float">
            <text:p>98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1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eijmuiden</text:p>
          </table:table-cell>
          <table:table-cell/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09" office:value-type="float">
            <text:p>30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3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10"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92" office:value-type="float">
            <text:p>29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1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immen</text:p>
          </table:table-cell>
          <table:table-cell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20"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37" office:value-type="float">
            <text:p>23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1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t. Maarten</text:p>
          </table:table-cell>
          <table:table-cell/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54" office:value-type="float">
            <text:p>354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12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2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arken</text:p>
          </table:table-cell>
          <table:table-cell/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468" office:value-type="float">
            <text:p>468</text:p>
          </table:table-cell>
          <table:table-cell table:style-name="TL Data" table:number-columns-repeated="32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2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edemblik</text:p>
          </table:table-cell>
          <table:table-cell/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452" office:value-type="float">
            <text:p>452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2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iddelie</text:p>
          </table:table-cell>
          <table:table-cell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75" office:value-type="float">
            <text:p>175</text:p>
          </table:table-cell>
          <table:table-cell table:style-name="TL Data" table:number-columns-repeated="6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2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idwoud</text:p>
          </table:table-cell>
          <table:table-cell/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337" office:value-type="float">
            <text:p>337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1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2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onnikendam</text:p>
          </table:table-cell>
          <table:table-cell/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office:value="27" table:style-name="TL Data" table:number-columns-repeated="2" office:value-type="float">
            <text:p>27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 table:number-columns-repeated="10"/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42" office:value-type="float">
            <text:p>342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2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uiden</text:p>
          </table:table-cell>
          <table:table-cell/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516" office:value-type="float">
            <text:p>51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57" office:value-type="float">
            <text:p>257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2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aarden</text:p>
          </table:table-cell>
          <table:table-cell/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2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ederhorst den Berg</text:p>
          </table:table-cell>
          <table:table-cell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38" office:value-type="float">
            <text:p>23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71" office:value-type="float">
            <text:p>17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2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ibbixwoud</text:p>
          </table:table-cell>
          <table:table-cell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88" office:value-type="float">
            <text:p>188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1"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15" office:value-type="float">
            <text:p>21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2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ieuwendam</text:p>
          </table:table-cell>
          <table:table-cell/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497" office:value-type="float">
            <text:p>497</text:p>
          </table:table-cell>
          <table:table-cell table:style-name="TL Data" table:number-columns-repeated="6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3" table:style-name="TL Data" table:number-columns-repeated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3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ieuwe Niedorp</text:p>
          </table:table-cell>
          <table:table-cell/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31" table:style-name="TL Data" table:number-columns-repeated="2" office:value-type="float">
            <text:p>31</text:p>
          </table:table-cell>
          <table:table-cell table:style-name="TL Data" table:number-columns-repeated="12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32" office:value-type="float">
            <text:p>13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3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ieuwer Amstel</text:p>
          </table:table-cell>
          <table:table-cell/>
          <table:table-cell ns41:value-type="float" table:style-name="TL Data" office:value="1470" office:value-type="float">
            <text:p>1470</text:p>
          </table:table-cell>
          <table:table-cell ns41:value-type="float" table:style-name="TL Data" office:value="1500" office:value-type="float">
            <text:p>150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334" office:value-type="float">
            <text:p>1334</text:p>
          </table:table-cell>
          <table:table-cell ns41:value-type="float" table:style-name="TL Data" office:value="1371" office:value-type="float">
            <text:p>137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3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oord-Scharwoude</text:p>
          </table:table-cell>
          <table:table-cell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79" office:value-type="float">
            <text:p>279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3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bdam</text:p>
          </table:table-cell>
          <table:table-cell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313" office:value-type="float">
            <text:p>31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3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osthuizen</text:p>
          </table:table-cell>
          <table:table-cell/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497" office:value-type="float">
            <text:p>49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3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ostzaan</text:p>
          </table:table-cell>
          <table:table-cell/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757" office:value-type="float">
            <text:p>757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3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pmeer</text:p>
          </table:table-cell>
          <table:table-cell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1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47" office:value-type="float">
            <text:p>14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3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pperdoes</text:p>
          </table:table-cell>
          <table:table-cell/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80" office:value-type="float">
            <text:p>280</text:p>
          </table:table-cell>
          <table:table-cell table:style-name="TL Data" table:number-columns-repeated="4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1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3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terleek</text:p>
          </table:table-cell>
          <table:table-cell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41" office:value-type="float">
            <text:p>241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3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udendijk</text:p>
          </table:table-cell>
          <table:table-cell/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312" office:value-type="float">
            <text:p>312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ns41:value-type="float" office:value="15" table:style-name="TL Data" table:number-columns-repeated="2" office:value-type="float">
            <text:p>1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4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ude Niedorp</text:p>
          </table:table-cell>
          <table:table-cell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98" office:value-type="float">
            <text:p>198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0"/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4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uder Amstel</text:p>
          </table:table-cell>
          <table:table-cell/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477" office:value-type="float">
            <text:p>47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4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udkarspel</text:p>
          </table:table-cell>
          <table:table-cell/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39" office:value-type="float">
            <text:p>339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4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udorp</text:p>
          </table:table-cell>
          <table:table-cell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ns41:value-type="float" office:value="150" table:style-name="TL Data" table:number-columns-repeated="2" office:value-type="float">
            <text:p>15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4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t. Pancras</text:p>
          </table:table-cell>
          <table:table-cell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84" office:value-type="float">
            <text:p>184</text:p>
          </table:table-cell>
          <table:table-cell table:style-name="TL Data" table:number-columns-repeated="7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1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4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Petten</text:p>
          </table:table-cell>
          <table:table-cell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57" office:value-type="float">
            <text:p>157</text:p>
          </table:table-cell>
          <table:table-cell table:style-name="TL Data" table:number-columns-repeated="6"/>
          <table:table-cell ns41:value-type="float" office:value="5" table:style-name="TL Data" table:number-columns-repeated="2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4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Purmerende</text:p>
          </table:table-cell>
          <table:table-cell/>
          <table:table-cell ns41:value-type="float" table:style-name="TL Data" office:value="1158" office:value-type="float">
            <text:p>1158</text:p>
          </table:table-cell>
          <table:table-cell ns41:value-type="float" table:style-name="TL Data" office:value="1237" office:value-type="float">
            <text:p>1237</text:p>
          </table:table-cell>
          <table:table-cell table:style-name="TL Data" table:number-columns-repeated="6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4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ansdorp</text:p>
          </table:table-cell>
          <table:table-cell/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536" office:value-type="float">
            <text:p>536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4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ijp</text:p>
          </table:table-cell>
          <table:table-cell/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562" office:value-type="float">
            <text:p>56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10"/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39" office:value-type="float">
            <text:p>239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4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chagen</text:p>
          </table:table-cell>
          <table:table-cell/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656" office:value-type="float">
            <text:p>656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08" office:value-type="float">
            <text:p>30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5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chellinkhout</text:p>
          </table:table-cell>
          <table:table-cell/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300" office:value-type="float">
            <text:p>300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5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chermerhorn</text:p>
          </table:table-cell>
          <table:table-cell/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433" office:value-type="float">
            <text:p>433</text:p>
          </table:table-cell>
          <table:table-cell table:style-name="TL Data" table:number-columns-repeated="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5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choorl</text:p>
          </table:table-cell>
          <table:table-cell/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72" office:value-type="float">
            <text:p>372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1"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5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choten</text:p>
          </table:table-cell>
          <table:table-cell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24" office:value-type="float">
            <text:p>22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0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loten</text:p>
          </table:table-cell>
          <table:table-cell/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8"/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413" office:value-type="float">
            <text:p>413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0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paarndam</text:p>
          </table:table-cell>
          <table:table-cell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71" office:value-type="float">
            <text:p>17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0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panbroek</text:p>
          </table:table-cell>
          <table:table-cell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47" office:value-type="float">
            <text:p>147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428" office:value-type="float">
            <text:p>42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0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ijbekarspel</text:p>
          </table:table-cell>
          <table:table-cell/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50" office:value-type="float">
            <text:p>350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63" office:value-type="float">
            <text:p>16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0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Terschelling</text:p>
          </table:table-cell>
          <table:table-cell/>
          <table:table-cell ns41:value-type="float" table:style-name="TL Data" office:value="1231" office:value-type="float">
            <text:p>1231</text:p>
          </table:table-cell>
          <table:table-cell ns41:value-type="float" table:style-name="TL Data" office:value="1424" office:value-type="float">
            <text:p>1424</text:p>
          </table:table-cell>
          <table:table-cell table:style-name="TL Data" table:number-columns-repeated="6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0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Texel</text:p>
          </table:table-cell>
          <table:table-cell/>
          <table:table-cell ns41:value-type="float" table:style-name="TL Data" office:value="1877" office:value-type="float">
            <text:p>1877</text:p>
          </table:table-cell>
          <table:table-cell ns41:value-type="float" table:style-name="TL Data" office:value="1900" office:value-type="float">
            <text:p>190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610" office:value-type="float">
            <text:p>610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0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Twisk</text:p>
          </table:table-cell>
          <table:table-cell/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301" office:value-type="float">
            <text:p>30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0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Uitgeest</text:p>
          </table:table-cell>
          <table:table-cell/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432" office:value-type="float">
            <text:p>432</text:p>
          </table:table-cell>
          <table:table-cell table:style-name="TL Data" table:number-columns-repeated="6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0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Uithoorn</text:p>
          </table:table-cell>
          <table:table-cell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49" office:value-type="float">
            <text:p>349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1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Urk</text:p>
          </table:table-cell>
          <table:table-cell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12" office:value-type="float">
            <text:p>212</text:p>
          </table:table-cell>
          <table:table-cell table:style-name="TL Data" table:number-columns-repeated="4"/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476" office:value-type="float">
            <text:p>476</text:p>
          </table:table-cell>
          <table:table-cell table:style-name="TL Data" table:number-columns-repeated="2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1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Ursem</text:p>
          </table:table-cell>
          <table:table-cell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86" office:value-type="float">
            <text:p>286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22" office:value-type="float">
            <text:p>22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1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elzen</text:p>
          </table:table-cell>
          <table:table-cell/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432" office:value-type="float">
            <text:p>43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10"/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738" office:value-type="float">
            <text:p>73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1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enhuizen</text:p>
          </table:table-cell>
          <table:table-cell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74" office:value-type="float">
            <text:p>574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302" office:value-type="float">
            <text:p>30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1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lieland</text:p>
          </table:table-cell>
          <table:table-cell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300" office:value-type="float">
            <text:p>300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1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arder</text:p>
          </table:table-cell>
          <table:table-cell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59" office:value-type="float">
            <text:p>159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4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1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armenhuizen</text:p>
          </table:table-cell>
          <table:table-cell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53" office:value-type="float">
            <text:p>253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48" office:value-type="float">
            <text:p>24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1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atergraafsmeer</text:p>
          </table:table-cell>
          <table:table-cell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97" office:value-type="float">
            <text:p>19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8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1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eesp</text:p>
          </table:table-cell>
          <table:table-cell/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97" office:value-type="float">
            <text:p>9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463" office:value-type="float">
            <text:p>463</text:p>
          </table:table-cell>
          <table:table-cell table:style-name="TL Data" table:number-columns-repeated="4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1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eesperkarspel</text:p>
          </table:table-cell>
          <table:table-cell/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88" office:value-type="float">
            <text:p>288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2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ervershoof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07" office:value-type="float">
            <text:p>30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2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estwoud</text:p>
          </table:table-cell>
          <table:table-cell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49" office:value-type="float">
            <text:p>149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35" office:value-type="float">
            <text:p>23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2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estzaan</text:p>
          </table:table-cell>
          <table:table-cell/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866" office:value-type="float">
            <text:p>86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10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 table:number-columns-repeated="8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2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ieringen</text:p>
          </table:table-cell>
          <table:table-cell/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709" office:value-type="float">
            <text:p>70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20" office:value-type="float">
            <text:p>120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2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ieringerwaard</text:p>
          </table:table-cell>
          <table:table-cell/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458" office:value-type="float">
            <text:p>458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7" office:value-type="float">
            <text:p>7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2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inkel</text:p>
          </table:table-cell>
          <table:table-cell/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607" office:value-type="float">
            <text:p>607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1" office:value-type="float">
            <text:p>3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office:value="30" table:style-name="TL Data" table:number-columns-repeated="2" office:value-type="float">
            <text:p>30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2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ognum</text:p>
          </table:table-cell>
          <table:table-cell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24" office:value-type="float">
            <text:p>224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456" office:value-type="float">
            <text:p>45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2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ormer</text:p>
          </table:table-cell>
          <table:table-cell/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57" office:value-type="float">
            <text:p>457</text:p>
          </table:table-cell>
          <table:table-cell table:style-name="TL Data" table:number-columns-repeated="6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55" office:value-type="float">
            <text:p>15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2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ormerveer</text:p>
          </table:table-cell>
          <table:table-cell/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1156" office:value-type="float">
            <text:p>1156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10"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2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ijdenes</text:p>
          </table:table-cell>
          <table:table-cell/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33" office:value-type="float">
            <text:p>333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3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ijdewormer</text:p>
          </table:table-cell>
          <table:table-cell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77" office:value-type="float">
            <text:p>177</text:p>
          </table:table-cell>
          <table:table-cell table:style-name="TL Data" table:number-columns-repeated="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10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3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ijk aan Zee en Duin</text:p>
          </table:table-cell>
          <table:table-cell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10"/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83" office:value-type="float">
            <text:p>28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3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aandijk</text:p>
          </table:table-cell>
          <table:table-cell/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893" office:value-type="float">
            <text:p>89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office:value="28" table:style-name="TL Data" table:number-columns-repeated="2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3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andvoort</text:p>
          </table:table-cell>
          <table:table-cell/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592" office:value-type="float">
            <text:p>59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3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uid- en Noord-Schermer</text:p>
          </table:table-cell>
          <table:table-cell/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476" office:value-type="float">
            <text:p>476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3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uid-Schalkwijk, c. a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3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uid-Scharwoude</text:p>
          </table:table-cell>
          <table:table-cell/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88" office:value-type="float">
            <text:p>288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office:value="124" table:style-name="TL Data" table:number-columns-repeated="2" office:value-type="float">
            <text:p>12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3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waag</text:p>
          </table:table-cell>
          <table:table-cell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86" office:value-type="float">
            <text:p>286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4" office:value-type="float">
            <text:p>1</text:p>
          </table:table-cell>
          <table:table-cell table:style-name="TL Data" table:number-columns-repeated="11"/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602" office:value-type="float">
            <text:p>60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3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ijpe</text:p>
          </table:table-cell>
          <table:table-cell/>
          <table:table-cell ns41:value-type="float" table:style-name="TL Data" office:value="2000" office:value-type="float">
            <text:p>2000</text:p>
          </table:table-cell>
          <table:table-cell ns41:value-type="float" table:style-name="TL Data" office:value="1944" office:value-type="float">
            <text:p>194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436" office:value-type="float">
            <text:p>436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3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TOTAAL DER GEMEENTEN BEN. DE 10000 ZIELEN</text:p>
          </table:table-cell>
          <table:table-cell/>
          <table:table-cell ns41:value-type="float" table:style-name="TL Data" office:value="62041" office:value-type="float">
            <text:p>62041</text:p>
          </table:table-cell>
          <table:table-cell ns41:value-type="float" table:style-name="TL Data" office:value="63153" office:value-type="float">
            <text:p>6315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358" office:value-type="float">
            <text:p>1358</text:p>
          </table:table-cell>
          <table:table-cell ns41:value-type="float" table:style-name="TL Data" office:value="1302" office:value-type="float">
            <text:p>1302</text:p>
          </table:table-cell>
          <table:table-cell ns41:value-type="float" table:style-name="TL Data" office:value="4460" office:value-type="float">
            <text:p>4460</text:p>
          </table:table-cell>
          <table:table-cell ns41:value-type="float" table:style-name="TL Data" office:value="4326" office:value-type="float">
            <text:p>4326</text:p>
          </table:table-cell>
          <table:table-cell ns41:value-type="float" table:style-name="TL Data" office:value="1636" office:value-type="float">
            <text:p>1636</text:p>
          </table:table-cell>
          <table:table-cell ns41:value-type="float" table:style-name="TL Data" office:value="1382" office:value-type="float">
            <text:p>1382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33" office:value-type="float">
            <text:p>333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5066" office:value-type="float">
            <text:p>35066</text:p>
          </table:table-cell>
          <table:table-cell ns41:value-type="float" table:style-name="TL Data" office:value="35230" office:value-type="float">
            <text:p>35230</text:p>
          </table:table-cell>
          <table:table-cell ns41:value-type="float" office:value="981" table:style-name="TL Data" table:number-columns-repeated="2" office:value-type="float">
            <text:p>981</text:p>
          </table:table-cell>
          <table:table-cell table:style-name="TL Data" table:number-columns-repeated="2"/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32" office:value-type="float">
            <text:p>13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4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NOORDHOLLAND.</text:p>
          </table:table-cell>
          <table:table-cell table:style-name="TL RowHeader"/>
          <table:table-cell ns41:value-type="string" table:style-name="TL RowHeader" office:value-type="string">
            <text:p>TOTAAL DER PROVINCIE</text:p>
          </table:table-cell>
          <table:table-cell/>
          <table:table-cell ns41:value-type="float" table:style-name="TL Data" office:value="132340" office:value-type="float">
            <text:p>132340</text:p>
          </table:table-cell>
          <table:table-cell ns41:value-type="float" table:style-name="TL Data" office:value="147956" office:value-type="float">
            <text:p>147956</text:p>
          </table:table-cell>
          <table:table-cell ns41:value-type="float" table:style-name="TL Data" office:value="1736" office:value-type="float">
            <text:p>1736</text:p>
          </table:table-cell>
          <table:table-cell ns41:value-type="float" table:style-name="TL Data" office:value="2016" office:value-type="float">
            <text:p>2016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2059" office:value-type="float">
            <text:p>2059</text:p>
          </table:table-cell>
          <table:table-cell ns41:value-type="float" table:style-name="TL Data" office:value="2112" office:value-type="float">
            <text:p>2112</text:p>
          </table:table-cell>
          <table:table-cell ns41:value-type="float" table:style-name="TL Data" office:value="7687" office:value-type="float">
            <text:p>7687</text:p>
          </table:table-cell>
          <table:table-cell ns41:value-type="float" table:style-name="TL Data" office:value="7967" office:value-type="float">
            <text:p>7967</text:p>
          </table:table-cell>
          <table:table-cell ns41:value-type="float" table:style-name="TL Data" office:value="15410" office:value-type="float">
            <text:p>15410</text:p>
          </table:table-cell>
          <table:table-cell ns41:value-type="float" table:style-name="TL Data" office:value="15777" office:value-type="float">
            <text:p>15777</text:p>
          </table:table-cell>
          <table:table-cell ns41:value-type="float" table:style-name="TL Data" office:value="3903" office:value-type="float">
            <text:p>3903</text:p>
          </table:table-cell>
          <table:table-cell ns41:value-type="float" table:style-name="TL Data" office:value="4623" office:value-type="float">
            <text:p>462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4" office:value-type="float">
            <text:p>84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67756" office:value-type="float">
            <text:p>67756</text:p>
          </table:table-cell>
          <table:table-cell ns41:value-type="float" table:style-name="TL Data" office:value="74658" office:value-type="float">
            <text:p>74658</text:p>
          </table:table-cell>
          <table:table-cell ns41:value-type="float" table:style-name="TL Data" office:value="1281" office:value-type="float">
            <text:p>1281</text:p>
          </table:table-cell>
          <table:table-cell ns41:value-type="float" table:style-name="TL Data" office:value="1352" office:value-type="float">
            <text:p>135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915" office:value-type="float">
            <text:p>12915</text:p>
          </table:table-cell>
          <table:table-cell ns41:value-type="float" table:style-name="TL Data" office:value="13913" office:value-type="float">
            <text:p>13913</text:p>
          </table:table-cell>
          <table:table-cell ns41:value-type="float" table:style-name="TL Data" office:value="1254" office:value-type="float">
            <text:p>1254</text:p>
          </table:table-cell>
          <table:table-cell ns41:value-type="float" table:style-name="TL Data" office:value="1476" office:value-type="float">
            <text:p>1476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491" office:value-type="float">
            <text:p>49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4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Aardenburg</text:p>
          </table:table-cell>
          <table:table-cell/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514" office:value-type="float">
            <text:p>514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12" office:value-type="float">
            <text:p>312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0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Axel</text:p>
          </table:table-cell>
          <table:table-cell/>
          <table:table-cell ns41:value-type="float" table:style-name="TL Data" office:value="1004" office:value-type="float">
            <text:p>1004</text:p>
          </table:table-cell>
          <table:table-cell ns41:value-type="float" table:style-name="TL Data" office:value="1147" office:value-type="float">
            <text:p>114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02" office:value-type="float">
            <text:p>102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0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Biervliet</text:p>
          </table:table-cell>
          <table:table-cell/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754" office:value-type="float">
            <text:p>754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76" office:value-type="float">
            <text:p>27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0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Boschkapelle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0"/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535" office:value-type="float">
            <text:p>53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0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Breskens</text:p>
          </table:table-cell>
          <table:table-cell/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720" office:value-type="float">
            <text:p>720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0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Cadzand</text:p>
          </table:table-cell>
          <table:table-cell/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570" office:value-type="float">
            <text:p>570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0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Clinge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0"/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867" office:value-type="float">
            <text:p>86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0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Eede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office:value="613" table:style-name="TL Data" table:number-columns-repeated="2" office:value-type="float">
            <text:p>61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0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Graauw en Langendijk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0"/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778" office:value-type="float">
            <text:p>77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0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Groede</text:p>
          </table:table-cell>
          <table:table-cell/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1003" office:value-type="float">
            <text:p>1003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10"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41" office:value-type="float">
            <text:p>24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1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Heille</text:p>
          </table:table-cell>
          <table:table-cell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20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34" office:value-type="float">
            <text:p>23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1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Hengstdijk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0"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358" office:value-type="float">
            <text:p>35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1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Hoek</text:p>
          </table:table-cell>
          <table:table-cell/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675" office:value-type="float">
            <text:p>675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14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1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Hontenisse</text:p>
          </table:table-cell>
          <table:table-cell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170" office:value-type="float">
            <text:p>2170</text:p>
          </table:table-cell>
          <table:table-cell ns41:value-type="float" table:style-name="TL Data" office:value="2371" office:value-type="float">
            <text:p>237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1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Hoofdplaat</text:p>
          </table:table-cell>
          <table:table-cell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73" office:value-type="float">
            <text:p>273</text:p>
          </table:table-cell>
          <table:table-cell table:style-name="TL Data" table:number-columns-repeated="20"/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427" office:value-type="float">
            <text:p>42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1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Hulst</text:p>
          </table:table-cell>
          <table:table-cell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1098" office:value-type="float">
            <text:p>1098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1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Koewacht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940" office:value-type="float">
            <text:p>94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1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Neuzen</text:p>
          </table:table-cell>
          <table:table-cell/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1194" office:value-type="float">
            <text:p>119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286" office:value-type="float">
            <text:p>286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1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Nieuwvliet</text:p>
          </table:table-cell>
          <table:table-cell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99" office:value-type="float">
            <text:p>299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 table:number-columns-repeated="21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1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Oostburg</text:p>
          </table:table-cell>
          <table:table-cell/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674" office:value-type="float">
            <text:p>674</text:p>
          </table:table-cell>
          <table:table-cell table:style-name="TL Data" table:number-columns-repeated="6"/>
          <table:table-cell ns41:value-type="float" office:value="6" table:style-name="TL Data" table:number-columns-repeated="2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91" office:value-type="float">
            <text:p>19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2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Ossenisse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0"/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79" office:value-type="float">
            <text:p>37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2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Overslag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0"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43" office:value-type="float">
            <text:p>24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2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Philippine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27" office:value-type="float">
            <text:p>227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2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Retranchement</text:p>
          </table:table-cell>
          <table:table-cell/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42" office:value-type="float">
            <text:p>34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office:value="36" table:style-name="TL Data" table:number-columns-repeated="2" office:value-type="float">
            <text:p>3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2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Sas van Gent</text:p>
          </table:table-cell>
          <table:table-cell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00" office:value-type="float">
            <text:p>100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87" office:value-type="float">
            <text:p>38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2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Schoondijke</text:p>
          </table:table-cell>
          <table:table-cell/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665" office:value-type="float">
            <text:p>665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13" office:value-type="float">
            <text:p>21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2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St. Anna ter Muiden</text:p>
          </table:table-cell>
          <table:table-cell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20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2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St. Janste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0"/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792" office:value-type="float">
            <text:p>79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2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St. Kruis</text:p>
          </table:table-cell>
          <table:table-cell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32" office:value-type="float">
            <text:p>132</text:p>
          </table:table-cell>
          <table:table-cell table:style-name="TL Data" table:number-columns-repeated="20"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59" office:value-type="float">
            <text:p>15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2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Sluis</text:p>
          </table:table-cell>
          <table:table-cell/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495" office:value-type="float">
            <text:p>495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04" office:value-type="float">
            <text:p>30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3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Stoppeldijk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0"/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736" office:value-type="float">
            <text:p>73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3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Waterlandskerkje</text:p>
          </table:table-cell>
          <table:table-cell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17" office:value-type="float">
            <text:p>117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50" office:value-type="float">
            <text:p>15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3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Westdorpe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0"/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657" office:value-type="float">
            <text:p>65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3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IJzendijke</text:p>
          </table:table-cell>
          <table:table-cell/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514" office:value-type="float">
            <text:p>514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779" office:value-type="float">
            <text:p>77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3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Zaamslag</text:p>
          </table:table-cell>
          <table:table-cell/>
          <table:table-cell ns41:value-type="float" table:style-name="TL Data" office:value="1109" office:value-type="float">
            <text:p>1109</text:p>
          </table:table-cell>
          <table:table-cell ns41:value-type="float" table:style-name="TL Data" office:value="1131" office:value-type="float">
            <text:p>1131</text:p>
          </table:table-cell>
          <table:table-cell table:style-name="TL Data" table:number-columns-repeated="4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2" office:value-type="float">
            <text:p>8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3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Zuiddorpe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0"/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477" office:value-type="float">
            <text:p>47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3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Zuidzande</text:p>
          </table:table-cell>
          <table:table-cell/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514" office:value-type="float">
            <text:p>514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3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EEUWSCH VLAANDER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1515" office:value-type="float">
            <text:p>11515</text:p>
          </table:table-cell>
          <table:table-cell ns41:value-type="float" table:style-name="TL Data" office:value="12389" office:value-type="float">
            <text:p>1238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5134" office:value-type="float">
            <text:p>15134</text:p>
          </table:table-cell>
          <table:table-cell ns41:value-type="float" table:style-name="TL Data" office:value="15377" office:value-type="float">
            <text:p>15377</text:p>
          </table:table-cell>
          <table:table-cell table:style-name="TL Data" table:number-columns-repeated="4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3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UID-BEVELAND.</text:p>
          </table:table-cell>
          <table:table-cell ns41:value-type="string" table:style-name="TL RowHeader" office:value-type="string">
            <text:p>Baarland</text:p>
          </table:table-cell>
          <table:table-cell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62" office:value-type="float">
            <text:p>162</text:p>
          </table:table-cell>
          <table:table-cell table:style-name="TL Data" table:number-columns-repeated="4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 table:number-columns-repeated="14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3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UID-BEVELAND.</text:p>
          </table:table-cell>
          <table:table-cell ns41:value-type="string" table:style-name="TL RowHeader" office:value-type="string">
            <text:p>Borssele</text:p>
          </table:table-cell>
          <table:table-cell/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44" office:value-type="float">
            <text:p>344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4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UID-BEVELAND.</text:p>
          </table:table-cell>
          <table:table-cell ns41:value-type="string" table:style-name="TL RowHeader" office:value-type="string">
            <text:p>Driewegen</text:p>
          </table:table-cell>
          <table:table-cell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4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UID-BEVELAND.</text:p>
          </table:table-cell>
          <table:table-cell ns41:value-type="string" table:style-name="TL RowHeader" office:value-type="string">
            <text:p>Ellewoutsdijk</text:p>
          </table:table-cell>
          <table:table-cell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62" office:value-type="float">
            <text:p>362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4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UID-BEVELAND.</text:p>
          </table:table-cell>
          <table:table-cell ns41:value-type="string" table:style-name="TL RowHeader" office:value-type="string">
            <text:p>Fort Bath en Bath</text:p>
          </table:table-cell>
          <table:table-cell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86" office:value-type="float">
            <text:p>186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4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UID-BEVELAND.</text:p>
          </table:table-cell>
          <table:table-cell ns41:value-type="string" table:style-name="TL RowHeader" office:value-type="string">
            <text:p>Goes</text:p>
          </table:table-cell>
          <table:table-cell/>
          <table:table-cell ns41:value-type="float" table:style-name="TL Data" office:value="1862" office:value-type="float">
            <text:p>1862</text:p>
          </table:table-cell>
          <table:table-cell ns41:value-type="float" table:style-name="TL Data" office:value="2229" office:value-type="float">
            <text:p>222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627" office:value-type="float">
            <text:p>627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4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UID-BEVELAND.</text:p>
          </table:table-cell>
          <table:table-cell ns41:value-type="string" table:style-name="TL RowHeader" office:value-type="string">
            <text:p>'s Gravenpolder</text:p>
          </table:table-cell>
          <table:table-cell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16" office:value-type="float">
            <text:p>216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14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8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9" office:value-type="float">
            <text:p>6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4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UID-BEVELAND.</text:p>
          </table:table-cell>
          <table:table-cell ns41:value-type="string" table:style-name="TL RowHeader" office:value-type="string">
            <text:p>'s Heer-Arendskerke</text:p>
          </table:table-cell>
          <table:table-cell/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692" office:value-type="float">
            <text:p>692</text:p>
          </table:table-cell>
          <table:table-cell table:style-name="TL Data" table:number-columns-repeated="4"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70" office:value-type="float">
            <text:p>170</text:p>
          </table:table-cell>
          <table:table-cell table:style-name="TL Data" table:number-columns-repeated="14"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80" office:value-type="float">
            <text:p>280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0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UID-BEVELAND.</text:p>
          </table:table-cell>
          <table:table-cell ns41:value-type="string" table:style-name="TL RowHeader" office:value-type="string">
            <text:p>'s Heer-Abtskerke</text:p>
          </table:table-cell>
          <table:table-cell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9" office:value-type="float">
            <text:p>109</text:p>
          </table:table-cell>
          <table:table-cell table:style-name="TL Data" table:number-columns-repeated="4"/>
          <table:table-cell ns41:value-type="float" office:value="16" table:style-name="TL Data" table:number-columns-repeated="2" office:value-type="float">
            <text:p>16</text:p>
          </table:table-cell>
          <table:table-cell table:style-name="TL Data" table:number-columns-repeated="14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0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UID-BEVELAND.</text:p>
          </table:table-cell>
          <table:table-cell ns41:value-type="string" table:style-name="TL RowHeader" office:value-type="string">
            <text:p>'s Heerenhoek</text:p>
          </table:table-cell>
          <table:table-cell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4"/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40" office:value-type="float">
            <text:p>34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0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UID-BEVELAND.</text:p>
          </table:table-cell>
          <table:table-cell ns41:value-type="string" table:style-name="TL RowHeader" office:value-type="string">
            <text:p>Heinkenszand</text:p>
          </table:table-cell>
          <table:table-cell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348" office:value-type="float">
            <text:p>348</text:p>
          </table:table-cell>
          <table:table-cell table:style-name="TL Data" table:number-columns-repeated="4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72" office:value-type="float">
            <text:p>37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0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UID-BEVELAND.</text:p>
          </table:table-cell>
          <table:table-cell ns41:value-type="string" table:style-name="TL RowHeader" office:value-type="string">
            <text:p>Hoedekenskerke</text:p>
          </table:table-cell>
          <table:table-cell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97" office:value-type="float">
            <text:p>197</text:p>
          </table:table-cell>
          <table:table-cell table:style-name="TL Data" table:number-columns-repeated="4"/>
          <table:table-cell ns41:value-type="float" office:value="37" table:style-name="TL Data" table:number-columns-repeated="2" office:value-type="float">
            <text:p>37</text:p>
          </table:table-cell>
          <table:table-cell table:style-name="TL Data" table:number-columns-repeated="14"/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76" office:value-type="float">
            <text:p>17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0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UID-BEVELAND.</text:p>
          </table:table-cell>
          <table:table-cell ns41:value-type="string" table:style-name="TL RowHeader" office:value-type="string">
            <text:p>Kapelle</text:p>
          </table:table-cell>
          <table:table-cell/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628" office:value-type="float">
            <text:p>628</text:p>
          </table:table-cell>
          <table:table-cell table:style-name="TL Data" table:number-columns-repeated="4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1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0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UID-BEVELAND.</text:p>
          </table:table-cell>
          <table:table-cell ns41:value-type="string" table:style-name="TL RowHeader" office:value-type="string">
            <text:p>Kattendijke</text:p>
          </table:table-cell>
          <table:table-cell/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422" office:value-type="float">
            <text:p>422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4" office:value-type="float">
            <text:p>4</text:p>
          </table:table-cell>
          <table:table-cell table:style-name="TL Data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0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UID-BEVELAND.</text:p>
          </table:table-cell>
          <table:table-cell ns41:value-type="string" table:style-name="TL RowHeader" office:value-type="string">
            <text:p>Kloetinge</text:p>
          </table:table-cell>
          <table:table-cell/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490" office:value-type="float">
            <text:p>490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1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0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UID-BEVELAND.</text:p>
          </table:table-cell>
          <table:table-cell ns41:value-type="string" table:style-name="TL RowHeader" office:value-type="string">
            <text:p>Krabbendijke</text:p>
          </table:table-cell>
          <table:table-cell/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492" office:value-type="float">
            <text:p>492</text:p>
          </table:table-cell>
          <table:table-cell table:style-name="TL Data" table:number-columns-repeated="4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2" office:value-type="float">
            <text:p>3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4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0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UID-BEVELAND.</text:p>
          </table:table-cell>
          <table:table-cell ns41:value-type="string" table:style-name="TL RowHeader" office:value-type="string">
            <text:p>Kruiningen</text:p>
          </table:table-cell>
          <table:table-cell/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710" office:value-type="float">
            <text:p>710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1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UID-BEVELAND.</text:p>
          </table:table-cell>
          <table:table-cell ns41:value-type="string" table:style-name="TL RowHeader" office:value-type="string">
            <text:p>Nisse</text:p>
          </table:table-cell>
          <table:table-cell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26" office:value-type="float">
            <text:p>226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4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1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UID-BEVELAND.</text:p>
          </table:table-cell>
          <table:table-cell ns41:value-type="string" table:style-name="TL RowHeader" office:value-type="string">
            <text:p>Oudelande</text:p>
          </table:table-cell>
          <table:table-cell/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19" office:value-type="float">
            <text:p>219</text:p>
          </table:table-cell>
          <table:table-cell table:style-name="TL Data" table:number-columns-repeated="4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1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1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UID-BEVELAND.</text:p>
          </table:table-cell>
          <table:table-cell ns41:value-type="string" table:style-name="TL RowHeader" office:value-type="string">
            <text:p>Ovezande</text:p>
          </table:table-cell>
          <table:table-cell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15"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84" office:value-type="float">
            <text:p>28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1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UID-BEVELAND.</text:p>
          </table:table-cell>
          <table:table-cell ns41:value-type="string" table:style-name="TL RowHeader" office:value-type="string">
            <text:p>Rilland en Maire</text:p>
          </table:table-cell>
          <table:table-cell/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69" office:value-type="float">
            <text:p>269</text:p>
          </table:table-cell>
          <table:table-cell table:style-name="TL Data" table:number-columns-repeated="4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 table:number-columns-repeated="14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1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UID-BEVELAND.</text:p>
          </table:table-cell>
          <table:table-cell ns41:value-type="string" table:style-name="TL RowHeader" office:value-type="string">
            <text:p>Schore</text:p>
          </table:table-cell>
          <table:table-cell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50" office:value-type="float">
            <text:p>250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1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1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UID-BEVELAND.</text:p>
          </table:table-cell>
          <table:table-cell ns41:value-type="string" table:style-name="TL RowHeader" office:value-type="string">
            <text:p>Waarde</text:p>
          </table:table-cell>
          <table:table-cell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96" office:value-type="float">
            <text:p>296</text:p>
          </table:table-cell>
          <table:table-cell table:style-name="TL Data" table:number-columns-repeated="4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1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1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UID-BEVELAND.</text:p>
          </table:table-cell>
          <table:table-cell ns41:value-type="string" table:style-name="TL RowHeader" office:value-type="string">
            <text:p>Wemeldinge</text:p>
          </table:table-cell>
          <table:table-cell/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503" office:value-type="float">
            <text:p>503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1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UID-BEVELAND.</text:p>
          </table:table-cell>
          <table:table-cell ns41:value-type="string" table:style-name="TL RowHeader" office:value-type="string">
            <text:p>Wolphaartsdijk</text:p>
          </table:table-cell>
          <table:table-cell/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734" office:value-type="float">
            <text:p>734</text:p>
          </table:table-cell>
          <table:table-cell table:style-name="TL Data" table:number-columns-repeated="4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1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1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UID-BEVELAND.</text:p>
          </table:table-cell>
          <table:table-cell ns41:value-type="string" table:style-name="TL RowHeader" office:value-type="string">
            <text:p>IJerseke</text:p>
          </table:table-cell>
          <table:table-cell/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382" office:value-type="float">
            <text:p>382</text:p>
          </table:table-cell>
          <table:table-cell table:style-name="TL Data" table:number-columns-repeated="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1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ZUID-BEVELAN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0308" office:value-type="float">
            <text:p>10308</text:p>
          </table:table-cell>
          <table:table-cell ns41:value-type="float" table:style-name="TL Data" office:value="10885" office:value-type="float">
            <text:p>1088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966" office:value-type="float">
            <text:p>966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596" office:value-type="float">
            <text:p>2596</text:p>
          </table:table-cell>
          <table:table-cell ns41:value-type="float" table:style-name="TL Data" office:value="2583" office:value-type="float">
            <text:p>2583</text:p>
          </table:table-cell>
          <table:table-cell table:style-name="TL Data" table:number-columns-repeated="4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9" office:value-type="float">
            <text:p>7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2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 Gemeenten boven de 10000 zielen.</text:p>
          </table:table-cell>
          <table:table-cell ns41:value-type="string" table:style-name="TL RowHeader" office:value-type="string">
            <text:p>Middelburg</text:p>
          </table:table-cell>
          <table:table-cell/>
          <table:table-cell ns41:value-type="float" table:style-name="TL Data" office:value="5616" office:value-type="float">
            <text:p>5616</text:p>
          </table:table-cell>
          <table:table-cell ns41:value-type="float" table:style-name="TL Data" office:value="7164" office:value-type="float">
            <text:p>7164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910" office:value-type="float">
            <text:p>910</text:p>
          </table:table-cell>
          <table:table-cell table:style-name="TL Data" table:number-columns-repeated="4"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" office:value-type="float">
            <text:p>2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2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 Gemeenten boven de 10000 zielen.</text:p>
          </table:table-cell>
          <table:table-cell ns41:value-type="string" table:style-name="TL RowHeader" office:value-type="string">
            <text:p>Vlissingen</text:p>
          </table:table-cell>
          <table:table-cell/>
          <table:table-cell ns41:value-type="float" table:style-name="TL Data" office:value="3728" office:value-type="float">
            <text:p>3728</text:p>
          </table:table-cell>
          <table:table-cell ns41:value-type="float" table:style-name="TL Data" office:value="3572" office:value-type="float">
            <text:p>357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28" office:value-type="float">
            <text:p>1428</text:p>
          </table:table-cell>
          <table:table-cell ns41:value-type="float" table:style-name="TL Data" office:value="1236" office:value-type="float">
            <text:p>123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9" office:value-type="float">
            <text:p>3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2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 Gemeenten boven de 10000 ziel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9344" office:value-type="float">
            <text:p>9344</text:p>
          </table:table-cell>
          <table:table-cell ns41:value-type="float" table:style-name="TL Data" office:value="10736" office:value-type="float">
            <text:p>10736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77" office:value-type="float">
            <text:p>2277</text:p>
          </table:table-cell>
          <table:table-cell ns41:value-type="float" table:style-name="TL Data" office:value="2146" office:value-type="float">
            <text:p>214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5" office:value-type="float">
            <text:p>6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2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 Gemeenten beneden de 10000 zielen.</text:p>
          </table:table-cell>
          <table:table-cell ns41:value-type="string" table:style-name="TL RowHeader" office:value-type="string">
            <text:p>Aagtekerke</text:p>
          </table:table-cell>
          <table:table-cell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95" office:value-type="float">
            <text:p>195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6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2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 Gemeenten beneden de 10000 zielen.</text:p>
          </table:table-cell>
          <table:table-cell ns41:value-type="string" table:style-name="TL RowHeader" office:value-type="string">
            <text:p>Arnemuiden</text:p>
          </table:table-cell>
          <table:table-cell/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745" office:value-type="float">
            <text:p>745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2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 Gemeenten beneden de 10000 zielen.</text:p>
          </table:table-cell>
          <table:table-cell ns41:value-type="string" table:style-name="TL RowHeader" office:value-type="string">
            <text:p>Biggekerke</text:p>
          </table:table-cell>
          <table:table-cell/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67" office:value-type="float">
            <text:p>267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2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 Gemeenten beneden de 10000 zielen.</text:p>
          </table:table-cell>
          <table:table-cell ns41:value-type="string" table:style-name="TL RowHeader" office:value-type="string">
            <text:p>Domburg</text:p>
          </table:table-cell>
          <table:table-cell/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416" office:value-type="float">
            <text:p>416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ns41:value-type="float" office:value="8" table:style-name="TL Data" table:number-columns-repeated="2" office:value-type="float">
            <text:p>8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2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 Gemeenten beneden de 10000 zielen.</text:p>
          </table:table-cell>
          <table:table-cell ns41:value-type="string" table:style-name="TL RowHeader" office:value-type="string">
            <text:p>Grijpskerke</text:p>
          </table:table-cell>
          <table:table-cell/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33" office:value-type="float">
            <text:p>333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6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2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 Gemeenten beneden de 10000 zielen.</text:p>
          </table:table-cell>
          <table:table-cell ns41:value-type="string" table:style-name="TL RowHeader" office:value-type="string">
            <text:p>Koudekerke</text:p>
          </table:table-cell>
          <table:table-cell/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731" office:value-type="float">
            <text:p>73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2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 Gemeenten beneden de 10000 zielen.</text:p>
          </table:table-cell>
          <table:table-cell ns41:value-type="string" table:style-name="TL RowHeader" office:value-type="string">
            <text:p>Meliskerke</text:p>
          </table:table-cell>
          <table:table-cell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34" office:value-type="float">
            <text:p>234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3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 Gemeenten beneden de 10000 zielen.</text:p>
          </table:table-cell>
          <table:table-cell ns41:value-type="string" table:style-name="TL RowHeader" office:value-type="string">
            <text:p>Nieuw- en St. Joosland</text:p>
          </table:table-cell>
          <table:table-cell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300" office:value-type="float">
            <text:p>300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3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 Gemeenten beneden de 10000 zielen.</text:p>
          </table:table-cell>
          <table:table-cell ns41:value-type="string" table:style-name="TL RowHeader" office:value-type="string">
            <text:p>Oostkapelle</text:p>
          </table:table-cell>
          <table:table-cell/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89" office:value-type="float">
            <text:p>38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3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 Gemeenten beneden de 10000 zielen.</text:p>
          </table:table-cell>
          <table:table-cell ns41:value-type="string" table:style-name="TL RowHeader" office:value-type="string">
            <text:p>Oost- en West-Souburg</text:p>
          </table:table-cell>
          <table:table-cell/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482" office:value-type="float">
            <text:p>482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3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 Gemeenten beneden de 10000 zielen.</text:p>
          </table:table-cell>
          <table:table-cell ns41:value-type="string" table:style-name="TL RowHeader" office:value-type="string">
            <text:p>Ritthem</text:p>
          </table:table-cell>
          <table:table-cell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32" office:value-type="float">
            <text:p>232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3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 Gemeenten beneden de 10000 zielen.</text:p>
          </table:table-cell>
          <table:table-cell ns41:value-type="string" table:style-name="TL RowHeader" office:value-type="string">
            <text:p>Serooskerke</text:p>
          </table:table-cell>
          <table:table-cell/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445" office:value-type="float">
            <text:p>445</text:p>
          </table:table-cell>
          <table:table-cell table:style-name="TL Data" table:number-columns-repeated="4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3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 Gemeenten beneden de 10000 zielen.</text:p>
          </table:table-cell>
          <table:table-cell ns41:value-type="string" table:style-name="TL RowHeader" office:value-type="string">
            <text:p>St. Laurens</text:p>
          </table:table-cell>
          <table:table-cell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16" office:value-type="float">
            <text:p>216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3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 Gemeenten beneden de 10000 zielen.</text:p>
          </table:table-cell>
          <table:table-cell ns41:value-type="string" table:style-name="TL RowHeader" office:value-type="string">
            <text:p>Veere</text:p>
          </table:table-cell>
          <table:table-cell/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8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3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 Gemeenten beneden de 10000 zielen.</text:p>
          </table:table-cell>
          <table:table-cell ns41:value-type="string" table:style-name="TL RowHeader" office:value-type="string">
            <text:p>Vrouwenpolder</text:p>
          </table:table-cell>
          <table:table-cell/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461" office:value-type="float">
            <text:p>46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4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3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 Gemeenten beneden de 10000 zielen.</text:p>
          </table:table-cell>
          <table:table-cell ns41:value-type="string" table:style-name="TL RowHeader" office:value-type="string">
            <text:p>Westkapelle</text:p>
          </table:table-cell>
          <table:table-cell/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966" office:value-type="float">
            <text:p>966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3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 Gemeenten beneden de 10000 zielen.</text:p>
          </table:table-cell>
          <table:table-cell ns41:value-type="string" table:style-name="TL RowHeader" office:value-type="string">
            <text:p>Zoutelande</text:p>
          </table:table-cell>
          <table:table-cell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68" office:value-type="float">
            <text:p>268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6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4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WALCHEREN. Gemeenten beneden de 10000 ziel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6887" office:value-type="float">
            <text:p>6887</text:p>
          </table:table-cell>
          <table:table-cell ns41:value-type="float" table:style-name="TL Data" office:value="7065" office:value-type="float">
            <text:p>706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6" office:value-type="float">
            <text:p>3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4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NOORD-BEVELAND.</text:p>
          </table:table-cell>
          <table:table-cell ns41:value-type="string" table:style-name="TL RowHeader" office:value-type="string">
            <text:p>Colijnsplaat</text:p>
          </table:table-cell>
          <table:table-cell/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894" office:value-type="float">
            <text:p>894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0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NOORD-BEVELAND.</text:p>
          </table:table-cell>
          <table:table-cell ns41:value-type="string" table:style-name="TL RowHeader" office:value-type="string">
            <text:p>Kats</text:p>
          </table:table-cell>
          <table:table-cell/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10" office:value-type="float">
            <text:p>210</text:p>
          </table:table-cell>
          <table:table-cell table:style-name="TL Data" table:number-columns-repeated="32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0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NOORD-BEVELAND.</text:p>
          </table:table-cell>
          <table:table-cell ns41:value-type="string" table:style-name="TL RowHeader" office:value-type="string">
            <text:p>Kortgene</text:p>
          </table:table-cell>
          <table:table-cell/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481" office:value-type="float">
            <text:p>48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0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NOORD-BEVELAND.</text:p>
          </table:table-cell>
          <table:table-cell ns41:value-type="string" table:style-name="TL RowHeader" office:value-type="string">
            <text:p>Wissenkerke</text:p>
          </table:table-cell>
          <table:table-cell/>
          <table:table-cell ns41:value-type="float" table:style-name="TL Data" office:value="1381" office:value-type="float">
            <text:p>1381</text:p>
          </table:table-cell>
          <table:table-cell ns41:value-type="float" table:style-name="TL Data" office:value="1399" office:value-type="float">
            <text:p>1399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0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NOORD-BEVELAN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918" office:value-type="float">
            <text:p>2918</text:p>
          </table:table-cell>
          <table:table-cell ns41:value-type="float" table:style-name="TL Data" office:value="2984" office:value-type="float">
            <text:p>2984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0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THOLEN.</text:p>
          </table:table-cell>
          <table:table-cell ns41:value-type="string" table:style-name="TL RowHeader" office:value-type="string">
            <text:p>Oud-Vossemeer</text:p>
          </table:table-cell>
          <table:table-cell/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74" office:value-type="float">
            <text:p>174</text:p>
          </table:table-cell>
          <table:table-cell table:style-name="TL Data" table:number-columns-repeated="8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64" office:value-type="float">
            <text:p>16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0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THOLEN.</text:p>
          </table:table-cell>
          <table:table-cell ns41:value-type="string" table:style-name="TL RowHeader" office:value-type="string">
            <text:p>Poortvliet</text:p>
          </table:table-cell>
          <table:table-cell/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587" office:value-type="float">
            <text:p>587</text:p>
          </table:table-cell>
          <table:table-cell table:style-name="TL Data" table:number-columns-repeated="4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8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1" office:value-type="float">
            <text:p>3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0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THOLEN.</text:p>
          </table:table-cell>
          <table:table-cell ns41:value-type="string" table:style-name="TL RowHeader" office:value-type="string">
            <text:p>Scherpenisse</text:p>
          </table:table-cell>
          <table:table-cell/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591" office:value-type="float">
            <text:p>59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0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THOLEN.</text:p>
          </table:table-cell>
          <table:table-cell ns41:value-type="string" table:style-name="TL RowHeader" office:value-type="string">
            <text:p>St. Annaland</text:p>
          </table:table-cell>
          <table:table-cell/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852" office:value-type="float">
            <text:p>852</text:p>
          </table:table-cell>
          <table:table-cell table:style-name="TL Data" table:number-columns-repeated="4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0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THOLEN.</text:p>
          </table:table-cell>
          <table:table-cell ns41:value-type="string" table:style-name="TL RowHeader" office:value-type="string">
            <text:p>St. Maartensdijk</text:p>
          </table:table-cell>
          <table:table-cell/>
          <table:table-cell ns41:value-type="float" table:style-name="TL Data" office:value="1084" office:value-type="float">
            <text:p>1084</text:p>
          </table:table-cell>
          <table:table-cell ns41:value-type="float" table:style-name="TL Data" office:value="1047" office:value-type="float">
            <text:p>1047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1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THOLEN.</text:p>
          </table:table-cell>
          <table:table-cell ns41:value-type="string" table:style-name="TL RowHeader" office:value-type="string">
            <text:p>St. Philipsland</text:p>
          </table:table-cell>
          <table:table-cell/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44" office:value-type="float">
            <text:p>344</text:p>
          </table:table-cell>
          <table:table-cell table:style-name="TL Data" table:number-columns-repeated="4"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10" office:value-type="float">
            <text:p>210</text:p>
          </table:table-cell>
          <table:table-cell table:style-name="TL Data" table:number-columns-repeated="1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1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THOLEN.</text:p>
          </table:table-cell>
          <table:table-cell ns41:value-type="string" table:style-name="TL RowHeader" office:value-type="string">
            <text:p>Stavenisse</text:p>
          </table:table-cell>
          <table:table-cell/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636" office:value-type="float">
            <text:p>636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1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THOLEN.</text:p>
          </table:table-cell>
          <table:table-cell ns41:value-type="string" table:style-name="TL RowHeader" office:value-type="string">
            <text:p>Tholen</text:p>
          </table:table-cell>
          <table:table-cell/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99" office:value-type="float">
            <text:p>19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1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THOL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5613" office:value-type="float">
            <text:p>5613</text:p>
          </table:table-cell>
          <table:table-cell ns41:value-type="float" table:style-name="TL Data" office:value="5566" office:value-type="float">
            <text:p>556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418" office:value-type="float">
            <text:p>418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410" office:value-type="float">
            <text:p>410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98" office:value-type="float">
            <text:p>198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1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SCHOUWEN EN DUIVELAND.</text:p>
          </table:table-cell>
          <table:table-cell ns41:value-type="string" table:style-name="TL RowHeader" office:value-type="string">
            <text:p>Bommenede</text:p>
          </table:table-cell>
          <table:table-cell/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66" office:value-type="float">
            <text:p>266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1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SCHOUWEN EN DUIVELAND.</text:p>
          </table:table-cell>
          <table:table-cell ns41:value-type="string" table:style-name="TL RowHeader" office:value-type="string">
            <text:p>Brouwershaven</text:p>
          </table:table-cell>
          <table:table-cell/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table:style-name="TL Data" table:number-columns-repeated="11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8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1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SCHOUWEN EN DUIVELAND.</text:p>
          </table:table-cell>
          <table:table-cell ns41:value-type="string" table:style-name="TL RowHeader" office:value-type="string">
            <text:p>Bruinisse</text:p>
          </table:table-cell>
          <table:table-cell/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663" office:value-type="float">
            <text:p>663</text:p>
          </table:table-cell>
          <table:table-cell table:style-name="TL Data" table:number-columns-repeated="4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1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SCHOUWEN EN DUIVELAND.</text:p>
          </table:table-cell>
          <table:table-cell ns41:value-type="string" table:style-name="TL RowHeader" office:value-type="string">
            <text:p>Burgh</text:p>
          </table:table-cell>
          <table:table-cell/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308" office:value-type="float">
            <text:p>308</text:p>
          </table:table-cell>
          <table:table-cell table:style-name="TL Data" table:number-columns-repeated="4"/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1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SCHOUWEN EN DUIVELAND.</text:p>
          </table:table-cell>
          <table:table-cell ns41:value-type="string" table:style-name="TL RowHeader" office:value-type="string">
            <text:p>Dreischor</text:p>
          </table:table-cell>
          <table:table-cell/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507" office:value-type="float">
            <text:p>507</text:p>
          </table:table-cell>
          <table:table-cell table:style-name="TL Data" table:number-columns-repeated="32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1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SCHOUWEN EN DUIVELAND.</text:p>
          </table:table-cell>
          <table:table-cell ns41:value-type="string" table:style-name="TL RowHeader" office:value-type="string">
            <text:p>Duivendijke</text:p>
          </table:table-cell>
          <table:table-cell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04" office:value-type="float">
            <text:p>204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6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2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SCHOUWEN EN DUIVELAND.</text:p>
          </table:table-cell>
          <table:table-cell ns41:value-type="string" table:style-name="TL RowHeader" office:value-type="string">
            <text:p>Elkerzee</text:p>
          </table:table-cell>
          <table:table-cell/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51" office:value-type="float">
            <text:p>25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2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SCHOUWEN EN DUIVELAND.</text:p>
          </table:table-cell>
          <table:table-cell ns41:value-type="string" table:style-name="TL RowHeader" office:value-type="string">
            <text:p>Ellemeet</text:p>
          </table:table-cell>
          <table:table-cell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30" office:value-type="float">
            <text:p>230</text:p>
          </table:table-cell>
          <table:table-cell table:style-name="TL Data" table:number-columns-repeated="20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2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SCHOUWEN EN DUIVELAND.</text:p>
          </table:table-cell>
          <table:table-cell ns41:value-type="string" table:style-name="TL RowHeader" office:value-type="string">
            <text:p>Haamstede</text:p>
          </table:table-cell>
          <table:table-cell/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6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2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SCHOUWEN EN DUIVELAND.</text:p>
          </table:table-cell>
          <table:table-cell ns41:value-type="string" table:style-name="TL RowHeader" office:value-type="string">
            <text:p>Kerkwerve</text:p>
          </table:table-cell>
          <table:table-cell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27" office:value-type="float">
            <text:p>227</text:p>
          </table:table-cell>
          <table:table-cell table:style-name="TL Data" table:number-columns-repeated="4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1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2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SCHOUWEN EN DUIVELAND.</text:p>
          </table:table-cell>
          <table:table-cell ns41:value-type="string" table:style-name="TL RowHeader" office:value-type="string">
            <text:p>Nieuwerkerk</text:p>
          </table:table-cell>
          <table:table-cell/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452" office:value-type="float">
            <text:p>452</text:p>
          </table:table-cell>
          <table:table-cell table:style-name="TL Data" table:number-columns-repeated="4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11" office:value-type="float">
            <text:p>111</text:p>
          </table:table-cell>
          <table:table-cell table:style-name="TL Data" table:number-columns-repeated="1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2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SCHOUWEN EN DUIVELAND.</text:p>
          </table:table-cell>
          <table:table-cell ns41:value-type="string" table:style-name="TL RowHeader" office:value-type="string">
            <text:p>Noordgouwe</text:p>
          </table:table-cell>
          <table:table-cell/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346" office:value-type="float">
            <text:p>346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2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SCHOUWEN EN DUIVELAND.</text:p>
          </table:table-cell>
          <table:table-cell ns41:value-type="string" table:style-name="TL RowHeader" office:value-type="string">
            <text:p>Noordwelle</text:p>
          </table:table-cell>
          <table:table-cell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25" office:value-type="float">
            <text:p>225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2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SCHOUWEN EN DUIVELAND.</text:p>
          </table:table-cell>
          <table:table-cell ns41:value-type="string" table:style-name="TL RowHeader" office:value-type="string">
            <text:p>Oosterland</text:p>
          </table:table-cell>
          <table:table-cell/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675" office:value-type="float">
            <text:p>675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2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SCHOUWEN EN DUIVELAND.</text:p>
          </table:table-cell>
          <table:table-cell ns41:value-type="string" table:style-name="TL RowHeader" office:value-type="string">
            <text:p>Ouwerkerk</text:p>
          </table:table-cell>
          <table:table-cell/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375" office:value-type="float">
            <text:p>375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2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SCHOUWEN EN DUIVELAND.</text:p>
          </table:table-cell>
          <table:table-cell ns41:value-type="string" table:style-name="TL RowHeader" office:value-type="string">
            <text:p>Renesse</text:p>
          </table:table-cell>
          <table:table-cell/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60" office:value-type="float">
            <text:p>260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3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SCHOUWEN EN DUIVELAND.</text:p>
          </table:table-cell>
          <table:table-cell ns41:value-type="string" table:style-name="TL RowHeader" office:value-type="string">
            <text:p>Serooskerke</text:p>
          </table:table-cell>
          <table:table-cell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53" office:value-type="float">
            <text:p>153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3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SCHOUWEN EN DUIVELAND.</text:p>
          </table:table-cell>
          <table:table-cell ns41:value-type="string" table:style-name="TL RowHeader" office:value-type="string">
            <text:p>Zierikzee</text:p>
          </table:table-cell>
          <table:table-cell/>
          <table:table-cell ns41:value-type="float" table:style-name="TL Data" office:value="2403" office:value-type="float">
            <text:p>2403</text:p>
          </table:table-cell>
          <table:table-cell ns41:value-type="float" table:style-name="TL Data" office:value="2843" office:value-type="float">
            <text:p>284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855" office:value-type="float">
            <text:p>855</text:p>
          </table:table-cell>
          <table:table-cell table:style-name="TL Data" table:number-columns-repeated="4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3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SCHOUWEN EN DUIVELAND.</text:p>
          </table:table-cell>
          <table:table-cell ns41:value-type="string" table:style-name="TL RowHeader" office:value-type="string">
            <text:p>Zonnemaire</text:p>
          </table:table-cell>
          <table:table-cell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32" office:value-type="float">
            <text:p>232</text:p>
          </table:table-cell>
          <table:table-cell table:style-name="TL Data" table:number-columns-repeated="21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3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ns41:value-type="string" table:style-name="TL RowHeader" office:value-type="string">
            <text:p>Gemeenten beneden de 10000 zielen. SCHOUWEN EN DUIVELAN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8829" office:value-type="float">
            <text:p>8829</text:p>
          </table:table-cell>
          <table:table-cell ns41:value-type="float" table:style-name="TL Data" office:value="9406" office:value-type="float">
            <text:p>940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1" office:value-type="float">
            <text:p>8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921" office:value-type="float">
            <text:p>921</text:p>
          </table:table-cell>
          <table:table-cell table:style-name="TL Data" table:number-columns-repeated="4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" office:value-type="float">
            <text:p>8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3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table:style-name="TL RowHeader"/>
          <table:table-cell ns41:value-type="string" table:style-name="TL RowHeader" office:value-type="string">
            <text:p>TOTAAL DER GEMEENTEN BEN. DE 10000 ZIELEN</text:p>
          </table:table-cell>
          <table:table-cell/>
          <table:table-cell ns41:value-type="float" table:style-name="TL Data" office:value="46070" office:value-type="float">
            <text:p>46070</text:p>
          </table:table-cell>
          <table:table-cell ns41:value-type="float" table:style-name="TL Data" office:value="48295" office:value-type="float">
            <text:p>4829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60" office:value-type="float">
            <text:p>2260</text:p>
          </table:table-cell>
          <table:table-cell ns41:value-type="float" table:style-name="TL Data" office:value="2177" office:value-type="float">
            <text:p>217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115" office:value-type="float">
            <text:p>19115</text:p>
          </table:table-cell>
          <table:table-cell ns41:value-type="float" table:style-name="TL Data" office:value="19380" office:value-type="float">
            <text:p>19380</text:p>
          </table:table-cell>
          <table:table-cell table:style-name="TL Data" table:number-columns-repeated="4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26" office:value-type="float">
            <text:p>32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3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ZEELAND.</text:p>
          </table:table-cell>
          <table:table-cell table:style-name="TL RowHeader"/>
          <table:table-cell ns41:value-type="string" table:style-name="TL RowHeader" office:value-type="string">
            <text:p>TOTAAL DER PROVINCIE</text:p>
          </table:table-cell>
          <table:table-cell/>
          <table:table-cell ns41:value-type="float" table:style-name="TL Data" office:value="55414" office:value-type="float">
            <text:p>55414</text:p>
          </table:table-cell>
          <table:table-cell ns41:value-type="float" table:style-name="TL Data" office:value="59031" office:value-type="float">
            <text:p>59031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22" office:value-type="float">
            <text:p>2422</text:p>
          </table:table-cell>
          <table:table-cell ns41:value-type="float" table:style-name="TL Data" office:value="2358" office:value-type="float">
            <text:p>2358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1392" office:value-type="float">
            <text:p>21392</text:p>
          </table:table-cell>
          <table:table-cell ns41:value-type="float" table:style-name="TL Data" office:value="21526" office:value-type="float">
            <text:p>2152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327" table:style-name="TL Data" table:number-columns-repeated="2" office:value-type="float">
            <text:p>327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91" office:value-type="float">
            <text:p>39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3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Amersfoort</text:p>
          </table:table-cell>
          <table:table-cell/>
          <table:table-cell ns41:value-type="float" table:style-name="TL Data" office:value="2917" office:value-type="float">
            <text:p>2917</text:p>
          </table:table-cell>
          <table:table-cell ns41:value-type="float" table:style-name="TL Data" office:value="3193" office:value-type="float">
            <text:p>319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34" office:value-type="float">
            <text:p>13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508" office:value-type="float">
            <text:p>2508</text:p>
          </table:table-cell>
          <table:table-cell ns41:value-type="float" table:style-name="TL Data" office:value="2899" office:value-type="float">
            <text:p>2899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 table:number-columns-repeated="2"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0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13393" office:value-type="float">
            <text:p>13393</text:p>
          </table:table-cell>
          <table:table-cell ns41:value-type="float" table:style-name="TL Data" office:value="16285" office:value-type="float">
            <text:p>16285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office:value="14" table:style-name="TL Data" table:number-columns-repeated="2" office:value-type="float">
            <text:p>1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975" office:value-type="float">
            <text:p>8975</text:p>
          </table:table-cell>
          <table:table-cell ns41:value-type="float" table:style-name="TL Data" office:value="10167" office:value-type="float">
            <text:p>10167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612" office:value-type="float">
            <text:p>612</text:p>
          </table:table-cell>
          <table:table-cell table:style-name="TL Data" table:number-columns-repeated="2"/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0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6310" office:value-type="float">
            <text:p>16310</text:p>
          </table:table-cell>
          <table:table-cell ns41:value-type="float" table:style-name="TL Data" office:value="19478" office:value-type="float">
            <text:p>19478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483" office:value-type="float">
            <text:p>11483</text:p>
          </table:table-cell>
          <table:table-cell ns41:value-type="float" table:style-name="TL Data" office:value="13066" office:value-type="float">
            <text:p>13066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700" office:value-type="float">
            <text:p>700</text:p>
          </table:table-cell>
          <table:table-cell table:style-name="TL Data" table:number-columns-repeated="2"/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0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bcoude Baambrugge</text:p>
          </table:table-cell>
          <table:table-cell/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32" office:value-type="float">
            <text:p>232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0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bcoude Proostdij en Ansdom</text:p>
          </table:table-cell>
          <table:table-cell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44" office:value-type="float">
            <text:p>244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359" office:value-type="float">
            <text:p>359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0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chttienhoven</text:p>
          </table:table-cell>
          <table:table-cell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67" office:value-type="float">
            <text:p>167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4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0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merongen</text:p>
          </table:table-cell>
          <table:table-cell/>
          <table:table-cell ns41:value-type="float" table:style-name="TL Data" office:value="1077" office:value-type="float">
            <text:p>1077</text:p>
          </table:table-cell>
          <table:table-cell ns41:value-type="float" table:style-name="TL Data" office:value="1062" office:value-type="float">
            <text:p>106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0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aarn</text:p>
          </table:table-cell>
          <table:table-cell/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858" office:value-type="float">
            <text:p>85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97" office:value-type="float">
            <text:p>297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0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nschop</text:p>
          </table:table-cell>
          <table:table-cell/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443" office:value-type="float">
            <text:p>443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4"/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0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ilt (de)</text:p>
          </table:table-cell>
          <table:table-cell/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1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reukelen Nijenrode</text:p>
          </table:table-cell>
          <table:table-cell/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577" office:value-type="float">
            <text:p>57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26" office:value-type="float">
            <text:p>32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1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reukelen St. Pieters</text:p>
          </table:table-cell>
          <table:table-cell/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84" office:value-type="float">
            <text:p>28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1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unnik</text:p>
          </table:table-cell>
          <table:table-cell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82" office:value-type="float">
            <text:p>18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259" office:value-type="float">
            <text:p>259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1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unschoten</text:p>
          </table:table-cell>
          <table:table-cell/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294" office:value-type="float">
            <text:p>294</text:p>
          </table:table-cell>
          <table:table-cell table:style-name="TL Data" table:number-columns-repeated="4"/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49" office:value-type="float">
            <text:p>349</text:p>
          </table:table-cell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office:value="4" table:style-name="TL Data" table:number-columns-repeated="2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1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Cothen</text:p>
          </table:table-cell>
          <table:table-cell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 table:number-columns-repeated="20"/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43" office:value-type="float">
            <text:p>24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1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oorn</text:p>
          </table:table-cell>
          <table:table-cell/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524" office:value-type="float">
            <text:p>52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1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riebergen</text:p>
          </table:table-cell>
          <table:table-cell/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630" office:value-type="float">
            <text:p>63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64" office:value-type="float">
            <text:p>16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1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emnes</text:p>
          </table:table-cell>
          <table:table-cell/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51" office:value-type="float">
            <text:p>251</text:p>
          </table:table-cell>
          <table:table-cell table:style-name="TL Data" table:number-columns-repeated="20"/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415" office:value-type="float">
            <text:p>41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1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aarzuilens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0"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58" office:value-type="float">
            <text:p>15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1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armelen</text:p>
          </table:table-cell>
          <table:table-cell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4"/>
          <table:table-cell ns41:value-type="float" office:value="384" table:style-name="TL Data" table:number-columns-repeated="2" office:value-type="float">
            <text:p>38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2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oenkoop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0"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2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oogland</text:p>
          </table:table-cell>
          <table:table-cell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05" office:value-type="float">
            <text:p>205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905" office:value-type="float">
            <text:p>90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2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outen</text:p>
          </table:table-cell>
          <table:table-cell/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54" office:value-type="float">
            <text:p>254</text:p>
          </table:table-cell>
          <table:table-cell table:style-name="TL Data" table:number-columns-repeated="20"/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492" office:value-type="float">
            <text:p>49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2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Jaarsveld</text:p>
          </table:table-cell>
          <table:table-cell/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537" office:value-type="float">
            <text:p>537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2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Jutphaas</text:p>
          </table:table-cell>
          <table:table-cell/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2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Kamerik</text:p>
          </table:table-cell>
          <table:table-cell/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430" office:value-type="float">
            <text:p>430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43" office:value-type="float">
            <text:p>24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2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Kockengen</text:p>
          </table:table-cell>
          <table:table-cell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23" office:value-type="float">
            <text:p>223</text:p>
          </table:table-cell>
          <table:table-cell table:style-name="TL Data" table:number-columns-repeated="4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05" office:value-type="float">
            <text:p>105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2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aagnieuwkoop</text:p>
          </table:table-cell>
          <table:table-cell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4"/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14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00" office:value-type="float">
            <text:p>10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2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angbroek</text:p>
          </table:table-cell>
          <table:table-cell/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343" office:value-type="float">
            <text:p>343</text:p>
          </table:table-cell>
          <table:table-cell table:style-name="TL Data" table:number-columns-repeated="4"/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46" office:value-type="float">
            <text:p>14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2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eersum</text:p>
          </table:table-cell>
          <table:table-cell/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569" office:value-type="float">
            <text:p>56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3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eusden</text:p>
          </table:table-cell>
          <table:table-cell/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321" office:value-type="float">
            <text:p>32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381" office:value-type="float">
            <text:p>38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3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inschoten</text:p>
          </table:table-cell>
          <table:table-cell/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42" office:value-type="float">
            <text:p>34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10"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89" office:value-type="float">
            <text:p>18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3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oenen</text:p>
          </table:table-cell>
          <table:table-cell/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3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oenersloot</text:p>
          </table:table-cell>
          <table:table-cell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1" office:value-type="float">
            <text:p>8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3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oosdrecht</text:p>
          </table:table-cell>
          <table:table-cell/>
          <table:table-cell ns41:value-type="float" table:style-name="TL Data" office:value="1134" office:value-type="float">
            <text:p>1134</text:p>
          </table:table-cell>
          <table:table-cell ns41:value-type="float" table:style-name="TL Data" office:value="1146" office:value-type="float">
            <text:p>1146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8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3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opik</text:p>
          </table:table-cell>
          <table:table-cell/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369" office:value-type="float">
            <text:p>369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72" office:value-type="float">
            <text:p>27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3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aarn</text:p>
          </table:table-cell>
          <table:table-cell/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313" office:value-type="float">
            <text:p>31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3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aarssen</text:p>
          </table:table-cell>
          <table:table-cell/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3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aarsseveen</text:p>
          </table:table-cell>
          <table:table-cell/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81" office:value-type="float">
            <text:p>181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3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aartensdijk</text:p>
          </table:table-cell>
          <table:table-cell/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30" office:value-type="float">
            <text:p>13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4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ontfoort</text:p>
          </table:table-cell>
          <table:table-cell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07" office:value-type="float">
            <text:p>207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0"/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723" office:value-type="float">
            <text:p>723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4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ijdrecht</text:p>
          </table:table-cell>
          <table:table-cell/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650" office:value-type="float">
            <text:p>650</text:p>
          </table:table-cell>
          <table:table-cell table:style-name="TL Data" table:number-columns-repeated="4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4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igtevecht</text:p>
          </table:table-cell>
          <table:table-cell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70" office:value-type="float">
            <text:p>17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4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dijk</text:p>
          </table:table-cell>
          <table:table-cell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20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59" office:value-type="float">
            <text:p>15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4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udenrhijn</text:p>
          </table:table-cell>
          <table:table-cell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0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48" office:value-type="float">
            <text:p>14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4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Polsbroek</text:p>
          </table:table-cell>
          <table:table-cell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30" office:value-type="float">
            <text:p>230</text:p>
          </table:table-cell>
          <table:table-cell table:style-name="TL Data" table:number-columns-repeated="20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02" office:value-type="float">
            <text:p>10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0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enswoude</text:p>
          </table:table-cell>
          <table:table-cell/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491" office:value-type="float">
            <text:p>491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0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henen</text:p>
          </table:table-cell>
          <table:table-cell/>
          <table:table-cell ns41:value-type="float" table:style-name="TL Data" office:value="1986" office:value-type="float">
            <text:p>1986</text:p>
          </table:table-cell>
          <table:table-cell ns41:value-type="float" table:style-name="TL Data" office:value="1860" office:value-type="float">
            <text:p>186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0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0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uwiel</text:p>
          </table:table-cell>
          <table:table-cell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46" office:value-type="float">
            <text:p>146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0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ijsenburg</text:p>
          </table:table-cell>
          <table:table-cell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13" office:value-type="float">
            <text:p>11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0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chalkwijk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20"/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443" office:value-type="float">
            <text:p>44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0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nelrewaard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20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18" office:value-type="float">
            <text:p>11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0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oest</text:p>
          </table:table-cell>
          <table:table-cell/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1014" office:value-type="float">
            <text:p>1014</text:p>
          </table:table-cell>
          <table:table-cell ns41:value-type="float" table:style-name="TL Data" office:value="985" office:value-type="float">
            <text:p>98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0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toutenburg</text:p>
          </table:table-cell>
          <table:table-cell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20"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94" office:value-type="float">
            <text:p>29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0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Tienhoven</text:p>
          </table:table-cell>
          <table:table-cell/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62" office:value-type="float">
            <text:p>162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1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Tull en 't Waal</text:p>
          </table:table-cell>
          <table:table-cell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 table:number-columns-repeated="20"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48" office:value-type="float">
            <text:p>14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1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eenendaal</text:p>
          </table:table-cell>
          <table:table-cell/>
          <table:table-cell ns41:value-type="float" table:style-name="TL Data" office:value="1393" office:value-type="float">
            <text:p>1393</text:p>
          </table:table-cell>
          <table:table-cell ns41:value-type="float" table:style-name="TL Data" office:value="1350" office:value-type="float">
            <text:p>135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4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1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eldhuizen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2" office:value-type="float">
            <text:p>11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1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inkeveen en Waverveen</text:p>
          </table:table-cell>
          <table:table-cell/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716" office:value-type="float">
            <text:p>71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1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leuten</text:p>
          </table:table-cell>
          <table:table-cell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64" office:value-type="float">
            <text:p>36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1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reeland</text:p>
          </table:table-cell>
          <table:table-cell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76" office:value-type="float">
            <text:p>27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1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reeswijk</text:p>
          </table:table-cell>
          <table:table-cell/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72" office:value-type="float">
            <text:p>37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0"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1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erkhoven</text:p>
          </table:table-cell>
          <table:table-cell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7" office:value-type="float">
            <text:p>107</text:p>
          </table:table-cell>
          <table:table-cell table:style-name="TL Data" table:number-columns-repeated="20"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16" office:value-type="float">
            <text:p>31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1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estbroek</text:p>
          </table:table-cell>
          <table:table-cell/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31" office:value-type="float">
            <text:p>231</text:p>
          </table:table-cell>
          <table:table-cell table:style-name="TL Data" table:number-columns-repeated="4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1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illeskop</text:p>
          </table:table-cell>
          <table:table-cell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 table:number-columns-repeated="20"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69" office:value-type="float">
            <text:p>16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2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illige Langerak</text:p>
          </table:table-cell>
          <table:table-cell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02" office:value-type="float">
            <text:p>202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14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36" office:value-type="float">
            <text:p>13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2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ilnis</text:p>
          </table:table-cell>
          <table:table-cell/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64" office:value-type="float">
            <text:p>364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14"/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442" office:value-type="float">
            <text:p>44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2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oudenberg</text:p>
          </table:table-cell>
          <table:table-cell/>
          <table:table-cell ns41:value-type="float" table:style-name="TL Data" office:value="1038" office:value-type="float">
            <text:p>1038</text:p>
          </table:table-cell>
          <table:table-cell ns41:value-type="float" table:style-name="TL Data" office:value="930" office:value-type="float">
            <text:p>930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2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ijk bij Duurstede</text:p>
          </table:table-cell>
          <table:table-cell/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10"/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714" office:value-type="float">
            <text:p>714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2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IJsselstein</text:p>
          </table:table-cell>
          <table:table-cell/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670" office:value-type="float">
            <text:p>67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925" office:value-type="float">
            <text:p>925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2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egveld</text:p>
          </table:table-cell>
          <table:table-cell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87" office:value-type="float">
            <text:p>287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4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2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eijst</text:p>
          </table:table-cell>
          <table:table-cell/>
          <table:table-cell ns41:value-type="float" table:style-name="TL Data" office:value="1488" office:value-type="float">
            <text:p>1488</text:p>
          </table:table-cell>
          <table:table-cell ns41:value-type="float" table:style-name="TL Data" office:value="1608" office:value-type="float">
            <text:p>160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30" office:value-type="float">
            <text:p>13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588" office:value-type="float">
            <text:p>58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2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uijlen</text:p>
          </table:table-cell>
          <table:table-cell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2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TOTAAL DER GEMEENTEN BEN. DE 10000 ZIELEN</text:p>
          </table:table-cell>
          <table:table-cell/>
          <table:table-cell ns41:value-type="float" table:style-name="TL Data" office:value="28505" office:value-type="float">
            <text:p>28505</text:p>
          </table:table-cell>
          <table:table-cell ns41:value-type="float" table:style-name="TL Data" office:value="27680" office:value-type="float">
            <text:p>2768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7823" office:value-type="float">
            <text:p>17823</text:p>
          </table:table-cell>
          <table:table-cell ns41:value-type="float" table:style-name="TL Data" office:value="17112" office:value-type="float">
            <text:p>171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34" office:value-type="float">
            <text:p>234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2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UTRECHT.</text:p>
          </table:table-cell>
          <table:table-cell table:style-name="TL RowHeader"/>
          <table:table-cell ns41:value-type="string" table:style-name="TL RowHeader" office:value-type="string">
            <text:p>TOTAAL DER PROVINCIE</text:p>
          </table:table-cell>
          <table:table-cell/>
          <table:table-cell ns41:value-type="float" table:style-name="TL Data" office:value="44815" office:value-type="float">
            <text:p>44815</text:p>
          </table:table-cell>
          <table:table-cell ns41:value-type="float" table:style-name="TL Data" office:value="47158" office:value-type="float">
            <text:p>47158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019" office:value-type="float">
            <text:p>1019</text:p>
          </table:table-cell>
          <table:table-cell ns41:value-type="float" table:style-name="TL Data" office:value="966" office:value-type="float">
            <text:p>96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9306" office:value-type="float">
            <text:p>29306</text:p>
          </table:table-cell>
          <table:table-cell ns41:value-type="float" table:style-name="TL Data" office:value="30178" office:value-type="float">
            <text:p>30178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721" office:value-type="float">
            <text:p>721</text:p>
          </table:table-cell>
          <table:table-cell table:style-name="TL Data" table:number-columns-repeated="2"/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3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Leeuwarden</text:p>
          </table:table-cell>
          <table:table-cell/>
          <table:table-cell ns41:value-type="float" table:style-name="TL Data" office:value="8473" office:value-type="float">
            <text:p>8473</text:p>
          </table:table-cell>
          <table:table-cell ns41:value-type="float" table:style-name="TL Data" office:value="9258" office:value-type="float">
            <text:p>9258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386" office:value-type="float">
            <text:p>2386</text:p>
          </table:table-cell>
          <table:table-cell ns41:value-type="float" table:style-name="TL Data" office:value="2262" office:value-type="float">
            <text:p>226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587" office:value-type="float">
            <text:p>58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0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Opsterland</text:p>
          </table:table-cell>
          <table:table-cell/>
          <table:table-cell ns41:value-type="float" table:style-name="TL Data" office:value="5192" office:value-type="float">
            <text:p>5192</text:p>
          </table:table-cell>
          <table:table-cell ns41:value-type="float" table:style-name="TL Data" office:value="5016" office:value-type="float">
            <text:p>501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141" table:style-name="TL Data" table:number-columns-repeated="2" office:value-type="float">
            <text:p>141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4"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02" office:value-type="float">
            <text:p>102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0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Schoterland</text:p>
          </table:table-cell>
          <table:table-cell/>
          <table:table-cell ns41:value-type="float" table:style-name="TL Data" office:value="4536" office:value-type="float">
            <text:p>4536</text:p>
          </table:table-cell>
          <table:table-cell ns41:value-type="float" table:style-name="TL Data" office:value="4587" office:value-type="float">
            <text:p>458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75" office:value-type="float">
            <text:p>275</text:p>
          </table:table-cell>
          <table:table-cell table:style-name="TL Data" table:number-columns-repeated="4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0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Tietjerksteradeel</text:p>
          </table:table-cell>
          <table:table-cell/>
          <table:table-cell ns41:value-type="float" table:style-name="TL Data" office:value="4901" office:value-type="float">
            <text:p>4901</text:p>
          </table:table-cell>
          <table:table-cell ns41:value-type="float" table:style-name="TL Data" office:value="4709" office:value-type="float">
            <text:p>470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0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Weststellingwerf</text:p>
          </table:table-cell>
          <table:table-cell/>
          <table:table-cell ns41:value-type="float" table:style-name="TL Data" office:value="5142" office:value-type="float">
            <text:p>5142</text:p>
          </table:table-cell>
          <table:table-cell ns41:value-type="float" table:style-name="TL Data" office:value="5043" office:value-type="float">
            <text:p>504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35" table:style-name="TL Data" table:number-columns-repeated="2" office:value-type="float">
            <text:p>3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762" office:value-type="float">
            <text:p>762</text:p>
          </table:table-cell>
          <table:table-cell table:style-name="TL Data" table:number-columns-repeated="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0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Wonseradeel</text:p>
          </table:table-cell>
          <table:table-cell/>
          <table:table-cell ns41:value-type="float" table:style-name="TL Data" office:value="4263" office:value-type="float">
            <text:p>4263</text:p>
          </table:table-cell>
          <table:table-cell ns41:value-type="float" table:style-name="TL Data" office:value="4240" office:value-type="float">
            <text:p>4240</text:p>
          </table:table-cell>
          <table:table-cell table:style-name="TL Data" table:number-columns-repeated="4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24" office:value-type="float">
            <text:p>22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585" office:value-type="float">
            <text:p>585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0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32507" office:value-type="float">
            <text:p>32507</text:p>
          </table:table-cell>
          <table:table-cell ns41:value-type="float" table:style-name="TL Data" office:value="32853" office:value-type="float">
            <text:p>3285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1606" office:value-type="float">
            <text:p>1606</text:p>
          </table:table-cell>
          <table:table-cell ns41:value-type="float" table:style-name="TL Data" office:value="1556" office:value-type="float">
            <text:p>1556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137" office:value-type="float">
            <text:p>4137</text:p>
          </table:table-cell>
          <table:table-cell ns41:value-type="float" table:style-name="TL Data" office:value="3916" office:value-type="float">
            <text:p>39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740" office:value-type="float">
            <text:p>74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8" office:value-type="float">
            <text:p>28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0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chtkarspelen</text:p>
          </table:table-cell>
          <table:table-cell/>
          <table:table-cell ns41:value-type="float" table:style-name="TL Data" office:value="3837" office:value-type="float">
            <text:p>3837</text:p>
          </table:table-cell>
          <table:table-cell ns41:value-type="float" table:style-name="TL Data" office:value="3835" office:value-type="float">
            <text:p>3835</text:p>
          </table:table-cell>
          <table:table-cell table:style-name="TL Data" table:number-columns-repeated="4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0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Engwirden</text:p>
          </table:table-cell>
          <table:table-cell/>
          <table:table-cell ns41:value-type="float" table:style-name="TL Data" office:value="1259" office:value-type="float">
            <text:p>1259</text:p>
          </table:table-cell>
          <table:table-cell ns41:value-type="float" table:style-name="TL Data" office:value="1192" office:value-type="float">
            <text:p>1192</text:p>
          </table:table-cell>
          <table:table-cell table:style-name="TL Data" table:number-columns-repeated="4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50" office:value-type="float">
            <text:p>150</text:p>
          </table:table-cell>
          <table:table-cell table:style-name="TL Data" table:number-columns-repeated="12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0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meland</text:p>
          </table:table-cell>
          <table:table-cell/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544" office:value-type="float">
            <text:p>544</text:p>
          </table:table-cell>
          <table:table-cell table:style-name="TL Data" table:number-columns-repeated="6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348" office:value-type="float">
            <text:p>348</text:p>
          </table:table-cell>
          <table:table-cell table:style-name="TL Data" table:number-columns-repeated="12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32" office:value-type="float">
            <text:p>132</text:p>
          </table:table-cell>
          <table:table-cell table:style-name="TL Data" table:number-columns-repeated="8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7" office:value-type="float">
            <text:p>47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1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aarderadeel</text:p>
          </table:table-cell>
          <table:table-cell/>
          <table:table-cell ns41:value-type="float" table:style-name="TL Data" office:value="2181" office:value-type="float">
            <text:p>2181</text:p>
          </table:table-cell>
          <table:table-cell ns41:value-type="float" table:style-name="TL Data" office:value="2260" office:value-type="float">
            <text:p>2260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 table:number-columns-repeated="8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1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arradeel</text:p>
          </table:table-cell>
          <table:table-cell/>
          <table:table-cell ns41:value-type="float" table:style-name="TL Data" office:value="2784" office:value-type="float">
            <text:p>2784</text:p>
          </table:table-cell>
          <table:table-cell ns41:value-type="float" table:style-name="TL Data" office:value="2861" office:value-type="float">
            <text:p>2861</text:p>
          </table:table-cell>
          <table:table-cell table:style-name="TL Data" table:number-columns-repeated="4"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1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't Bildt</text:p>
          </table:table-cell>
          <table:table-cell/>
          <table:table-cell ns41:value-type="float" table:style-name="TL Data" office:value="3798" office:value-type="float">
            <text:p>3798</text:p>
          </table:table-cell>
          <table:table-cell ns41:value-type="float" table:style-name="TL Data" office:value="3708" office:value-type="float">
            <text:p>3708</text:p>
          </table:table-cell>
          <table:table-cell table:style-name="TL Data" table:number-columns-repeated="4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1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olsward</text:p>
          </table:table-cell>
          <table:table-cell/>
          <table:table-cell ns41:value-type="float" table:style-name="TL Data" office:value="1188" office:value-type="float">
            <text:p>1188</text:p>
          </table:table-cell>
          <table:table-cell ns41:value-type="float" table:style-name="TL Data" office:value="1345" office:value-type="float">
            <text:p>1345</text:p>
          </table:table-cell>
          <table:table-cell table:style-name="TL Data" table:number-columns-repeated="4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10"/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742" office:value-type="float">
            <text:p>742</text:p>
          </table:table-cell>
          <table:table-cell table:style-name="TL Data" table:number-columns-repeated="4"/>
          <table:table-cell ns41:value-type="float" office:value="45" table:style-name="TL Data" table:number-columns-repeated="2" office:value-type="float">
            <text:p>4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1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antumadeel</text:p>
          </table:table-cell>
          <table:table-cell/>
          <table:table-cell ns41:value-type="float" table:style-name="TL Data" office:value="3265" office:value-type="float">
            <text:p>3265</text:p>
          </table:table-cell>
          <table:table-cell ns41:value-type="float" table:style-name="TL Data" office:value="3308" office:value-type="float">
            <text:p>3308</text:p>
          </table:table-cell>
          <table:table-cell table:style-name="TL Data" table:number-columns-repeated="4"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office:value="334" table:style-name="TL Data" table:number-columns-repeated="2" office:value-type="float">
            <text:p>33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81" office:value-type="float">
            <text:p>81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1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okkum</text:p>
          </table:table-cell>
          <table:table-cell/>
          <table:table-cell ns41:value-type="float" table:style-name="TL Data" office:value="1696" office:value-type="float">
            <text:p>1696</text:p>
          </table:table-cell>
          <table:table-cell ns41:value-type="float" table:style-name="TL Data" office:value="1940" office:value-type="float">
            <text:p>194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33" table:style-name="TL Data" table:number-columns-repeated="2" office:value-type="float">
            <text:p>3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8"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20" office:value-type="float">
            <text:p>220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5" office:value-type="float">
            <text:p>3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1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oniawerstal</text:p>
          </table:table-cell>
          <table:table-cell/>
          <table:table-cell ns41:value-type="float" table:style-name="TL Data" office:value="1112" office:value-type="float">
            <text:p>1112</text:p>
          </table:table-cell>
          <table:table-cell ns41:value-type="float" table:style-name="TL Data" office:value="1082" office:value-type="float">
            <text:p>1082</text:p>
          </table:table-cell>
          <table:table-cell table:style-name="TL Data" table:number-columns-repeated="4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 table:number-columns-repeated="12"/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00" office:value-type="float">
            <text:p>30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1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Ferwerderadeel</text:p>
          </table:table-cell>
          <table:table-cell/>
          <table:table-cell ns41:value-type="float" table:style-name="TL Data" office:value="3294" office:value-type="float">
            <text:p>3294</text:p>
          </table:table-cell>
          <table:table-cell ns41:value-type="float" table:style-name="TL Data" office:value="3235" office:value-type="float">
            <text:p>323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1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Franeker</text:p>
          </table:table-cell>
          <table:table-cell/>
          <table:table-cell ns41:value-type="float" table:style-name="TL Data" office:value="2025" office:value-type="float">
            <text:p>2025</text:p>
          </table:table-cell>
          <table:table-cell ns41:value-type="float" table:style-name="TL Data" office:value="2190" office:value-type="float">
            <text:p>219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518" office:value-type="float">
            <text:p>518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1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Franekeradeel</text:p>
          </table:table-cell>
          <table:table-cell/>
          <table:table-cell ns41:value-type="float" table:style-name="TL Data" office:value="1937" office:value-type="float">
            <text:p>1937</text:p>
          </table:table-cell>
          <table:table-cell ns41:value-type="float" table:style-name="TL Data" office:value="1821" office:value-type="float">
            <text:p>1821</text:p>
          </table:table-cell>
          <table:table-cell table:style-name="TL Data" table:number-columns-repeated="4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26" office:value-type="float">
            <text:p>126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2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aasterland</text:p>
          </table:table-cell>
          <table:table-cell/>
          <table:table-cell ns41:value-type="float" table:style-name="TL Data" office:value="1486" office:value-type="float">
            <text:p>1486</text:p>
          </table:table-cell>
          <table:table-cell ns41:value-type="float" table:style-name="TL Data" office:value="1464" office:value-type="float">
            <text:p>1464</text:p>
          </table:table-cell>
          <table:table-cell table:style-name="TL Data" table:number-columns-repeated="4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484" office:value-type="float">
            <text:p>48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2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arlingen</text:p>
          </table:table-cell>
          <table:table-cell/>
          <table:table-cell ns41:value-type="float" table:style-name="TL Data" office:value="3240" office:value-type="float">
            <text:p>3240</text:p>
          </table:table-cell>
          <table:table-cell ns41:value-type="float" table:style-name="TL Data" office:value="3801" office:value-type="float">
            <text:p>380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684" office:value-type="float">
            <text:p>684</text:p>
          </table:table-cell>
          <table:table-cell table:style-name="TL Data" table:number-columns-repeated="4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12" office:value-type="float">
            <text:p>11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2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askerland</text:p>
          </table:table-cell>
          <table:table-cell/>
          <table:table-cell ns41:value-type="float" table:style-name="TL Data" office:value="2042" office:value-type="float">
            <text:p>2042</text:p>
          </table:table-cell>
          <table:table-cell ns41:value-type="float" table:style-name="TL Data" office:value="2107" office:value-type="float">
            <text:p>2107</text:p>
          </table:table-cell>
          <table:table-cell table:style-name="TL Data" table:number-columns-repeated="4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9"/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307" office:value-type="float">
            <text:p>307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2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omelumer Oldephaert en Noordwolde</text:p>
          </table:table-cell>
          <table:table-cell/>
          <table:table-cell ns41:value-type="float" table:style-name="TL Data" office:value="1328" office:value-type="float">
            <text:p>1328</text:p>
          </table:table-cell>
          <table:table-cell ns41:value-type="float" table:style-name="TL Data" office:value="1380" office:value-type="float">
            <text:p>138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04" office:value-type="float">
            <text:p>20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2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nnaarderadeel</text:p>
          </table:table-cell>
          <table:table-cell/>
          <table:table-cell ns41:value-type="float" table:style-name="TL Data" office:value="1601" office:value-type="float">
            <text:p>1601</text:p>
          </table:table-cell>
          <table:table-cell ns41:value-type="float" table:style-name="TL Data" office:value="1610" office:value-type="float">
            <text:p>1610</text:p>
          </table:table-cell>
          <table:table-cell table:style-name="TL Data" table:number-columns-repeated="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84" office:value-type="float">
            <text:p>18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2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indelopen</text:p>
          </table:table-cell>
          <table:table-cell/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391" office:value-type="float">
            <text:p>39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1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2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Idaarderadeel</text:p>
          </table:table-cell>
          <table:table-cell/>
          <table:table-cell ns41:value-type="float" table:style-name="TL Data" office:value="1429" office:value-type="float">
            <text:p>1429</text:p>
          </table:table-cell>
          <table:table-cell ns41:value-type="float" table:style-name="TL Data" office:value="1531" office:value-type="float">
            <text:p>1531</text:p>
          </table:table-cell>
          <table:table-cell table:style-name="TL Data" table:number-columns-repeated="6"/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688" office:value-type="float">
            <text:p>688</text:p>
          </table:table-cell>
          <table:table-cell table:style-name="TL Data" table:number-columns-repeated="12"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14" office:value-type="float">
            <text:p>21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2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office:annotation draw:style-name="gr1" svg:height="1.957cm" draw:caption-point-y="2.258cm" svg:width="3.585cm" svg:x="0cm" draw:caption-point-x="3.374cm" svg:y="394.097cm" draw:text-style-name="P1">
              <dc:creator>CDM</dc:creator>
              <dc:date>2014-12-12T00:00:00</dc:date>
              <text:p text:style-name="P1"><text:span text:style-name="T1">Voor deze provincie zijn de fabrieken gevoegd bij de werkplaatsen. De bergplaatsen en schuren bij de pakuizen.</text:span></text:p>
            </office:annotation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Kollumerland en Nieuwkruisland</text:p>
          </table:table-cell>
          <table:table-cell/>
          <table:table-cell ns41:value-type="float" table:style-name="TL Data" office:value="3088" office:value-type="float">
            <text:p>3088</text:p>
          </table:table-cell>
          <table:table-cell ns41:value-type="float" table:style-name="TL Data" office:value="3084" office:value-type="float">
            <text:p>308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2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eeuwarderadeel</text:p>
          </table:table-cell>
          <table:table-cell/>
          <table:table-cell ns41:value-type="float" table:style-name="TL Data" office:value="2972" office:value-type="float">
            <text:p>2972</text:p>
          </table:table-cell>
          <table:table-cell ns41:value-type="float" table:style-name="TL Data" office:value="3043" office:value-type="float">
            <text:p>30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20" office:value-type="float">
            <text:p>320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2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emsterland</text:p>
          </table:table-cell>
          <table:table-cell/>
          <table:table-cell ns41:value-type="float" table:style-name="TL Data" office:value="2179" office:value-type="float">
            <text:p>2179</text:p>
          </table:table-cell>
          <table:table-cell ns41:value-type="float" table:style-name="TL Data" office:value="2228" office:value-type="float">
            <text:p>22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0"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30" office:value-type="float">
            <text:p>230</text:p>
          </table:table-cell>
          <table:table-cell table:style-name="TL Data" table:number-columns-repeated="4"/>
          <table:table-cell ns41:value-type="float" office:value="49" table:style-name="TL Data" table:number-columns-repeated="2" office:value-type="float">
            <text:p>49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3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enaldumadeel</text:p>
          </table:table-cell>
          <table:table-cell/>
          <table:table-cell ns41:value-type="float" table:style-name="TL Data" office:value="3860" office:value-type="float">
            <text:p>3860</text:p>
          </table:table-cell>
          <table:table-cell ns41:value-type="float" table:style-name="TL Data" office:value="3793" office:value-type="float">
            <text:p>379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41" office:value-type="float">
            <text:p>24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3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ostdongeradeel</text:p>
          </table:table-cell>
          <table:table-cell/>
          <table:table-cell ns41:value-type="float" table:style-name="TL Data" office:value="3527" office:value-type="float">
            <text:p>3527</text:p>
          </table:table-cell>
          <table:table-cell ns41:value-type="float" table:style-name="TL Data" office:value="3505" office:value-type="float">
            <text:p>3505</text:p>
          </table:table-cell>
          <table:table-cell table:style-name="TL Data" table:number-columns-repeated="4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3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oststellingwerf</text:p>
          </table:table-cell>
          <table:table-cell/>
          <table:table-cell ns41:value-type="float" table:style-name="TL Data" office:value="3915" office:value-type="float">
            <text:p>3915</text:p>
          </table:table-cell>
          <table:table-cell ns41:value-type="float" table:style-name="TL Data" office:value="3751" office:value-type="float">
            <text:p>3751</text:p>
          </table:table-cell>
          <table:table-cell table:style-name="TL Data" table:number-columns-repeated="4"/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3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auwerderhem</text:p>
          </table:table-cell>
          <table:table-cell/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06" office:value-type="float">
            <text:p>206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3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chiermonnikoog</text:p>
          </table:table-cell>
          <table:table-cell/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480" office:value-type="float">
            <text:p>480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2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3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loten</text:p>
          </table:table-cell>
          <table:table-cell/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54" office:value-type="float">
            <text:p>354</text:p>
          </table:table-cell>
          <table:table-cell table:style-name="TL Data" table:number-columns-repeated="6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12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3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mallingerland</text:p>
          </table:table-cell>
          <table:table-cell/>
          <table:table-cell ns41:value-type="float" table:style-name="TL Data" office:value="3227" office:value-type="float">
            <text:p>3227</text:p>
          </table:table-cell>
          <table:table-cell ns41:value-type="float" table:style-name="TL Data" office:value="3339" office:value-type="float">
            <text:p>333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3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neek</text:p>
          </table:table-cell>
          <table:table-cell/>
          <table:table-cell ns41:value-type="float" table:style-name="TL Data" office:value="2914" office:value-type="float">
            <text:p>2914</text:p>
          </table:table-cell>
          <table:table-cell ns41:value-type="float" table:style-name="TL Data" office:value="3251" office:value-type="float">
            <text:p>325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735" office:value-type="float">
            <text:p>735</text:p>
          </table:table-cell>
          <table:table-cell table:style-name="TL Data" table:number-columns-repeated="4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4" office:value-type="float">
            <text:p>5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8" office:value-type="float">
            <text:p>28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3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tavoren</text:p>
          </table:table-cell>
          <table:table-cell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35" office:value-type="float">
            <text:p>235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12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3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Utingeradeel</text:p>
          </table:table-cell>
          <table:table-cell/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1108" office:value-type="float">
            <text:p>1108</text:p>
          </table:table-cell>
          <table:table-cell table:style-name="TL Data" table:number-columns-repeated="4"/>
          <table:table-cell ns41:value-type="float" office:value="29" table:style-name="TL Data" table:number-columns-repeated="2" office:value-type="float">
            <text:p>29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4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estdongeradeel</text:p>
          </table:table-cell>
          <table:table-cell/>
          <table:table-cell ns41:value-type="float" table:style-name="TL Data" office:value="3179" office:value-type="float">
            <text:p>3179</text:p>
          </table:table-cell>
          <table:table-cell ns41:value-type="float" table:style-name="TL Data" office:value="3259" office:value-type="float">
            <text:p>3259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85" office:value-type="float">
            <text:p>285</text:p>
          </table:table-cell>
          <table:table-cell table:style-name="TL Data" table:number-columns-repeated="1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4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orkum</text:p>
          </table:table-cell>
          <table:table-cell/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1205" office:value-type="float">
            <text:p>1205</text:p>
          </table:table-cell>
          <table:table-cell table:style-name="TL Data" table:number-columns-repeated="4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32" office:value-type="float">
            <text:p>43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4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ijmbritseradeel</text:p>
          </table:table-cell>
          <table:table-cell/>
          <table:table-cell ns41:value-type="float" table:style-name="TL Data" office:value="3437" office:value-type="float">
            <text:p>3437</text:p>
          </table:table-cell>
          <table:table-cell ns41:value-type="float" table:style-name="TL Data" office:value="3538" office:value-type="float">
            <text:p>3538</text:p>
          </table:table-cell>
          <table:table-cell table:style-name="TL Data" table:number-columns-repeated="4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10"/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699" office:value-type="float">
            <text:p>69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4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IJlst</text:p>
          </table:table-cell>
          <table:table-cell/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619" office:value-type="float">
            <text:p>619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4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TOTAAL DER GEMEENTEN BEN. DE 10000 ZIELEN</text:p>
          </table:table-cell>
          <table:table-cell/>
          <table:table-cell ns41:value-type="float" table:style-name="TL Data" office:value="77163" office:value-type="float">
            <text:p>77163</text:p>
          </table:table-cell>
          <table:table-cell ns41:value-type="float" table:style-name="TL Data" office:value="79279" office:value-type="float">
            <text:p>7927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469" office:value-type="float">
            <text:p>3469</text:p>
          </table:table-cell>
          <table:table-cell ns41:value-type="float" table:style-name="TL Data" office:value="3477" office:value-type="float">
            <text:p>3477</text:p>
          </table:table-cell>
          <table:table-cell ns41:value-type="float" table:style-name="TL Data" office:value="6306" office:value-type="float">
            <text:p>6306</text:p>
          </table:table-cell>
          <table:table-cell ns41:value-type="float" table:style-name="TL Data" office:value="6413" office:value-type="float">
            <text:p>641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449" office:value-type="float">
            <text:p>7449</text:p>
          </table:table-cell>
          <table:table-cell ns41:value-type="float" table:style-name="TL Data" office:value="7580" office:value-type="float">
            <text:p>7580</text:p>
          </table:table-cell>
          <table:table-cell table:style-name="TL Data" table:number-columns-repeated="4"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54" office:value-type="float">
            <text:p>15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4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FRIESLAND.</text:p>
          </table:table-cell>
          <table:table-cell table:style-name="TL RowHeader"/>
          <table:table-cell ns41:value-type="string" table:style-name="TL RowHeader" office:value-type="string">
            <text:p>TOTAAL DER PROVINCIE</text:p>
          </table:table-cell>
          <table:table-cell/>
          <table:table-cell ns41:value-type="float" table:style-name="TL Data" office:value="109670" office:value-type="float">
            <text:p>109670</text:p>
          </table:table-cell>
          <table:table-cell ns41:value-type="float" table:style-name="TL Data" office:value="112132" office:value-type="float">
            <text:p>112132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250" office:value-type="float">
            <text:p>4250</text:p>
          </table:table-cell>
          <table:table-cell ns41:value-type="float" table:style-name="TL Data" office:value="4237" office:value-type="float">
            <text:p>4237</text:p>
          </table:table-cell>
          <table:table-cell ns41:value-type="float" table:style-name="TL Data" office:value="7912" office:value-type="float">
            <text:p>7912</text:p>
          </table:table-cell>
          <table:table-cell ns41:value-type="float" table:style-name="TL Data" office:value="7969" office:value-type="float">
            <text:p>7969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586" office:value-type="float">
            <text:p>11586</text:p>
          </table:table-cell>
          <table:table-cell ns41:value-type="float" table:style-name="TL Data" office:value="11496" office:value-type="float">
            <text:p>1149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1074" office:value-type="float">
            <text:p>107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82" office:value-type="float">
            <text:p>18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4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Deventer</text:p>
          </table:table-cell>
          <table:table-cell/>
          <table:table-cell ns41:value-type="float" table:style-name="TL Data" office:value="5415" office:value-type="float">
            <text:p>5415</text:p>
          </table:table-cell>
          <table:table-cell ns41:value-type="float" table:style-name="TL Data" office:value="5864" office:value-type="float">
            <text:p>586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972" office:value-type="float">
            <text:p>1972</text:p>
          </table:table-cell>
          <table:table-cell ns41:value-type="float" table:style-name="TL Data" office:value="1920" office:value-type="float">
            <text:p>1920</text:p>
          </table:table-cell>
          <table:table-cell table:style-name="TL Data" table:number-columns-repeated="4"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0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Kampen</text:p>
          </table:table-cell>
          <table:table-cell/>
          <table:table-cell ns41:value-type="float" table:style-name="TL Data" office:value="4858" office:value-type="float">
            <text:p>4858</text:p>
          </table:table-cell>
          <table:table-cell ns41:value-type="float" table:style-name="TL Data" office:value="4934" office:value-type="float">
            <text:p>493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350" office:value-type="float">
            <text:p>1350</text:p>
          </table:table-cell>
          <table:table-cell ns41:value-type="float" table:style-name="TL Data" office:value="1184" office:value-type="float">
            <text:p>1184</text:p>
          </table:table-cell>
          <table:table-cell table:style-name="TL Data" table:number-columns-repeated="4"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98" office:value-type="float">
            <text:p>19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0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Zwolle</text:p>
          </table:table-cell>
          <table:table-cell/>
          <table:table-cell ns41:value-type="float" table:style-name="TL Data" office:value="5761" office:value-type="float">
            <text:p>5761</text:p>
          </table:table-cell>
          <table:table-cell ns41:value-type="float" table:style-name="TL Data" office:value="6641" office:value-type="float">
            <text:p>6641</text:p>
          </table:table-cell>
          <table:table-cell ns41:value-type="float" office:value="37" table:style-name="TL Data" table:number-columns-repeated="2" office:value-type="float">
            <text:p>3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04" office:value-type="float">
            <text:p>20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346" office:value-type="float">
            <text:p>2346</text:p>
          </table:table-cell>
          <table:table-cell ns41:value-type="float" table:style-name="TL Data" office:value="2664" office:value-type="float">
            <text:p>2664</text:p>
          </table:table-cell>
          <table:table-cell table:style-name="TL Data" table:number-columns-repeated="4"/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07" office:value-type="float">
            <text:p>307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0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oven de 10000 ziel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6034" office:value-type="float">
            <text:p>16034</text:p>
          </table:table-cell>
          <table:table-cell ns41:value-type="float" table:style-name="TL Data" office:value="17439" office:value-type="float">
            <text:p>1743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12" office:value-type="float">
            <text:p>2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5668" office:value-type="float">
            <text:p>5668</text:p>
          </table:table-cell>
          <table:table-cell ns41:value-type="float" table:style-name="TL Data" office:value="5768" office:value-type="float">
            <text:p>5768</text:p>
          </table:table-cell>
          <table:table-cell table:style-name="TL Data" table:number-columns-repeated="4"/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0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lmelo (Stad)</text:p>
          </table:table-cell>
          <table:table-cell/>
          <table:table-cell ns41:value-type="float" table:style-name="TL Data" office:value="1271" office:value-type="float">
            <text:p>1271</text:p>
          </table:table-cell>
          <table:table-cell ns41:value-type="float" table:style-name="TL Data" office:value="1468" office:value-type="float">
            <text:p>1468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79" office:value-type="float">
            <text:p>279</text:p>
          </table:table-cell>
          <table:table-cell table:style-name="TL Data" table:number-columns-repeated="4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34" office:value-type="float">
            <text:p>13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0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lmelo (Ambt)</text:p>
          </table:table-cell>
          <table:table-cell/>
          <table:table-cell ns41:value-type="float" table:style-name="TL Data" office:value="1525" office:value-type="float">
            <text:p>1525</text:p>
          </table:table-cell>
          <table:table-cell ns41:value-type="float" table:style-name="TL Data" office:value="1462" office:value-type="float">
            <text:p>1462</text:p>
          </table:table-cell>
          <table:table-cell table:style-name="TL Data" table:number-columns-repeated="6"/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8"/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57" office:value-type="float">
            <text:p>357</text:p>
          </table:table-cell>
          <table:table-cell table:style-name="TL Data" table:number-columns-repeated="4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0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vereest</text:p>
          </table:table-cell>
          <table:table-cell/>
          <table:table-cell ns41:value-type="float" table:style-name="TL Data" office:value="2271" office:value-type="float">
            <text:p>2271</text:p>
          </table:table-cell>
          <table:table-cell ns41:value-type="float" table:style-name="TL Data" office:value="2133" office:value-type="float">
            <text:p>213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424" office:value-type="float">
            <text:p>424</text:p>
          </table:table-cell>
          <table:table-cell table:style-name="TL Data" table:number-columns-repeated="4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0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athmen</text:p>
          </table:table-cell>
          <table:table-cell/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676" office:value-type="float">
            <text:p>676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0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lankenham</text:p>
          </table:table-cell>
          <table:table-cell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72" office:value-type="float">
            <text:p>17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0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lokzijl</text:p>
          </table:table-cell>
          <table:table-cell/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635" office:value-type="float">
            <text:p>635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10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1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orne</text:p>
          </table:table-cell>
          <table:table-cell/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423" office:value-type="float">
            <text:p>423</text:p>
          </table:table-cell>
          <table:table-cell table:style-name="TL Data" table:number-columns-repeated="6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223" office:value-type="float">
            <text:p>1223</text:p>
          </table:table-cell>
          <table:table-cell ns41:value-type="float" table:style-name="TL Data" office:value="1246" office:value-type="float">
            <text:p>1246</text:p>
          </table:table-cell>
          <table:table-cell table:style-name="TL Data" table:number-columns-repeated="4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1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alfsen</text:p>
          </table:table-cell>
          <table:table-cell/>
          <table:table-cell ns41:value-type="float" table:style-name="TL Data" office:value="1651" office:value-type="float">
            <text:p>1651</text:p>
          </table:table-cell>
          <table:table-cell ns41:value-type="float" table:style-name="TL Data" office:value="1511" office:value-type="float">
            <text:p>15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837" office:value-type="float">
            <text:p>837</text:p>
          </table:table-cell>
          <table:table-cell table:style-name="TL Data" table:number-columns-repeated="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1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elden (Stad)</text:p>
          </table:table-cell>
          <table:table-cell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78" office:value-type="float">
            <text:p>378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11"/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405" office:value-type="float">
            <text:p>405</text:p>
          </table:table-cell>
          <table:table-cell table:style-name="TL Data" table:number-columns-repeated="4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1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elden (Ambt)</text:p>
          </table:table-cell>
          <table:table-cell/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537" office:value-type="float">
            <text:p>537</text:p>
          </table:table-cell>
          <table:table-cell table:style-name="TL Data" table:number-columns-repeated="7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1"/>
          <table:table-cell ns41:value-type="float" table:style-name="TL Data" office:value="993" office:value-type="float">
            <text:p>993</text:p>
          </table:table-cell>
          <table:table-cell ns41:value-type="float" table:style-name="TL Data" office:value="910" office:value-type="float">
            <text:p>91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1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enekamp</text:p>
          </table:table-cell>
          <table:table-cell/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15" office:value-type="float">
            <text:p>315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843" office:value-type="float">
            <text:p>1843</text:p>
          </table:table-cell>
          <table:table-cell ns41:value-type="float" table:style-name="TL Data" office:value="1794" office:value-type="float">
            <text:p>1794</text:p>
          </table:table-cell>
          <table:table-cell table:style-name="TL Data" table:number-columns-repeated="4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1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iepenheim</text:p>
          </table:table-cell>
          <table:table-cell/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 table:number-columns-repeated="4"/>
          <table:table-cell ns41:value-type="float" office:value="26" table:style-name="TL Data" table:number-columns-repeated="2" office:value-type="float">
            <text:p>26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1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iepenveen</text:p>
          </table:table-cell>
          <table:table-cell/>
          <table:table-cell ns41:value-type="float" table:style-name="TL Data" office:value="1138" office:value-type="float">
            <text:p>1138</text:p>
          </table:table-cell>
          <table:table-cell ns41:value-type="float" table:style-name="TL Data" office:value="1015" office:value-type="float">
            <text:p>1015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664" office:value-type="float">
            <text:p>664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1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nschede</text:p>
          </table:table-cell>
          <table:table-cell/>
          <table:table-cell ns41:value-type="float" table:style-name="TL Data" office:value="1222" office:value-type="float">
            <text:p>1222</text:p>
          </table:table-cell>
          <table:table-cell ns41:value-type="float" table:style-name="TL Data" office:value="1355" office:value-type="float">
            <text:p>13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1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enemuiden</text:p>
          </table:table-cell>
          <table:table-cell/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876" office:value-type="float">
            <text:p>876</text:p>
          </table:table-cell>
          <table:table-cell table:style-name="TL Data" table:number-columns-repeated="4"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1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iethoorn</text:p>
          </table:table-cell>
          <table:table-cell/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394" office:value-type="float">
            <text:p>394</text:p>
          </table:table-cell>
          <table:table-cell table:style-name="TL Data" table:number-columns-repeated="1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2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oor</text:p>
          </table:table-cell>
          <table:table-cell/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39" office:value-type="float">
            <text:p>239</text:p>
          </table:table-cell>
          <table:table-cell table:style-name="TL Data" table:number-columns-repeated="4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2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rafhorst</text:p>
          </table:table-cell>
          <table:table-cell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22" office:value-type="float">
            <text:p>222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6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2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ramsbergen</text:p>
          </table:table-cell>
          <table:table-cell/>
          <table:table-cell ns41:value-type="float" table:style-name="TL Data" office:value="947" office:value-type="float">
            <text:p>947</text:p>
          </table:table-cell>
          <table:table-cell ns41:value-type="float" table:style-name="TL Data" office:value="926" office:value-type="float">
            <text:p>926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2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aaksbergen</text:p>
          </table:table-cell>
          <table:table-cell/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566" office:value-type="float">
            <text:p>566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1759" office:value-type="float">
            <text:p>1759</text:p>
          </table:table-cell>
          <table:table-cell ns41:value-type="float" table:style-name="TL Data" office:value="1679" office:value-type="float">
            <text:p>1679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2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am (den)</text:p>
          </table:table-cell>
          <table:table-cell/>
          <table:table-cell ns41:value-type="float" table:style-name="TL Data" office:value="1375" office:value-type="float">
            <text:p>1375</text:p>
          </table:table-cell>
          <table:table-cell ns41:value-type="float" table:style-name="TL Data" office:value="1278" office:value-type="float">
            <text:p>1278</text:p>
          </table:table-cell>
          <table:table-cell table:style-name="TL Data" table:number-columns-repeated="4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2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ardenberg (Stad)</text:p>
          </table:table-cell>
          <table:table-cell/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547" office:value-type="float">
            <text:p>547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2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ardenberg (Ambt)</text:p>
          </table:table-cell>
          <table:table-cell/>
          <table:table-cell ns41:value-type="float" table:style-name="TL Data" office:value="2277" office:value-type="float">
            <text:p>2277</text:p>
          </table:table-cell>
          <table:table-cell ns41:value-type="float" table:style-name="TL Data" office:value="2074" office:value-type="float">
            <text:p>2074</text:p>
          </table:table-cell>
          <table:table-cell table:style-name="TL Data" table:number-columns-repeated="4"/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523" office:value-type="float">
            <text:p>523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2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asselt</text:p>
          </table:table-cell>
          <table:table-cell/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938" office:value-type="float">
            <text:p>938</text:p>
          </table:table-cell>
          <table:table-cell table:style-name="TL Data" table:number-columns-repeated="4"/>
          <table:table-cell ns41:value-type="float" office:value="56" table:style-name="TL Data" table:number-columns-repeated="2" office:value-type="float">
            <text:p>5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2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ino</text:p>
          </table:table-cell>
          <table:table-cell/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38" office:value-type="float">
            <text:p>438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14"/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442" office:value-type="float">
            <text:p>44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2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llendoorn</text:p>
          </table:table-cell>
          <table:table-cell/>
          <table:table-cell ns41:value-type="float" table:style-name="TL Data" office:value="1583" office:value-type="float">
            <text:p>1583</text:p>
          </table:table-cell>
          <table:table-cell ns41:value-type="float" table:style-name="TL Data" office:value="1464" office:value-type="float">
            <text:p>1464</text:p>
          </table:table-cell>
          <table:table-cell table:style-name="TL Data" table:number-columns-repeated="4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10" office:value-type="float">
            <text:p>11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705" office:value-type="float">
            <text:p>705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office:value="9" table:style-name="TL Data" table:number-columns-repeated="2" office:value-type="float">
            <text:p>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3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ngelo</text:p>
          </table:table-cell>
          <table:table-cell/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952" office:value-type="float">
            <text:p>95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871" office:value-type="float">
            <text:p>871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3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olten</text:p>
          </table:table-cell>
          <table:table-cell/>
          <table:table-cell ns41:value-type="float" table:style-name="TL Data" office:value="1373" office:value-type="float">
            <text:p>1373</text:p>
          </table:table-cell>
          <table:table-cell ns41:value-type="float" table:style-name="TL Data" office:value="1325" office:value-type="float">
            <text:p>13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 table:number-columns-repeated="14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3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Kamperveen</text:p>
          </table:table-cell>
          <table:table-cell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51" office:value-type="float">
            <text:p>251</text:p>
          </table:table-cell>
          <table:table-cell table:style-name="TL Data" table:number-columns-repeated="4"/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26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3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Kuinre</text:p>
          </table:table-cell>
          <table:table-cell/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404" office:value-type="float">
            <text:p>404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9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3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onneker</text:p>
          </table:table-cell>
          <table:table-cell/>
          <table:table-cell ns41:value-type="float" table:style-name="TL Data" office:value="3118" office:value-type="float">
            <text:p>3118</text:p>
          </table:table-cell>
          <table:table-cell ns41:value-type="float" table:style-name="TL Data" office:value="2917" office:value-type="float">
            <text:p>2917</text:p>
          </table:table-cell>
          <table:table-cell table:style-name="TL Data" table:number-columns-repeated="6"/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8"/>
          <table:table-cell ns41:value-type="float" table:style-name="TL Data" office:value="1284" office:value-type="float">
            <text:p>1284</text:p>
          </table:table-cell>
          <table:table-cell ns41:value-type="float" table:style-name="TL Data" office:value="1241" office:value-type="float">
            <text:p>124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0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osser</text:p>
          </table:table-cell>
          <table:table-cell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49" office:value-type="float">
            <text:p>149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2284" office:value-type="float">
            <text:p>2284</text:p>
          </table:table-cell>
          <table:table-cell ns41:value-type="float" table:style-name="TL Data" office:value="2307" office:value-type="float">
            <text:p>2307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0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arkelo</text:p>
          </table:table-cell>
          <table:table-cell/>
          <table:table-cell ns41:value-type="float" table:style-name="TL Data" office:value="1870" office:value-type="float">
            <text:p>1870</text:p>
          </table:table-cell>
          <table:table-cell ns41:value-type="float" table:style-name="TL Data" office:value="1630" office:value-type="float">
            <text:p>163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87" office:value-type="float">
            <text:p>187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0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ieuwleusen</text:p>
          </table:table-cell>
          <table:table-cell/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886" office:value-type="float">
            <text:p>886</text:p>
          </table:table-cell>
          <table:table-cell table:style-name="TL Data" table:number-columns-repeated="4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0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ldemarkt</text:p>
          </table:table-cell>
          <table:table-cell/>
          <table:table-cell ns41:value-type="float" table:style-name="TL Data" office:value="1093" office:value-type="float">
            <text:p>1093</text:p>
          </table:table-cell>
          <table:table-cell ns41:value-type="float" table:style-name="TL Data" office:value="1041" office:value-type="float">
            <text:p>104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2"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32" office:value-type="float">
            <text:p>232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0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ldenzaal</text:p>
          </table:table-cell>
          <table:table-cell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31" office:value-type="float">
            <text:p>231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1272" office:value-type="float">
            <text:p>1272</text:p>
          </table:table-cell>
          <table:table-cell ns41:value-type="float" table:style-name="TL Data" office:value="1332" office:value-type="float">
            <text:p>1332</text:p>
          </table:table-cell>
          <table:table-cell table:style-name="TL Data" table:number-columns-repeated="4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0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lst</text:p>
          </table:table-cell>
          <table:table-cell/>
          <table:table-cell ns41:value-type="float" table:style-name="TL Data" office:value="1555" office:value-type="float">
            <text:p>1555</text:p>
          </table:table-cell>
          <table:table-cell ns41:value-type="float" table:style-name="TL Data" office:value="1475" office:value-type="float">
            <text:p>1475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585" office:value-type="float">
            <text:p>585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0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mmen (Stad)</text:p>
          </table:table-cell>
          <table:table-cell/>
          <table:table-cell ns41:value-type="float" table:style-name="TL Data" office:value="1366" office:value-type="float">
            <text:p>1366</text:p>
          </table:table-cell>
          <table:table-cell ns41:value-type="float" table:style-name="TL Data" office:value="841" office:value-type="float">
            <text:p>841</text:p>
          </table:table-cell>
          <table:table-cell table:style-name="TL Data" table:number-columns-repeated="4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0"/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217" office:value-type="float">
            <text:p>217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0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mmen (Ambt)</text:p>
          </table:table-cell>
          <table:table-cell/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941" office:value-type="float">
            <text:p>94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54" office:value-type="float">
            <text:p>154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10"/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79" office:value-type="float">
            <text:p>179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0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otmarsum</text:p>
          </table:table-cell>
          <table:table-cell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05" office:value-type="float">
            <text:p>205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0"/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635" office:value-type="float">
            <text:p>635</text:p>
          </table:table-cell>
          <table:table-cell table:style-name="TL Data" table:number-columns-repeated="4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1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aalte</text:p>
          </table:table-cell>
          <table:table-cell/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708" office:value-type="float">
            <text:p>708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ns41:value-type="float" table:style-name="TL Data" office:value="2061" office:value-type="float">
            <text:p>2061</text:p>
          </table:table-cell>
          <table:table-cell ns41:value-type="float" table:style-name="TL Data" office:value="2005" office:value-type="float">
            <text:p>2005</text:p>
          </table:table-cell>
          <table:table-cell table:style-name="TL Data" table:number-columns-repeated="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1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ijssen</text:p>
          </table:table-cell>
          <table:table-cell/>
          <table:table-cell ns41:value-type="float" table:style-name="TL Data" office:value="1256" office:value-type="float">
            <text:p>1256</text:p>
          </table:table-cell>
          <table:table-cell ns41:value-type="float" table:style-name="TL Data" office:value="1108" office:value-type="float">
            <text:p>110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29" office:value-type="float">
            <text:p>329</text:p>
          </table:table-cell>
          <table:table-cell table:style-name="TL Data" table:number-columns-repeated="4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1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taphorst</text:p>
          </table:table-cell>
          <table:table-cell/>
          <table:table-cell ns41:value-type="float" table:style-name="TL Data" office:value="2012" office:value-type="float">
            <text:p>2012</text:p>
          </table:table-cell>
          <table:table-cell ns41:value-type="float" table:style-name="TL Data" office:value="1921" office:value-type="float">
            <text:p>1921</text:p>
          </table:table-cell>
          <table:table-cell table:style-name="TL Data" table:number-columns-repeated="4"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4" office:value-type="float">
            <text:p>3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1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teenwijk</text:p>
          </table:table-cell>
          <table:table-cell/>
          <table:table-cell ns41:value-type="float" table:style-name="TL Data" office:value="1552" office:value-type="float">
            <text:p>1552</text:p>
          </table:table-cell>
          <table:table-cell ns41:value-type="float" table:style-name="TL Data" office:value="1669" office:value-type="float">
            <text:p>166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43" office:value-type="float">
            <text:p>143</text:p>
          </table:table-cell>
          <table:table-cell table:style-name="TL Data" table:number-columns-repeated="4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2" office:value-type="float">
            <text:p>82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1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teenwijkerwold</text:p>
          </table:table-cell>
          <table:table-cell/>
          <table:table-cell ns41:value-type="float" table:style-name="TL Data" office:value="2228" office:value-type="float">
            <text:p>2228</text:p>
          </table:table-cell>
          <table:table-cell ns41:value-type="float" table:style-name="TL Data" office:value="2074" office:value-type="float">
            <text:p>207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5" office:value-type="float">
            <text:p>45</text:p>
          </table:table-cell>
          <table:table-cell ns41:value-type="float" office:value="83" table:style-name="TL Data" table:number-columns-repeated="2" office:value-type="float">
            <text:p>8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10"/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94" office:value-type="float">
            <text:p>394</text:p>
          </table:table-cell>
          <table:table-cell table:style-name="TL Data" table:number-columns-repeated="4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1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Tubbergen</text:p>
          </table:table-cell>
          <table:table-cell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2865" office:value-type="float">
            <text:p>2865</text:p>
          </table:table-cell>
          <table:table-cell ns41:value-type="float" table:style-name="TL Data" office:value="2730" office:value-type="float">
            <text:p>2730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1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ollenhove (Stad)</text:p>
          </table:table-cell>
          <table:table-cell/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695" office:value-type="float">
            <text:p>695</text:p>
          </table:table-cell>
          <table:table-cell table:style-name="TL Data" table:number-columns-repeated="20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06" office:value-type="float">
            <text:p>106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1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ollenhove (Ambt)</text:p>
          </table:table-cell>
          <table:table-cell/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898" office:value-type="float">
            <text:p>898</text:p>
          </table:table-cell>
          <table:table-cell table:style-name="TL Data" table:number-columns-repeated="4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1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1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riezenveen</text:p>
          </table:table-cell>
          <table:table-cell/>
          <table:table-cell ns41:value-type="float" table:style-name="TL Data" office:value="1408" office:value-type="float">
            <text:p>1408</text:p>
          </table:table-cell>
          <table:table-cell ns41:value-type="float" table:style-name="TL Data" office:value="1406" office:value-type="float">
            <text:p>1406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50" office:value-type="float">
            <text:p>150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1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anneperveen</text:p>
          </table:table-cell>
          <table:table-cell/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632" office:value-type="float">
            <text:p>632</text:p>
          </table:table-cell>
          <table:table-cell table:style-name="TL Data" table:number-columns-repeated="4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4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2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eerselo</text:p>
          </table:table-cell>
          <table:table-cell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 table:number-columns-repeated="20"/>
          <table:table-cell ns41:value-type="float" table:style-name="TL Data" office:value="2594" office:value-type="float">
            <text:p>2594</text:p>
          </table:table-cell>
          <table:table-cell ns41:value-type="float" table:style-name="TL Data" office:value="2642" office:value-type="float">
            <text:p>264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2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ierden</text:p>
          </table:table-cell>
          <table:table-cell/>
          <table:table-cell ns41:value-type="float" table:style-name="TL Data" office:value="1929" office:value-type="float">
            <text:p>1929</text:p>
          </table:table-cell>
          <table:table-cell ns41:value-type="float" table:style-name="TL Data" office:value="1817" office:value-type="float">
            <text:p>1817</text:p>
          </table:table-cell>
          <table:table-cell table:style-name="TL Data" table:number-columns-repeated="4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10"/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824" office:value-type="float">
            <text:p>824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2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ijhe</text:p>
          </table:table-cell>
          <table:table-cell/>
          <table:table-cell ns41:value-type="float" table:style-name="TL Data" office:value="1247" office:value-type="float">
            <text:p>1247</text:p>
          </table:table-cell>
          <table:table-cell ns41:value-type="float" table:style-name="TL Data" office:value="1203" office:value-type="float">
            <text:p>1203</text:p>
          </table:table-cell>
          <table:table-cell table:style-name="TL Data" table:number-columns-repeated="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610" office:value-type="float">
            <text:p>610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2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ilsum</text:p>
          </table:table-cell>
          <table:table-cell/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53" office:value-type="float">
            <text:p>25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2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IJsselmuiden</text:p>
          </table:table-cell>
          <table:table-cell/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522" office:value-type="float">
            <text:p>52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21" office:value-type="float">
            <text:p>22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2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alk en Veecaten</text:p>
          </table:table-cell>
          <table:table-cell/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02" office:value-type="float">
            <text:p>30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2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wartsluis</text:p>
          </table:table-cell>
          <table:table-cell/>
          <table:table-cell ns41:value-type="float" table:style-name="TL Data" office:value="1696" office:value-type="float">
            <text:p>1696</text:p>
          </table:table-cell>
          <table:table-cell ns41:value-type="float" table:style-name="TL Data" office:value="1790" office:value-type="float">
            <text:p>1790</text:p>
          </table:table-cell>
          <table:table-cell table:style-name="TL Data" table:number-columns-repeated="4"/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2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wollerkerspel</text:p>
          </table:table-cell>
          <table:table-cell/>
          <table:table-cell ns41:value-type="float" table:style-name="TL Data" office:value="1874" office:value-type="float">
            <text:p>1874</text:p>
          </table:table-cell>
          <table:table-cell ns41:value-type="float" table:style-name="TL Data" office:value="1655" office:value-type="float">
            <text:p>1655</text:p>
          </table:table-cell>
          <table:table-cell table:style-name="TL Data" table:number-columns-repeated="4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455" office:value-type="float">
            <text:p>45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2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TOTAAL DER GEMEENTEN BEN. DE 10000 ZIELEN</text:p>
          </table:table-cell>
          <table:table-cell/>
          <table:table-cell ns41:value-type="float" table:style-name="TL Data" office:value="58374" office:value-type="float">
            <text:p>58374</text:p>
          </table:table-cell>
          <table:table-cell ns41:value-type="float" table:style-name="TL Data" office:value="55283" office:value-type="float">
            <text:p>5528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40" office:value-type="float">
            <text:p>2540</text:p>
          </table:table-cell>
          <table:table-cell ns41:value-type="float" table:style-name="TL Data" office:value="2474" office:value-type="float">
            <text:p>2474</text:p>
          </table:table-cell>
          <table:table-cell ns41:value-type="float" table:style-name="TL Data" office:value="1153" office:value-type="float">
            <text:p>1153</text:p>
          </table:table-cell>
          <table:table-cell ns41:value-type="float" table:style-name="TL Data" office:value="1049" office:value-type="float">
            <text:p>1049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31130" office:value-type="float">
            <text:p>31130</text:p>
          </table:table-cell>
          <table:table-cell ns41:value-type="float" table:style-name="TL Data" office:value="30087" office:value-type="float">
            <text:p>3008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29" office:value-type="float">
            <text:p>1229</text:p>
          </table:table-cell>
          <table:table-cell ns41:value-type="float" table:style-name="TL Data" office:value="1155" office:value-type="float">
            <text:p>115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6" office:value-type="float">
            <text:p>6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2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OVERIJSSEL.</text:p>
          </table:table-cell>
          <table:table-cell table:style-name="TL RowHeader"/>
          <table:table-cell ns41:value-type="string" table:style-name="TL RowHeader" office:value-type="string">
            <text:p>TOTAAL DER PROVINCIE</text:p>
          </table:table-cell>
          <table:table-cell/>
          <table:table-cell ns41:value-type="float" table:style-name="TL Data" office:value="74408" office:value-type="float">
            <text:p>74408</text:p>
          </table:table-cell>
          <table:table-cell ns41:value-type="float" table:style-name="TL Data" office:value="72722" office:value-type="float">
            <text:p>7272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022" office:value-type="float">
            <text:p>3022</text:p>
          </table:table-cell>
          <table:table-cell ns41:value-type="float" table:style-name="TL Data" office:value="3009" office:value-type="float">
            <text:p>3009</text:p>
          </table:table-cell>
          <table:table-cell ns41:value-type="float" table:style-name="TL Data" office:value="1481" office:value-type="float">
            <text:p>1481</text:p>
          </table:table-cell>
          <table:table-cell ns41:value-type="float" table:style-name="TL Data" office:value="1413" office:value-type="float">
            <text:p>1413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33" office:value-type="float">
            <text:p>23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6798" office:value-type="float">
            <text:p>36798</text:p>
          </table:table-cell>
          <table:table-cell ns41:value-type="float" table:style-name="TL Data" office:value="35855" office:value-type="float">
            <text:p>3585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905" office:value-type="float">
            <text:p>1905</text:p>
          </table:table-cell>
          <table:table-cell ns41:value-type="float" table:style-name="TL Data" office:value="1811" office:value-type="float">
            <text:p>18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77" office:value-type="float">
            <text:p>77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3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 boven de 10000 zielen.</text:p>
          </table:table-cell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11672" office:value-type="float">
            <text:p>11672</text:p>
          </table:table-cell>
          <table:table-cell ns41:value-type="float" table:style-name="TL Data" office:value="14077" office:value-type="float">
            <text:p>14077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2637" office:value-type="float">
            <text:p>2637</text:p>
          </table:table-cell>
          <table:table-cell ns41:value-type="float" table:style-name="TL Data" office:value="3022" office:value-type="float">
            <text:p>30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0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dorp</text:p>
          </table:table-cell>
          <table:table-cell/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502" office:value-type="float">
            <text:p>502</text:p>
          </table:table-cell>
          <table:table-cell table:style-name="TL Data" table:number-columns-repeated="4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0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duard</text:p>
          </table:table-cell>
          <table:table-cell/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0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ppingedam</text:p>
          </table:table-cell>
          <table:table-cell/>
          <table:table-cell ns41:value-type="float" table:style-name="TL Data" office:value="1297" office:value-type="float">
            <text:p>1297</text:p>
          </table:table-cell>
          <table:table-cell ns41:value-type="float" table:style-name="TL Data" office:value="1396" office:value-type="float">
            <text:p>139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30" office:value-type="float">
            <text:p>130</text:p>
          </table:table-cell>
          <table:table-cell table:style-name="TL Data" table:number-columns-repeated="4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0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aflo</text:p>
          </table:table-cell>
          <table:table-cell/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912" office:value-type="float">
            <text:p>912</text:p>
          </table:table-cell>
          <table:table-cell table:style-name="TL Data" table:number-columns-repeated="4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0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dum</text:p>
          </table:table-cell>
          <table:table-cell/>
          <table:table-cell ns41:value-type="float" table:style-name="TL Data" office:value="1441" office:value-type="float">
            <text:p>1441</text:p>
          </table:table-cell>
          <table:table-cell ns41:value-type="float" table:style-name="TL Data" office:value="1411" office:value-type="float">
            <text:p>1411</text:p>
          </table:table-cell>
          <table:table-cell table:style-name="TL Data" table:number-columns-repeated="4"/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70" office:value-type="float">
            <text:p>170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0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erta</text:p>
          </table:table-cell>
          <table:table-cell/>
          <table:table-cell ns41:value-type="float" table:style-name="TL Data" office:value="1627" office:value-type="float">
            <text:p>1627</text:p>
          </table:table-cell>
          <table:table-cell ns41:value-type="float" table:style-name="TL Data" office:value="1624" office:value-type="float">
            <text:p>1624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41" table:style-name="TL Data" table:number-columns-repeated="2" office:value-type="float">
            <text:p>4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0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llingewolde</text:p>
          </table:table-cell>
          <table:table-cell/>
          <table:table-cell ns41:value-type="float" table:style-name="TL Data" office:value="1615" office:value-type="float">
            <text:p>1615</text:p>
          </table:table-cell>
          <table:table-cell ns41:value-type="float" table:style-name="TL Data" office:value="1599" office:value-type="float">
            <text:p>1599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0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ierum</text:p>
          </table:table-cell>
          <table:table-cell/>
          <table:table-cell ns41:value-type="float" table:style-name="TL Data" office:value="1382" office:value-type="float">
            <text:p>1382</text:p>
          </table:table-cell>
          <table:table-cell ns41:value-type="float" table:style-name="TL Data" office:value="1357" office:value-type="float">
            <text:p>135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1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style-name="TL Data" table:number-columns-repeated="2"/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0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elfzijl</text:p>
          </table:table-cell>
          <table:table-cell/>
          <table:table-cell ns41:value-type="float" table:style-name="TL Data" office:value="1983" office:value-type="float">
            <text:p>1983</text:p>
          </table:table-cell>
          <table:table-cell ns41:value-type="float" table:style-name="TL Data" office:value="2038" office:value-type="float">
            <text:p>20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 table:number-columns-repeated="4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1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enrum</text:p>
          </table:table-cell>
          <table:table-cell/>
          <table:table-cell ns41:value-type="float" table:style-name="TL Data" office:value="1049" office:value-type="float">
            <text:p>1049</text:p>
          </table:table-cell>
          <table:table-cell ns41:value-type="float" table:style-name="TL Data" office:value="1034" office:value-type="float">
            <text:p>1034</text:p>
          </table:table-cell>
          <table:table-cell table:style-name="TL Data" table:number-columns-repeated="4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1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zinge</text:p>
          </table:table-cell>
          <table:table-cell/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755" office:value-type="float">
            <text:p>755</text:p>
          </table:table-cell>
          <table:table-cell table:style-name="TL Data" table:number-columns-repeated="4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1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Finsterwolde</text:p>
          </table:table-cell>
          <table:table-cell/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1010" office:value-type="float">
            <text:p>1010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1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rootegast</text:p>
          </table:table-cell>
          <table:table-cell/>
          <table:table-cell ns41:value-type="float" table:style-name="TL Data" office:value="1551" office:value-type="float">
            <text:p>1551</text:p>
          </table:table-cell>
          <table:table-cell ns41:value-type="float" table:style-name="TL Data" office:value="1494" office:value-type="float">
            <text:p>149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1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rijpskerk</text:p>
          </table:table-cell>
          <table:table-cell/>
          <table:table-cell ns41:value-type="float" table:style-name="TL Data" office:value="1237" office:value-type="float">
            <text:p>1237</text:p>
          </table:table-cell>
          <table:table-cell ns41:value-type="float" table:style-name="TL Data" office:value="1235" office:value-type="float">
            <text:p>1235</text:p>
          </table:table-cell>
          <table:table-cell table:style-name="TL Data" table:number-columns-repeated="4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1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aren</text:p>
          </table:table-cell>
          <table:table-cell/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1259" office:value-type="float">
            <text:p>125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1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oogezand</text:p>
          </table:table-cell>
          <table:table-cell/>
          <table:table-cell ns41:value-type="float" table:style-name="TL Data" office:value="2564" office:value-type="float">
            <text:p>2564</text:p>
          </table:table-cell>
          <table:table-cell ns41:value-type="float" table:style-name="TL Data" office:value="2598" office:value-type="float">
            <text:p>259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10"/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437" office:value-type="float">
            <text:p>437</text:p>
          </table:table-cell>
          <table:table-cell table:style-name="TL Data" table:number-columns-repeated="4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1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oogkerk</text:p>
          </table:table-cell>
          <table:table-cell/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13" office:value-type="float">
            <text:p>413</text:p>
          </table:table-cell>
          <table:table-cell table:style-name="TL Data" table:number-columns-repeated="4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1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Kantens</text:p>
          </table:table-cell>
          <table:table-cell/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892" office:value-type="float">
            <text:p>892</text:p>
          </table:table-cell>
          <table:table-cell table:style-name="TL Data" table:number-columns-repeated="4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1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Kloosterburen</text:p>
          </table:table-cell>
          <table:table-cell/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511" office:value-type="float">
            <text:p>511</text:p>
          </table:table-cell>
          <table:table-cell table:style-name="TL Data" table:number-columns-repeated="4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37" office:value-type="float">
            <text:p>23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2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eek</text:p>
          </table:table-cell>
          <table:table-cell/>
          <table:table-cell ns41:value-type="float" table:style-name="TL Data" office:value="1733" office:value-type="float">
            <text:p>1733</text:p>
          </table:table-cell>
          <table:table-cell ns41:value-type="float" table:style-name="TL Data" office:value="1769" office:value-type="float">
            <text:p>1769</text:p>
          </table:table-cell>
          <table:table-cell table:style-name="TL Data" table:number-columns-repeated="4"/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4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2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eens</text:p>
          </table:table-cell>
          <table:table-cell/>
          <table:table-cell ns41:value-type="float" table:style-name="TL Data" office:value="1165" office:value-type="float">
            <text:p>1165</text:p>
          </table:table-cell>
          <table:table-cell ns41:value-type="float" table:style-name="TL Data" office:value="1151" office:value-type="float">
            <text:p>1151</text:p>
          </table:table-cell>
          <table:table-cell table:style-name="TL Data" table:number-columns-repeated="4"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12" office:value-type="float">
            <text:p>212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2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oppersum</text:p>
          </table:table-cell>
          <table:table-cell/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932" office:value-type="float">
            <text:p>932</text:p>
          </table:table-cell>
          <table:table-cell table:style-name="TL Data" table:number-columns-repeated="4"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2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arum</text:p>
          </table:table-cell>
          <table:table-cell/>
          <table:table-cell ns41:value-type="float" table:style-name="TL Data" office:value="1523" office:value-type="float">
            <text:p>1523</text:p>
          </table:table-cell>
          <table:table-cell ns41:value-type="float" table:style-name="TL Data" office:value="1617" office:value-type="float">
            <text:p>1617</text:p>
          </table:table-cell>
          <table:table-cell table:style-name="TL Data" table:number-columns-repeated="4"/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2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eeden</text:p>
          </table:table-cell>
          <table:table-cell/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647" office:value-type="float">
            <text:p>647</text:p>
          </table:table-cell>
          <table:table-cell table:style-name="TL Data" table:number-columns-repeated="4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2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iddelstum</text:p>
          </table:table-cell>
          <table:table-cell/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642" office:value-type="float">
            <text:p>642</text:p>
          </table:table-cell>
          <table:table-cell table:style-name="TL Data" table:number-columns-repeated="4"/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office:value="66" table:style-name="TL Data" table:number-columns-repeated="2" office:value-type="float">
            <text:p>6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2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idwolde</text:p>
          </table:table-cell>
          <table:table-cell/>
          <table:table-cell ns41:value-type="float" table:style-name="TL Data" office:value="1578" office:value-type="float">
            <text:p>1578</text:p>
          </table:table-cell>
          <table:table-cell ns41:value-type="float" table:style-name="TL Data" office:value="1594" office:value-type="float">
            <text:p>1594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2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untendam</text:p>
          </table:table-cell>
          <table:table-cell/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968" office:value-type="float">
            <text:p>968</text:p>
          </table:table-cell>
          <table:table-cell table:style-name="TL Data" table:number-columns-repeated="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0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2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ieuwe Pekela</text:p>
          </table:table-cell>
          <table:table-cell/>
          <table:table-cell ns41:value-type="float" table:style-name="TL Data" office:value="1418" office:value-type="float">
            <text:p>1418</text:p>
          </table:table-cell>
          <table:table-cell ns41:value-type="float" table:style-name="TL Data" office:value="1668" office:value-type="float">
            <text:p>166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83" office:value-type="float">
            <text:p>183</text:p>
          </table:table-cell>
          <table:table-cell table:style-name="TL Data" table:number-columns-repeated="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2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ieuwe Schans</text:p>
          </table:table-cell>
          <table:table-cell/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509" office:value-type="float">
            <text:p>509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3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ieuwolda</text:p>
          </table:table-cell>
          <table:table-cell/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811" office:value-type="float">
            <text:p>81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3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oordbroek</text:p>
          </table:table-cell>
          <table:table-cell/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1031" office:value-type="float">
            <text:p>103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1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ns41:value-type="float" office:value="18" table:style-name="TL Data" table:number-columns-repeated="2" office:value-type="float">
            <text:p>18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3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oorddijk</text:p>
          </table:table-cell>
          <table:table-cell/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505" office:value-type="float">
            <text:p>505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3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ldehove</text:p>
          </table:table-cell>
          <table:table-cell/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889" office:value-type="float">
            <text:p>889</text:p>
          </table:table-cell>
          <table:table-cell table:style-name="TL Data" table:number-columns-repeated="4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2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3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ldekerk</text:p>
          </table:table-cell>
          <table:table-cell/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434" office:value-type="float">
            <text:p>434</text:p>
          </table:table-cell>
          <table:table-cell table:style-name="TL Data" table:number-columns-repeated="4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1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0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nstwedde</text:p>
          </table:table-cell>
          <table:table-cell/>
          <table:table-cell ns41:value-type="float" table:style-name="TL Data" office:value="1376" office:value-type="float">
            <text:p>1376</text:p>
          </table:table-cell>
          <table:table-cell ns41:value-type="float" table:style-name="TL Data" office:value="1392" office:value-type="float">
            <text:p>1392</text:p>
          </table:table-cell>
          <table:table-cell table:style-name="TL Data" table:number-columns-repeated="4"/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10"/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65" office:value-type="float">
            <text:p>365</text:p>
          </table:table-cell>
          <table:table-cell table:style-name="TL Data" table:number-columns-repeated="4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0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ude Pekela</text:p>
          </table:table-cell>
          <table:table-cell/>
          <table:table-cell ns41:value-type="float" table:style-name="TL Data" office:value="1387" office:value-type="float">
            <text:p>1387</text:p>
          </table:table-cell>
          <table:table-cell ns41:value-type="float" table:style-name="TL Data" office:value="1605" office:value-type="float">
            <text:p>1605</text:p>
          </table:table-cell>
          <table:table-cell table:style-name="TL Data" table:number-columns-repeated="4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 table:number-columns-repeated="10"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39" office:value-type="float">
            <text:p>239</text:p>
          </table:table-cell>
          <table:table-cell table:style-name="TL Data" table:number-columns-repeated="4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38" office:value-type="float">
            <text:p>138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0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appemeer</text:p>
          </table:table-cell>
          <table:table-cell/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1125" office:value-type="float">
            <text:p>112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10"/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68" office:value-type="float">
            <text:p>268</text:p>
          </table:table-cell>
          <table:table-cell table:style-name="TL Data" table:number-columns-repeated="4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0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cheemda</text:p>
          </table:table-cell>
          <table:table-cell/>
          <table:table-cell ns41:value-type="float" table:style-name="TL Data" office:value="1881" office:value-type="float">
            <text:p>1881</text:p>
          </table:table-cell>
          <table:table-cell ns41:value-type="float" table:style-name="TL Data" office:value="1899" office:value-type="float">
            <text:p>1899</text:p>
          </table:table-cell>
          <table:table-cell table:style-name="TL Data" table:number-columns-repeated="4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6" office:value-type="float">
            <text:p>36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10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4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0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lochteren</text:p>
          </table:table-cell>
          <table:table-cell/>
          <table:table-cell ns41:value-type="float" table:style-name="TL Data" office:value="3195" office:value-type="float">
            <text:p>3195</text:p>
          </table:table-cell>
          <table:table-cell ns41:value-type="float" table:style-name="TL Data" office:value="3135" office:value-type="float">
            <text:p>3135</text:p>
          </table:table-cell>
          <table:table-cell table:style-name="TL Data" table:number-columns-repeated="4"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0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tedum</text:p>
          </table:table-cell>
          <table:table-cell/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1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0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Ten Boer</text:p>
          </table:table-cell>
          <table:table-cell/>
          <table:table-cell ns41:value-type="float" table:style-name="TL Data" office:value="1437" office:value-type="float">
            <text:p>1437</text:p>
          </table:table-cell>
          <table:table-cell ns41:value-type="float" table:style-name="TL Data" office:value="1413" office:value-type="float">
            <text:p>1413</text:p>
          </table:table-cell>
          <table:table-cell table:style-name="TL Data" table:number-columns-repeated="4"/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0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Termunten</text:p>
          </table:table-cell>
          <table:table-cell/>
          <table:table-cell ns41:value-type="float" table:style-name="TL Data" office:value="1199" office:value-type="float">
            <text:p>1199</text:p>
          </table:table-cell>
          <table:table-cell ns41:value-type="float" table:style-name="TL Data" office:value="1200" office:value-type="float">
            <text:p>1200</text:p>
          </table:table-cell>
          <table:table-cell table:style-name="TL Data" table:number-columns-repeated="4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0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Uithuistermoeden</text:p>
          </table:table-cell>
          <table:table-cell/>
          <table:table-cell ns41:value-type="float" table:style-name="TL Data" office:value="1294" office:value-type="float">
            <text:p>1294</text:p>
          </table:table-cell>
          <table:table-cell ns41:value-type="float" table:style-name="TL Data" office:value="1283" office:value-type="float">
            <text:p>1283</text:p>
          </table:table-cell>
          <table:table-cell table:style-name="TL Data" table:number-columns-repeated="4"/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0" office:value-type="float">
            <text:p>7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1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Uithuizen</text:p>
          </table:table-cell>
          <table:table-cell/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1038" office:value-type="float">
            <text:p>1038</text:p>
          </table:table-cell>
          <table:table-cell table:style-name="TL Data" table:number-columns-repeated="4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77" office:value-type="float">
            <text:p>277</text:p>
          </table:table-cell>
          <table:table-cell table:style-name="TL Data" table:number-columns-repeated="4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1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Ulrum</text:p>
          </table:table-cell>
          <table:table-cell/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921" office:value-type="float">
            <text:p>92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1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Usquert</text:p>
          </table:table-cell>
          <table:table-cell/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721" office:value-type="float">
            <text:p>721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10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1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eendam</text:p>
          </table:table-cell>
          <table:table-cell/>
          <table:table-cell ns41:value-type="float" table:style-name="TL Data" office:value="2899" office:value-type="float">
            <text:p>2899</text:p>
          </table:table-cell>
          <table:table-cell ns41:value-type="float" table:style-name="TL Data" office:value="3394" office:value-type="float">
            <text:p>3394</text:p>
          </table:table-cell>
          <table:table-cell table:style-name="TL Data" table:number-columns-repeated="4"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514" office:value-type="float">
            <text:p>514</text:p>
          </table:table-cell>
          <table:table-cell table:style-name="TL Data" table:number-columns-repeated="4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40" office:value-type="float">
            <text:p>140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1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lagtwedde</text:p>
          </table:table-cell>
          <table:table-cell/>
          <table:table-cell ns41:value-type="float" table:style-name="TL Data" office:value="1183" office:value-type="float">
            <text:p>1183</text:p>
          </table:table-cell>
          <table:table-cell ns41:value-type="float" table:style-name="TL Data" office:value="1033" office:value-type="float">
            <text:p>1033</text:p>
          </table:table-cell>
          <table:table-cell table:style-name="TL Data" table:number-columns-repeated="4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 table:number-columns-repeated="4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1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arffum</text:p>
          </table:table-cell>
          <table:table-cell/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876" office:value-type="float">
            <text:p>876</text:p>
          </table:table-cell>
          <table:table-cell table:style-name="TL Data" table:number-columns-repeated="4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1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1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edde</text:p>
          </table:table-cell>
          <table:table-cell/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1000" office:value-type="float">
            <text:p>1000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1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1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ildervank</text:p>
          </table:table-cell>
          <table:table-cell/>
          <table:table-cell ns41:value-type="float" table:style-name="TL Data" office:value="2213" office:value-type="float">
            <text:p>2213</text:p>
          </table:table-cell>
          <table:table-cell ns41:value-type="float" table:style-name="TL Data" office:value="2434" office:value-type="float">
            <text:p>24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 table:number-columns-repeated="10"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11" office:value-type="float">
            <text:p>211</text:p>
          </table:table-cell>
          <table:table-cell table:style-name="TL Data" table:number-columns-repeated="4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1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inschoten</text:p>
          </table:table-cell>
          <table:table-cell/>
          <table:table-cell ns41:value-type="float" table:style-name="TL Data" office:value="1852" office:value-type="float">
            <text:p>1852</text:p>
          </table:table-cell>
          <table:table-cell ns41:value-type="float" table:style-name="TL Data" office:value="2031" office:value-type="float">
            <text:p>203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52" table:style-name="TL Data" table:number-columns-repeated="2" office:value-type="float">
            <text:p>5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10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57" office:value-type="float">
            <text:p>157</text:p>
          </table:table-cell>
          <table:table-cell table:style-name="TL Data" table:number-columns-repeated="4"/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63" office:value-type="float">
            <text:p>26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1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insum</text:p>
          </table:table-cell>
          <table:table-cell/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853" office:value-type="float">
            <text:p>853</text:p>
          </table:table-cell>
          <table:table-cell table:style-name="TL Data" table:number-columns-repeated="4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2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't Zandt</text:p>
          </table:table-cell>
          <table:table-cell/>
          <table:table-cell ns41:value-type="float" table:style-name="TL Data" office:value="1141" office:value-type="float">
            <text:p>1141</text:p>
          </table:table-cell>
          <table:table-cell ns41:value-type="float" table:style-name="TL Data" office:value="1117" office:value-type="float">
            <text:p>1117</text:p>
          </table:table-cell>
          <table:table-cell table:style-name="TL Data" table:number-columns-repeated="4"/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2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uidbroek</text:p>
          </table:table-cell>
          <table:table-cell/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857" office:value-type="float">
            <text:p>857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0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2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uidhorn</text:p>
          </table:table-cell>
          <table:table-cell/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989" office:value-type="float">
            <text:p>98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2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TOTAAL DER GEMEENTEN BEN. DE 10000 ZIELEN</text:p>
          </table:table-cell>
          <table:table-cell/>
          <table:table-cell ns41:value-type="float" table:style-name="TL Data" office:value="67431" office:value-type="float">
            <text:p>67431</text:p>
          </table:table-cell>
          <table:table-cell ns41:value-type="float" table:style-name="TL Data" office:value="69036" office:value-type="float">
            <text:p>6903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861" office:value-type="float">
            <text:p>7861</text:p>
          </table:table-cell>
          <table:table-cell ns41:value-type="float" table:style-name="TL Data" office:value="8150" office:value-type="float">
            <text:p>8150</text:p>
          </table:table-cell>
          <table:table-cell ns41:value-type="float" table:style-name="TL Data" office:value="2061" office:value-type="float">
            <text:p>2061</text:p>
          </table:table-cell>
          <table:table-cell ns41:value-type="float" table:style-name="TL Data" office:value="2027" office:value-type="float">
            <text:p>2027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4473" office:value-type="float">
            <text:p>4473</text:p>
          </table:table-cell>
          <table:table-cell ns41:value-type="float" table:style-name="TL Data" office:value="4406" office:value-type="float">
            <text:p>4406</text:p>
          </table:table-cell>
          <table:table-cell table:style-name="TL Data" table:number-columns-repeated="4"/>
          <table:table-cell ns41:value-type="float" table:style-name="TL Data" office:value="1451" office:value-type="float">
            <text:p>1451</text:p>
          </table:table-cell>
          <table:table-cell ns41:value-type="float" table:style-name="TL Data" office:value="1384" office:value-type="float">
            <text:p>1384</text:p>
          </table:table-cell>
          <table:table-cell table:style-name="TL Data" table:number-columns-repeated="2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9" office:value-type="float">
            <text:p>1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2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GRONINGEN.</text:p>
          </table:table-cell>
          <table:table-cell table:style-name="TL RowHeader"/>
          <table:table-cell ns41:value-type="string" table:style-name="TL RowHeader" office:value-type="string">
            <text:p>TOTAAL DER PROVINCIE</text:p>
          </table:table-cell>
          <table:table-cell/>
          <table:table-cell ns41:value-type="float" table:style-name="TL Data" office:value="79103" office:value-type="float">
            <text:p>79103</text:p>
          </table:table-cell>
          <table:table-cell ns41:value-type="float" table:style-name="TL Data" office:value="83113" office:value-type="float">
            <text:p>8311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202" office:value-type="float">
            <text:p>8202</text:p>
          </table:table-cell>
          <table:table-cell ns41:value-type="float" table:style-name="TL Data" office:value="8575" office:value-type="float">
            <text:p>8575</text:p>
          </table:table-cell>
          <table:table-cell ns41:value-type="float" table:style-name="TL Data" office:value="2456" office:value-type="float">
            <text:p>2456</text:p>
          </table:table-cell>
          <table:table-cell ns41:value-type="float" table:style-name="TL Data" office:value="2445" office:value-type="float">
            <text:p>2445</text:p>
          </table:table-cell>
          <table:table-cell ns41:value-type="float" table:style-name="TL Data" office:value="1055" office:value-type="float">
            <text:p>1055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7110" office:value-type="float">
            <text:p>7110</text:p>
          </table:table-cell>
          <table:table-cell ns41:value-type="float" table:style-name="TL Data" office:value="7428" office:value-type="float">
            <text:p>74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220" office:value-type="float">
            <text:p>2220</text:p>
          </table:table-cell>
          <table:table-cell ns41:value-type="float" table:style-name="TL Data" office:value="2132" office:value-type="float">
            <text:p>213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0" office:value-type="float">
            <text:p>20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2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nlo</text:p>
          </table:table-cell>
          <table:table-cell/>
          <table:table-cell ns41:value-type="float" table:style-name="TL Data" office:value="1444" office:value-type="float">
            <text:p>1444</text:p>
          </table:table-cell>
          <table:table-cell ns41:value-type="float" table:style-name="TL Data" office:value="1312" office:value-type="float">
            <text:p>1312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0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ssen</text:p>
          </table:table-cell>
          <table:table-cell/>
          <table:table-cell ns41:value-type="float" table:style-name="TL Data" office:value="2148" office:value-type="float">
            <text:p>2148</text:p>
          </table:table-cell>
          <table:table-cell ns41:value-type="float" table:style-name="TL Data" office:value="2238" office:value-type="float">
            <text:p>223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26" office:value-type="float">
            <text:p>126</text:p>
          </table:table-cell>
          <table:table-cell table:style-name="TL Data" table:number-columns-repeated="4"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31" office:value-type="float">
            <text:p>131</text:p>
          </table:table-cell>
          <table:table-cell table:style-name="TL Data" table:number-columns-repeated="2"/>
          <table:table-cell ns41:value-type="float" office:value="7" table:style-name="TL Data" table:number-columns-repeated="2" office:value-type="float">
            <text:p>7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0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ilen</text:p>
          </table:table-cell>
          <table:table-cell/>
          <table:table-cell ns41:value-type="float" table:style-name="TL Data" office:value="1411" office:value-type="float">
            <text:p>1411</text:p>
          </table:table-cell>
          <table:table-cell ns41:value-type="float" table:style-name="TL Data" office:value="1299" office:value-type="float">
            <text:p>1299</text:p>
          </table:table-cell>
          <table:table-cell table:style-name="TL Data" table:number-columns-repeated="4"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10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0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orger</text:p>
          </table:table-cell>
          <table:table-cell/>
          <table:table-cell ns41:value-type="float" table:style-name="TL Data" office:value="1784" office:value-type="float">
            <text:p>1784</text:p>
          </table:table-cell>
          <table:table-cell ns41:value-type="float" table:style-name="TL Data" office:value="1771" office:value-type="float">
            <text:p>1771</text:p>
          </table:table-cell>
          <table:table-cell table:style-name="TL Data" table:number-columns-repeated="4"/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10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0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Coevorden</text:p>
          </table:table-cell>
          <table:table-cell/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882" office:value-type="float">
            <text:p>882</text:p>
          </table:table-cell>
          <table:table-cell table:style-name="TL Data" table:number-columns-repeated="4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317" office:value-type="float">
            <text:p>317</text:p>
          </table:table-cell>
          <table:table-cell table:style-name="TL Data" table:number-columns-repeated="4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0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alen</text:p>
          </table:table-cell>
          <table:table-cell/>
          <table:table-cell ns41:value-type="float" table:style-name="TL Data" office:value="1349" office:value-type="float">
            <text:p>1349</text:p>
          </table:table-cell>
          <table:table-cell ns41:value-type="float" table:style-name="TL Data" office:value="1286" office:value-type="float">
            <text:p>1286</text:p>
          </table:table-cell>
          <table:table-cell table:style-name="TL Data" table:number-columns-repeated="4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338" office:value-type="float">
            <text:p>338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0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iever</text:p>
          </table:table-cell>
          <table:table-cell/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514" office:value-type="float">
            <text:p>514</text:p>
          </table:table-cell>
          <table:table-cell table:style-name="TL Data" table:number-columns-repeated="4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1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0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Dwingelo</text:p>
          </table:table-cell>
          <table:table-cell/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687" office:value-type="float">
            <text:p>687</text:p>
          </table:table-cell>
          <table:table-cell table:style-name="TL Data" table:number-columns-repeated="4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0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elde</text:p>
          </table:table-cell>
          <table:table-cell/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695" office:value-type="float">
            <text:p>695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0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mmen</text:p>
          </table:table-cell>
          <table:table-cell/>
          <table:table-cell ns41:value-type="float" table:style-name="TL Data" office:value="1739" office:value-type="float">
            <text:p>1739</text:p>
          </table:table-cell>
          <table:table-cell ns41:value-type="float" table:style-name="TL Data" office:value="1467" office:value-type="float">
            <text:p>1467</text:p>
          </table:table-cell>
          <table:table-cell table:style-name="TL Data" table:number-columns-repeated="4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78" office:value-type="float">
            <text:p>178</text:p>
          </table:table-cell>
          <table:table-cell table:style-name="TL Data" table:number-columns-repeated="4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1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asselte</text:p>
          </table:table-cell>
          <table:table-cell/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809" office:value-type="float">
            <text:p>809</text:p>
          </table:table-cell>
          <table:table-cell table:style-name="TL Data" table:number-columns-repeated="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0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5" office:value-type="float">
            <text:p>2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1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ieten</text:p>
          </table:table-cell>
          <table:table-cell/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904" office:value-type="float">
            <text:p>904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1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avelte</text:p>
          </table:table-cell>
          <table:table-cell/>
          <table:table-cell ns41:value-type="float" table:style-name="TL Data" office:value="1248" office:value-type="float">
            <text:p>1248</text:p>
          </table:table-cell>
          <table:table-cell ns41:value-type="float" table:style-name="TL Data" office:value="1159" office:value-type="float">
            <text:p>1159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1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oogeveen</text:p>
          </table:table-cell>
          <table:table-cell/>
          <table:table-cell ns41:value-type="float" table:style-name="TL Data" office:value="3486" office:value-type="float">
            <text:p>3486</text:p>
          </table:table-cell>
          <table:table-cell ns41:value-type="float" table:style-name="TL Data" office:value="3470" office:value-type="float">
            <text:p>347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61" office:value-type="float">
            <text:p>16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1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eppel</text:p>
          </table:table-cell>
          <table:table-cell/>
          <table:table-cell ns41:value-type="float" table:style-name="TL Data" office:value="2837" office:value-type="float">
            <text:p>2837</text:p>
          </table:table-cell>
          <table:table-cell ns41:value-type="float" table:style-name="TL Data" office:value="3091" office:value-type="float">
            <text:p>309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4"/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90" office:value-type="float">
            <text:p>29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1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org</text:p>
          </table:table-cell>
          <table:table-cell/>
          <table:table-cell ns41:value-type="float" table:style-name="TL Data" office:value="2191" office:value-type="float">
            <text:p>2191</text:p>
          </table:table-cell>
          <table:table-cell ns41:value-type="float" table:style-name="TL Data" office:value="1825" office:value-type="float">
            <text:p>182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578" office:value-type="float">
            <text:p>578</text:p>
          </table:table-cell>
          <table:table-cell table:style-name="TL Data" table:number-columns-repeated="4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71" office:value-type="float">
            <text:p>7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1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ijeveen</text:p>
          </table:table-cell>
          <table:table-cell/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436" office:value-type="float">
            <text:p>436</text:p>
          </table:table-cell>
          <table:table-cell table:style-name="TL Data" table:number-columns-repeated="4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3"/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1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doorn</text:p>
          </table:table-cell>
          <table:table-cell/>
          <table:table-cell ns41:value-type="float" table:style-name="TL Data" office:value="1067" office:value-type="float">
            <text:p>1067</text:p>
          </table:table-cell>
          <table:table-cell ns41:value-type="float" table:style-name="TL Data" office:value="972" office:value-type="float">
            <text:p>972</text:p>
          </table:table-cell>
          <table:table-cell table:style-name="TL Data" table:number-columns-repeated="4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1" office:value-type="float">
            <text:p>41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74" office:value-type="float">
            <text:p>274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1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osterhesselen</text:p>
          </table:table-cell>
          <table:table-cell/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424" office:value-type="float">
            <text:p>424</text:p>
          </table:table-cell>
          <table:table-cell table:style-name="TL Data" table:number-columns-repeated="4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1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Peize</text:p>
          </table:table-cell>
          <table:table-cell/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600" office:value-type="float">
            <text:p>600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2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oden</text:p>
          </table:table-cell>
          <table:table-cell/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970" office:value-type="float">
            <text:p>970</text:p>
          </table:table-cell>
          <table:table-cell table:style-name="TL Data" table:number-columns-repeated="4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2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olde</text:p>
          </table:table-cell>
          <table:table-cell/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736" office:value-type="float">
            <text:p>736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2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uinen</text:p>
          </table:table-cell>
          <table:table-cell/>
          <table:table-cell ns41:value-type="float" table:style-name="TL Data" office:value="1320" office:value-type="float">
            <text:p>1320</text:p>
          </table:table-cell>
          <table:table-cell ns41:value-type="float" table:style-name="TL Data" office:value="1226" office:value-type="float">
            <text:p>1226</text:p>
          </table:table-cell>
          <table:table-cell table:style-name="TL Data" table:number-columns-repeated="4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2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uinerwold</text:p>
          </table:table-cell>
          <table:table-cell/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753" office:value-type="float">
            <text:p>753</text:p>
          </table:table-cell>
          <table:table-cell table:style-name="TL Data" table:number-columns-repeated="4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2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leen</text:p>
          </table:table-cell>
          <table:table-cell/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909" office:value-type="float">
            <text:p>909</text:p>
          </table:table-cell>
          <table:table-cell table:style-name="TL Data" table:number-columns-repeated="4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4"/>
          <table:table-cell ns41:value-type="float" office:value="28" table:style-name="TL Data" table:number-columns-repeated="2" office:value-type="float">
            <text:p>28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2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milde</text:p>
          </table:table-cell>
          <table:table-cell/>
          <table:table-cell ns41:value-type="float" table:style-name="TL Data" office:value="2051" office:value-type="float">
            <text:p>2051</text:p>
          </table:table-cell>
          <table:table-cell ns41:value-type="float" table:style-name="TL Data" office:value="2019" office:value-type="float">
            <text:p>20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0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4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2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ledder</text:p>
          </table:table-cell>
          <table:table-cell/>
          <table:table-cell ns41:value-type="float" table:style-name="TL Data" office:value="1044" office:value-type="float">
            <text:p>1044</text:p>
          </table:table-cell>
          <table:table-cell ns41:value-type="float" table:style-name="TL Data" office:value="957" office:value-type="float">
            <text:p>95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0"/>
          <table:table-cell ns41:value-type="float" office:value="187" table:style-name="TL Data" table:number-columns-repeated="2" office:value-type="float">
            <text:p>187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2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ries</text:p>
          </table:table-cell>
          <table:table-cell/>
          <table:table-cell ns41:value-type="float" table:style-name="TL Data" office:value="1105" office:value-type="float">
            <text:p>1105</text:p>
          </table:table-cell>
          <table:table-cell ns41:value-type="float" table:style-name="TL Data" office:value="992" office:value-type="float">
            <text:p>99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2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esterbork</text:p>
          </table:table-cell>
          <table:table-cell/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730" office:value-type="float">
            <text:p>730</text:p>
          </table:table-cell>
          <table:table-cell table:style-name="TL Data" table:number-columns-repeated="4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2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ijk (de)</text:p>
          </table:table-cell>
          <table:table-cell/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893" office:value-type="float">
            <text:p>893</text:p>
          </table:table-cell>
          <table:table-cell table:style-name="TL Data" table:number-columns-repeated="4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2" office:value-type="float">
            <text:p>72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3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uidlaren</text:p>
          </table:table-cell>
          <table:table-cell/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771" office:value-type="float">
            <text:p>771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3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uidwolde</text:p>
          </table:table-cell>
          <table:table-cell/>
          <table:table-cell ns41:value-type="float" table:style-name="TL Data" office:value="1378" office:value-type="float">
            <text:p>1378</text:p>
          </table:table-cell>
          <table:table-cell ns41:value-type="float" table:style-name="TL Data" office:value="1302" office:value-type="float">
            <text:p>1302</text:p>
          </table:table-cell>
          <table:table-cell table:style-name="TL Data" table:number-columns-repeated="4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3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Zweelo</text:p>
          </table:table-cell>
          <table:table-cell/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3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DRENTHE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TOTAAL DER PROVINCIE</text:p>
          </table:table-cell>
          <table:table-cell/>
          <table:table-cell ns41:value-type="float" table:style-name="TL Data" office:value="40680" office:value-type="float">
            <text:p>40680</text:p>
          </table:table-cell>
          <table:table-cell ns41:value-type="float" table:style-name="TL Data" office:value="38522" office:value-type="float">
            <text:p>3852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652" office:value-type="float">
            <text:p>3652</text:p>
          </table:table-cell>
          <table:table-cell ns41:value-type="float" table:style-name="TL Data" office:value="3487" office:value-type="float">
            <text:p>3487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2648" office:value-type="float">
            <text:p>2648</text:p>
          </table:table-cell>
          <table:table-cell ns41:value-type="float" table:style-name="TL Data" office:value="2309" office:value-type="float">
            <text:p>2309</text:p>
          </table:table-cell>
          <table:table-cell table:style-name="TL Data" table:number-columns-repeated="4"/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1052" office:value-type="float">
            <text:p>105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2" office:value-type="float">
            <text:p>4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3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 boven de 10000 zielen.</text:p>
          </table:table-cell>
          <table:table-cell ns41:value-type="string" table:style-name="TL RowHeader" office:value-type="string">
            <text:p>Maastricht</text:p>
          </table:table-cell>
          <table:table-cell/>
          <table:table-cell ns41:value-type="float" table:style-name="TL Data" office:value="1055" office:value-type="float">
            <text:p>1055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11594" office:value-type="float">
            <text:p>11594</text:p>
          </table:table-cell>
          <table:table-cell ns41:value-type="float" table:style-name="TL Data" office:value="13077" office:value-type="float">
            <text:p>1307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26" office:value-type="float">
            <text:p>226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0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mbij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8"/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39" office:value-type="float">
            <text:p>33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0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mstenrad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58" office:value-type="float">
            <text:p>25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0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Arcen en Velden</text:p>
          </table:table-cell>
          <table:table-cell/>
          <table:table-cell table:style-name="TL Data"/>
          <table:table-cell table:style-name="TL Data" table:number-columns-repeated="9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0"/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903" office:value-type="float">
            <text:p>90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0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aexem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92" office:value-type="float">
            <text:p>29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0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egden</text:p>
          </table:table-cell>
          <table:table-cell/>
          <table:table-cell table:style-name="TL Data"/>
          <table:table-cell table:style-name="TL Data" table:number-columns-repeated="21"/>
          <table:table-cell ns41:value-type="float" office:value="321" table:style-name="TL Data" table:number-columns-repeated="2" office:value-type="float">
            <text:p>32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0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ek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0"/>
          <table:table-cell ns41:value-type="float" table:style-name="TL Data" office:value="1302" office:value-type="float">
            <text:p>1302</text:p>
          </table:table-cell>
          <table:table-cell ns41:value-type="float" table:style-name="TL Data" office:value="1209" office:value-type="float">
            <text:p>1209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0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ese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798" office:value-type="float">
            <text:p>79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0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lfeld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70" office:value-type="float">
            <text:p>27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0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melen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18" office:value-type="float">
            <text:p>11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1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rg en Terblijt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432" office:value-type="float">
            <text:p>43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1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erge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2212" office:value-type="float">
            <text:p>2212</text:p>
          </table:table-cell>
          <table:table-cell ns41:value-type="float" table:style-name="TL Data" office:value="2120" office:value-type="float">
            <text:p>212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1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ingelrade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01" office:value-type="float">
            <text:p>20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1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ocholtz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570" office:value-type="float">
            <text:p>57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1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orgharen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69" office:value-type="float">
            <text:p>269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1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or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0"/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755" office:value-type="float">
            <text:p>75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1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roekhuijs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420" office:value-type="float">
            <text:p>42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1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roeksittard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09" office:value-type="float">
            <text:p>30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1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runssum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513" office:value-type="float">
            <text:p>51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1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uggenu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41" office:value-type="float">
            <text:p>34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2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Bunde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11" office:value-type="float">
            <text:p>31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2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Cadier en Keer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75" office:value-type="float">
            <text:p>27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2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cht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1990" office:value-type="float">
            <text:p>1990</text:p>
          </table:table-cell>
          <table:table-cell ns41:value-type="float" table:style-name="TL Data" office:value="1884" office:value-type="float">
            <text:p>1884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2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lsloo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565" office:value-type="float">
            <text:p>565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2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ijgelshov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45" office:value-type="float">
            <text:p>24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2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Eijsden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961" office:value-type="float">
            <text:p>961</text:p>
          </table:table-cell>
          <table:table-cell table:style-name="TL Data" table:number-columns-repeated="4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2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eleen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1156" office:value-type="float">
            <text:p>1156</text:p>
          </table:table-cell>
          <table:table-cell ns41:value-type="float" table:style-name="TL Data" office:value="1084" office:value-type="float">
            <text:p>108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2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ennep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0"/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640" office:value-type="float">
            <text:p>640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2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eul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495" office:value-type="float">
            <text:p>49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2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rathem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481" office:value-type="float">
            <text:p>48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3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revenbicht</text:p>
          </table:table-cell>
          <table:table-cell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0"/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442" office:value-type="float">
            <text:p>442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3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ronsfeld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0"/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827" office:value-type="float">
            <text:p>82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3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rubbenvorst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661" office:value-type="float">
            <text:p>66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3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Gulpen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8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1024" office:value-type="float">
            <text:p>1024</text:p>
          </table:table-cell>
          <table:table-cell table:style-name="TL Data" table:number-columns-repeated="4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3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aelen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44" office:value-type="float">
            <text:p>34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3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el en Panheel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392" office:value-type="float">
            <text:p>39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3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er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598" office:value-type="float">
            <text:p>598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3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erlen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2354" office:value-type="float">
            <text:p>2354</text:p>
          </table:table-cell>
          <table:table-cell ns41:value-type="float" table:style-name="TL Data" office:value="2327" office:value-type="float">
            <text:p>2327</text:p>
          </table:table-cell>
          <table:table-cell table:style-name="TL Data" table:number-columns-repeated="4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3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lden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1438" office:value-type="float">
            <text:p>1438</text:p>
          </table:table-cell>
          <table:table-cell ns41:value-type="float" table:style-name="TL Data" office:value="1425" office:value-type="float">
            <text:p>1425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3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rkenbosch en Melick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657" office:value-type="float">
            <text:p>657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4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rten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402" office:value-type="float">
            <text:p>40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4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eijthuijs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ns41:value-type="float" table:style-name="TL Data" office:value="902" office:value-type="float">
            <text:p>902</text:p>
          </table:table-cell>
          <table:table-cell ns41:value-type="float" table:style-name="TL Data" office:value="739" office:value-type="float">
            <text:p>73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4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oensbroek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604" office:value-type="float">
            <text:p>60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4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orn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471" office:value-type="float">
            <text:p>47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4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orst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1661" office:value-type="float">
            <text:p>1661</text:p>
          </table:table-cell>
          <table:table-cell ns41:value-type="float" table:style-name="TL Data" office:value="1683" office:value-type="float">
            <text:p>168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4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outhe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8"/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413" office:value-type="float">
            <text:p>41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0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ulsberg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553" office:value-type="float">
            <text:p>55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0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Hunse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472" office:value-type="float">
            <text:p>47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0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Itteren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22" office:value-type="float">
            <text:p>22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0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Ittervoort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31" office:value-type="float">
            <text:p>13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0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Jabee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96" office:value-type="float">
            <text:p>19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0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Kerkrade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ns41:value-type="float" table:style-name="TL Data" office:value="2625" office:value-type="float">
            <text:p>2625</text:p>
          </table:table-cell>
          <table:table-cell ns41:value-type="float" table:style-name="TL Data" office:value="2170" office:value-type="float">
            <text:p>217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0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Kessel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21"/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615" office:value-type="float">
            <text:p>61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0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Klimmen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563" office:value-type="float">
            <text:p>56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0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imbricht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700" office:value-type="float">
            <text:p>70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1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Linne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390" office:value-type="float">
            <text:p>390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1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aasbracht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0"/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563" office:value-type="float">
            <text:p>56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1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aasbree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2169" office:value-type="float">
            <text:p>2169</text:p>
          </table:table-cell>
          <table:table-cell ns41:value-type="float" table:style-name="TL Data" office:value="2128" office:value-type="float">
            <text:p>2128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1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aasnie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845" office:value-type="float">
            <text:p>845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1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argraten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530" office:value-type="float">
            <text:p>53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1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eerlo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722" office:value-type="float">
            <text:p>72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1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eerssen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217" office:value-type="float">
            <text:p>1217</text:p>
          </table:table-cell>
          <table:table-cell ns41:value-type="float" table:style-name="TL Data" office:value="1120" office:value-type="float">
            <text:p>1120</text:p>
          </table:table-cell>
          <table:table-cell table:style-name="TL Data" table:number-columns-repeated="4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1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erkelbeek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46" office:value-type="float">
            <text:p>34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1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esch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12" office:value-type="float">
            <text:p>11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1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eijel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497" office:value-type="float">
            <text:p>49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2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hee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68" office:value-type="float">
            <text:p>46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2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ontfort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39" office:value-type="float">
            <text:p>33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2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ook en Middelaar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10"/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570" office:value-type="float">
            <text:p>57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2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Munstergeleen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28" office:value-type="float">
            <text:p>32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2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ederweer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ns41:value-type="float" table:style-name="TL Data" office:value="2126" office:value-type="float">
            <text:p>2126</text:p>
          </table:table-cell>
          <table:table-cell ns41:value-type="float" table:style-name="TL Data" office:value="2119" office:value-type="float">
            <text:p>211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2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eer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754" office:value-type="float">
            <text:p>75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2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eeritte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81" office:value-type="float">
            <text:p>38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2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ieuwenhagen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531" office:value-type="float">
            <text:p>53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2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ieuwstadt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386" office:value-type="float">
            <text:p>38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2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oorbeek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413" office:value-type="float">
            <text:p>41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3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unhem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11" office:value-type="float">
            <text:p>11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3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Nuth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656" office:value-type="float">
            <text:p>65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3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bbicht en Papenhov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21" office:value-type="float">
            <text:p>32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3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he en Laak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59" office:value-type="float">
            <text:p>25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3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irsbeek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533" office:value-type="float">
            <text:p>53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3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ttersum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0"/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885" office:value-type="float">
            <text:p>885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3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ud-Valkenburg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22" office:value-type="float">
            <text:p>32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3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Oud-Vroenhov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18"/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604" office:value-type="float">
            <text:p>60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3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Posterhol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615" office:value-type="float">
            <text:p>61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3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imburg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16" office:value-type="float">
            <text:p>11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4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oggel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686" office:value-type="float">
            <text:p>68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4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ooster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450" office:value-type="float">
            <text:p>45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4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oermond</text:p>
          </table:table-cell>
          <table:table-cell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666" office:value-type="float">
            <text:p>3666</text:p>
          </table:table-cell>
          <table:table-cell ns41:value-type="float" table:style-name="TL Data" office:value="3961" office:value-type="float">
            <text:p>3961</text:p>
          </table:table-cell>
          <table:table-cell table:style-name="TL Data" table:number-columns-repeated="4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4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Rijckholt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00" office:value-type="float">
            <text:p>10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4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chaesberg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586" office:value-type="float">
            <text:p>586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4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chimmert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699" office:value-type="float">
            <text:p>699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4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chinn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ns41:value-type="float" table:style-name="TL Data" office:value="1007" office:value-type="float">
            <text:p>1007</text:p>
          </table:table-cell>
          <table:table-cell ns41:value-type="float" table:style-name="TL Data" office:value="949" office:value-type="float">
            <text:p>94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4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chin op Geulle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17" office:value-type="float">
            <text:p>21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4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chinvel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0"/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441" office:value-type="float">
            <text:p>44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4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evenum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909" office:value-type="float">
            <text:p>90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5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impelveld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574" office:value-type="float">
            <text:p>574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5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te. Geertruid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41" office:value-type="float">
            <text:p>44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5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t. Odilienberg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447" office:value-type="float">
            <text:p>44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5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t. Piete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400" office:value-type="float">
            <text:p>40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0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ittard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30" office:value-type="float">
            <text:p>2230</text:p>
          </table:table-cell>
          <table:table-cell ns41:value-type="float" table:style-name="TL Data" office:value="2337" office:value-type="float">
            <text:p>2337</text:p>
          </table:table-cell>
          <table:table-cell table:style-name="TL Data" table:number-columns-repeated="4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0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lenaken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88" office:value-type="float">
            <text:p>28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0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paubeek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28" office:value-type="float">
            <text:p>328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0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tamproij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582" office:value-type="float">
            <text:p>58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0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tein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0"/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765" office:value-type="float">
            <text:p>76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0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tevensweert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508" office:value-type="float">
            <text:p>508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0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trucht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52" office:value-type="float">
            <text:p>15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0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usteren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915" office:value-type="float">
            <text:p>915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0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Swalm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869" office:value-type="float">
            <text:p>869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1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Tegelen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0"/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811" office:value-type="float">
            <text:p>81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1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Thor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652" office:value-type="float">
            <text:p>65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1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Ubach over Worms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637" office:value-type="float">
            <text:p>63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1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Ulestraten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377" office:value-type="float">
            <text:p>37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1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Urmond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0"/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492" office:value-type="float">
            <text:p>492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1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aals</text:p>
          </table:table-cell>
          <table:table-cell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8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10"/>
          <table:table-cell ns41:value-type="float" table:style-name="TL Data" office:value="1653" office:value-type="float">
            <text:p>1653</text:p>
          </table:table-cell>
          <table:table-cell ns41:value-type="float" table:style-name="TL Data" office:value="1727" office:value-type="float">
            <text:p>1727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1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alkenburg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8"/>
          <table:table-cell ns41:value-type="float" office:value="370" table:style-name="TL Data" table:number-columns-repeated="2" office:value-type="float">
            <text:p>370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1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enlo</text:p>
          </table:table-cell>
          <table:table-cell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409" office:value-type="float">
            <text:p>3409</text:p>
          </table:table-cell>
          <table:table-cell ns41:value-type="float" table:style-name="TL Data" office:value="3421" office:value-type="float">
            <text:p>342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1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enraij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395" office:value-type="float">
            <text:p>2395</text:p>
          </table:table-cell>
          <table:table-cell ns41:value-type="float" table:style-name="TL Data" office:value="2511" office:value-type="float">
            <text:p>251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1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lodrop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415" office:value-type="float">
            <text:p>415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2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Voerendae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875" office:value-type="float">
            <text:p>875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2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anssum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71" office:value-type="float">
            <text:p>371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2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eert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0"/>
          <table:table-cell ns41:value-type="float" table:style-name="TL Data" office:value="3382" office:value-type="float">
            <text:p>3382</text:p>
          </table:table-cell>
          <table:table-cell ns41:value-type="float" table:style-name="TL Data" office:value="3392" office:value-type="float">
            <text:p>3392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2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essem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443" office:value-type="float">
            <text:p>44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2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ittem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1834" office:value-type="float">
            <text:p>1834</text:p>
          </table:table-cell>
          <table:table-cell ns41:value-type="float" table:style-name="TL Data" office:value="1780" office:value-type="float">
            <text:p>1780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2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ijlre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783" office:value-type="float">
            <text:p>783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2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Wijnandsrade</text:p>
          </table:table-cell>
          <table:table-cell/>
          <table:table-cell table:style-name="TL Data"/>
          <table:table-cell table:style-name="TL Data" table:number-columns-repeated="21"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47" office:value-type="float">
            <text:p>247</text:p>
          </table:table-cell>
          <table:table-cell table:style-name="TL Data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2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ns41:value-type="string" table:style-name="TL RowHeader" office:value-type="string">
            <text:p>Gemeenten beneden de 10000 zielen.</text:p>
          </table:table-cell>
          <table:table-cell ns41:value-type="string" table:style-name="TL RowHeader" office:value-type="string">
            <text:p>TOTAAL DER GEMEENTEN BEN. DE 10000 ZIELEN</text:p>
          </table:table-cell>
          <table:table-cell/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3506" office:value-type="float">
            <text:p>93506</text:p>
          </table:table-cell>
          <table:table-cell ns41:value-type="float" table:style-name="TL Data" office:value="90882" office:value-type="float">
            <text:p>9088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426" office:value-type="float">
            <text:p>42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2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LIMBURG.</text:p>
          </table:table-cell>
          <table:table-cell table:style-name="TL RowHeader"/>
          <table:table-cell ns41:value-type="string" table:style-name="TL RowHeader" office:value-type="string">
            <text:p>TOTAAL DER PROVINCIE</text:p>
          </table:table-cell>
          <table:table-cell/>
          <table:table-cell ns41:value-type="float" table:style-name="TL Data" office:value="1982" office:value-type="float">
            <text:p>1982</text:p>
          </table:table-cell>
          <table:table-cell ns41:value-type="float" table:style-name="TL Data" office:value="1195" office:value-type="float">
            <text:p>119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5100" office:value-type="float">
            <text:p>105100</text:p>
          </table:table-cell>
          <table:table-cell ns41:value-type="float" table:style-name="TL Data" office:value="103959" office:value-type="float">
            <text:p>10395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652" office:value-type="float">
            <text:p>65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2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vier en dertig gemeenten boven de 10000 zielen.</text:p>
          </table:table-cell>
          <table:table-cell ns41:value-type="string" table:style-name="TL RowHeader" office:value-type="string">
            <text:p>Noordbrabant</text:p>
          </table:table-cell>
          <table:table-cell/>
          <table:table-cell ns41:value-type="float" table:style-name="TL Data" office:value="3503" office:value-type="float">
            <text:p>3503</text:p>
          </table:table-cell>
          <table:table-cell ns41:value-type="float" table:style-name="TL Data" office:value="2626" office:value-type="float">
            <text:p>262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1844" office:value-type="float">
            <text:p>21844</text:p>
          </table:table-cell>
          <table:table-cell ns41:value-type="float" table:style-name="TL Data" office:value="24639" office:value-type="float">
            <text:p>2463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340" office:value-type="float">
            <text:p>340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100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vier en dertig gemeenten boven de 10000 zielen.</text:p>
          </table:table-cell>
          <table:table-cell ns41:value-type="string" table:style-name="TL RowHeader" office:value-type="string">
            <text:p>Gelderland</text:p>
          </table:table-cell>
          <table:table-cell/>
          <table:table-cell ns41:value-type="float" table:style-name="TL Data" office:value="17795" office:value-type="float">
            <text:p>17795</text:p>
          </table:table-cell>
          <table:table-cell ns41:value-type="float" table:style-name="TL Data" office:value="19013" office:value-type="float">
            <text:p>19013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4131" office:value-type="float">
            <text:p>14131</text:p>
          </table:table-cell>
          <table:table-cell ns41:value-type="float" table:style-name="TL Data" office:value="15877" office:value-type="float">
            <text:p>1587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7" office:value-type="float">
            <text:p>27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100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vier en dertig gemeenten boven de 10000 zielen.</text:p>
          </table:table-cell>
          <table:table-cell ns41:value-type="string" table:style-name="TL RowHeader" office:value-type="string">
            <text:p>Zuidholland</text:p>
          </table:table-cell>
          <table:table-cell/>
          <table:table-cell ns41:value-type="float" table:style-name="TL Data" office:value="79619" office:value-type="float">
            <text:p>79619</text:p>
          </table:table-cell>
          <table:table-cell ns41:value-type="float" table:style-name="TL Data" office:value="96683" office:value-type="float">
            <text:p>96683</text:p>
          </table:table-cell>
          <table:table-cell ns41:value-type="float" table:style-name="TL Data" office:value="1618" office:value-type="float">
            <text:p>1618</text:p>
          </table:table-cell>
          <table:table-cell ns41:value-type="float" table:style-name="TL Data" office:value="1673" office:value-type="float">
            <text:p>1673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TL Data" office:value="1331" office:value-type="float">
            <text:p>1331</text:p>
          </table:table-cell>
          <table:table-cell ns41:value-type="float" table:style-name="TL Data" office:value="1202" office:value-type="float">
            <text:p>1202</text:p>
          </table:table-cell>
          <table:table-cell ns41:value-type="float" table:style-name="TL Data" office:value="1381" office:value-type="float">
            <text:p>1381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5133" office:value-type="float">
            <text:p>5133</text:p>
          </table:table-cell>
          <table:table-cell ns41:value-type="float" table:style-name="TL Data" office:value="5322" office:value-type="float">
            <text:p>532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9703" office:value-type="float">
            <text:p>39703</text:p>
          </table:table-cell>
          <table:table-cell ns41:value-type="float" table:style-name="TL Data" office:value="47422" office:value-type="float">
            <text:p>47422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223" office:value-type="float">
            <text:p>4223</text:p>
          </table:table-cell>
          <table:table-cell ns41:value-type="float" table:style-name="TL Data" office:value="4656" office:value-type="float">
            <text:p>465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18" office:value-type="float">
            <text:p>118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100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vier en dertig gemeenten boven de 10000 zielen.</text:p>
          </table:table-cell>
          <table:table-cell ns41:value-type="string" table:style-name="TL RowHeader" office:value-type="string">
            <text:p>Noordholland</text:p>
          </table:table-cell>
          <table:table-cell/>
          <table:table-cell ns41:value-type="float" table:style-name="TL Data" office:value="70299" office:value-type="float">
            <text:p>70299</text:p>
          </table:table-cell>
          <table:table-cell ns41:value-type="float" table:style-name="TL Data" office:value="84803" office:value-type="float">
            <text:p>84803</text:p>
          </table:table-cell>
          <table:table-cell ns41:value-type="float" table:style-name="TL Data" office:value="1677" office:value-type="float">
            <text:p>1677</text:p>
          </table:table-cell>
          <table:table-cell ns41:value-type="float" table:style-name="TL Data" office:value="1951" office:value-type="float">
            <text:p>1951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3227" office:value-type="float">
            <text:p>3227</text:p>
          </table:table-cell>
          <table:table-cell ns41:value-type="float" table:style-name="TL Data" office:value="3641" office:value-type="float">
            <text:p>3641</text:p>
          </table:table-cell>
          <table:table-cell ns41:value-type="float" table:style-name="TL Data" office:value="13774" office:value-type="float">
            <text:p>13774</text:p>
          </table:table-cell>
          <table:table-cell ns41:value-type="float" table:style-name="TL Data" office:value="14395" office:value-type="float">
            <text:p>14395</text:p>
          </table:table-cell>
          <table:table-cell ns41:value-type="float" table:style-name="TL Data" office:value="3612" office:value-type="float">
            <text:p>3612</text:p>
          </table:table-cell>
          <table:table-cell ns41:value-type="float" table:style-name="TL Data" office:value="4290" office:value-type="float">
            <text:p>429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0" office:value-type="float">
            <text:p>70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2690" office:value-type="float">
            <text:p>32690</text:p>
          </table:table-cell>
          <table:table-cell ns41:value-type="float" table:style-name="TL Data" office:value="39428" office:value-type="float">
            <text:p>39428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173" office:value-type="float">
            <text:p>12173</text:p>
          </table:table-cell>
          <table:table-cell ns41:value-type="float" table:style-name="TL Data" office:value="13212" office:value-type="float">
            <text:p>13212</text:p>
          </table:table-cell>
          <table:table-cell ns41:value-type="float" table:style-name="TL Data" office:value="1244" office:value-type="float">
            <text:p>1244</text:p>
          </table:table-cell>
          <table:table-cell ns41:value-type="float" table:style-name="TL Data" office:value="1463" office:value-type="float">
            <text:p>1463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359" office:value-type="float">
            <text:p>35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100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vier en dertig gemeenten boven de 10000 zielen.</text:p>
          </table:table-cell>
          <table:table-cell ns41:value-type="string" table:style-name="TL RowHeader" office:value-type="string">
            <text:p>Zeeland</text:p>
          </table:table-cell>
          <table:table-cell/>
          <table:table-cell ns41:value-type="float" table:style-name="TL Data" office:value="9344" office:value-type="float">
            <text:p>9344</text:p>
          </table:table-cell>
          <table:table-cell ns41:value-type="float" table:style-name="TL Data" office:value="10736" office:value-type="float">
            <text:p>10736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77" office:value-type="float">
            <text:p>2277</text:p>
          </table:table-cell>
          <table:table-cell ns41:value-type="float" table:style-name="TL Data" office:value="2146" office:value-type="float">
            <text:p>214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5" office:value-type="float">
            <text:p>6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100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vier en dertig gemeenten boven de 10000 zielen.</text:p>
          </table:table-cell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16310" office:value-type="float">
            <text:p>16310</text:p>
          </table:table-cell>
          <table:table-cell ns41:value-type="float" table:style-name="TL Data" office:value="19478" office:value-type="float">
            <text:p>19478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483" office:value-type="float">
            <text:p>11483</text:p>
          </table:table-cell>
          <table:table-cell ns41:value-type="float" table:style-name="TL Data" office:value="13066" office:value-type="float">
            <text:p>13066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700" office:value-type="float">
            <text:p>700</text:p>
          </table:table-cell>
          <table:table-cell table:style-name="TL Data" table:number-columns-repeated="2"/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100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vier en dertig gemeenten boven de 10000 zielen.</text:p>
          </table:table-cell>
          <table:table-cell ns41:value-type="string" table:style-name="TL RowHeader" office:value-type="string">
            <text:p>Friesland</text:p>
          </table:table-cell>
          <table:table-cell/>
          <table:table-cell ns41:value-type="float" table:style-name="TL Data" office:value="32507" office:value-type="float">
            <text:p>32507</text:p>
          </table:table-cell>
          <table:table-cell ns41:value-type="float" table:style-name="TL Data" office:value="32853" office:value-type="float">
            <text:p>3285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1606" office:value-type="float">
            <text:p>1606</text:p>
          </table:table-cell>
          <table:table-cell ns41:value-type="float" table:style-name="TL Data" office:value="1556" office:value-type="float">
            <text:p>1556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137" office:value-type="float">
            <text:p>4137</text:p>
          </table:table-cell>
          <table:table-cell ns41:value-type="float" table:style-name="TL Data" office:value="3916" office:value-type="float">
            <text:p>39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740" office:value-type="float">
            <text:p>74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8" office:value-type="float">
            <text:p>28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100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vier en dertig gemeenten boven de 10000 zielen.</text:p>
          </table:table-cell>
          <table:table-cell ns41:value-type="string" table:style-name="TL RowHeader" office:value-type="string">
            <text:p>Overijssel</text:p>
          </table:table-cell>
          <table:table-cell/>
          <table:table-cell ns41:value-type="float" table:style-name="TL Data" office:value="16034" office:value-type="float">
            <text:p>16034</text:p>
          </table:table-cell>
          <table:table-cell ns41:value-type="float" table:style-name="TL Data" office:value="17439" office:value-type="float">
            <text:p>1743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12" office:value-type="float">
            <text:p>2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5668" office:value-type="float">
            <text:p>5668</text:p>
          </table:table-cell>
          <table:table-cell ns41:value-type="float" table:style-name="TL Data" office:value="5768" office:value-type="float">
            <text:p>5768</text:p>
          </table:table-cell>
          <table:table-cell table:style-name="TL Data" table:number-columns-repeated="4"/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100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vier en dertig gemeenten boven de 10000 zielen.</text:p>
          </table:table-cell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11672" office:value-type="float">
            <text:p>11672</text:p>
          </table:table-cell>
          <table:table-cell ns41:value-type="float" table:style-name="TL Data" office:value="14077" office:value-type="float">
            <text:p>14077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2637" office:value-type="float">
            <text:p>2637</text:p>
          </table:table-cell>
          <table:table-cell ns41:value-type="float" table:style-name="TL Data" office:value="3022" office:value-type="float">
            <text:p>30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100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vier en dertig gemeenten boven de 10000 zielen.</text:p>
          </table:table-cell>
          <table:table-cell ns41:value-type="string" table:style-name="TL RowHeader" office:value-type="string">
            <text:p>Limburg</text:p>
          </table:table-cell>
          <table:table-cell/>
          <table:table-cell ns41:value-type="float" table:style-name="TL Data" office:value="1055" office:value-type="float">
            <text:p>1055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11594" office:value-type="float">
            <text:p>11594</text:p>
          </table:table-cell>
          <table:table-cell ns41:value-type="float" table:style-name="TL Data" office:value="13077" office:value-type="float">
            <text:p>1307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26" office:value-type="float">
            <text:p>226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101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vier en dertig gemeenten boven de 10000 ziel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58138" office:value-type="float">
            <text:p>258138</text:p>
          </table:table-cell>
          <table:table-cell ns41:value-type="float" table:style-name="TL Data" office:value="298257" office:value-type="float">
            <text:p>298257</text:p>
          </table:table-cell>
          <table:table-cell ns41:value-type="float" table:style-name="TL Data" office:value="4237" office:value-type="float">
            <text:p>4237</text:p>
          </table:table-cell>
          <table:table-cell ns41:value-type="float" table:style-name="TL Data" office:value="4548" office:value-type="float">
            <text:p>4548</text:p>
          </table:table-cell>
          <table:table-cell ns41:value-type="float" table:style-name="TL Data" office:value="1688" office:value-type="float">
            <text:p>1688</text:p>
          </table:table-cell>
          <table:table-cell ns41:value-type="float" table:style-name="TL Data" office:value="2135" office:value-type="float">
            <text:p>2135</text:p>
          </table:table-cell>
          <table:table-cell ns41:value-type="float" table:style-name="TL Data" office:value="4237" office:value-type="float">
            <text:p>4237</text:p>
          </table:table-cell>
          <table:table-cell ns41:value-type="float" table:style-name="TL Data" office:value="4677" office:value-type="float">
            <text:p>4677</text:p>
          </table:table-cell>
          <table:table-cell ns41:value-type="float" table:style-name="TL Data" office:value="6306" office:value-type="float">
            <text:p>6306</text:p>
          </table:table-cell>
          <table:table-cell ns41:value-type="float" table:style-name="TL Data" office:value="6733" office:value-type="float">
            <text:p>6733</text:p>
          </table:table-cell>
          <table:table-cell ns41:value-type="float" table:style-name="TL Data" office:value="22430" office:value-type="float">
            <text:p>22430</text:p>
          </table:table-cell>
          <table:table-cell ns41:value-type="float" table:style-name="TL Data" office:value="22879" office:value-type="float">
            <text:p>22879</text:p>
          </table:table-cell>
          <table:table-cell ns41:value-type="float" table:style-name="TL Data" office:value="3985" office:value-type="float">
            <text:p>3985</text:p>
          </table:table-cell>
          <table:table-cell ns41:value-type="float" table:style-name="TL Data" office:value="4640" office:value-type="float">
            <text:p>464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46164" office:value-type="float">
            <text:p>146164</text:p>
          </table:table-cell>
          <table:table-cell ns41:value-type="float" table:style-name="TL Data" office:value="168361" office:value-type="float">
            <text:p>168361</text:p>
          </table:table-cell>
          <table:table-cell ns41:value-type="float" table:style-name="TL Data" office:value="1369" office:value-type="float">
            <text:p>1369</text:p>
          </table:table-cell>
          <table:table-cell ns41:value-type="float" table:style-name="TL Data" office:value="1650" office:value-type="float">
            <text:p>165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0728" office:value-type="float">
            <text:p>20728</text:p>
          </table:table-cell>
          <table:table-cell ns41:value-type="float" table:style-name="TL Data" office:value="22120" office:value-type="float">
            <text:p>22120</text:p>
          </table:table-cell>
          <table:table-cell ns41:value-type="float" table:style-name="TL Data" office:value="1361" office:value-type="float">
            <text:p>1361</text:p>
          </table:table-cell>
          <table:table-cell ns41:value-type="float" table:style-name="TL Data" office:value="1582" office:value-type="float">
            <text:p>1582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625" office:value-type="float">
            <text:p>62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101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elfhonderd en vier gemeenten beneden de 10000 zielen.</text:p>
          </table:table-cell>
          <table:table-cell ns41:value-type="string" table:style-name="TL RowHeader" office:value-type="string">
            <text:p>Noordbrabant</text:p>
          </table:table-cell>
          <table:table-cell/>
          <table:table-cell ns41:value-type="float" table:style-name="TL Data" office:value="18657" office:value-type="float">
            <text:p>18657</text:p>
          </table:table-cell>
          <table:table-cell ns41:value-type="float" table:style-name="TL Data" office:value="18789" office:value-type="float">
            <text:p>1878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44" office:value-type="float">
            <text:p>1644</text:p>
          </table:table-cell>
          <table:table-cell ns41:value-type="float" table:style-name="TL Data" office:value="1592" office:value-type="float">
            <text:p>159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55041" office:value-type="float">
            <text:p>155041</text:p>
          </table:table-cell>
          <table:table-cell ns41:value-type="float" table:style-name="TL Data" office:value="155269" office:value-type="float">
            <text:p>15526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200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elfhonderd en vier gemeenten beneden de 10000 zielen.</text:p>
          </table:table-cell>
          <table:table-cell ns41:value-type="string" table:style-name="TL RowHeader" office:value-type="string">
            <text:p>Gelderland</text:p>
          </table:table-cell>
          <table:table-cell/>
          <table:table-cell ns41:value-type="float" table:style-name="TL Data" office:value="102809" office:value-type="float">
            <text:p>102809</text:p>
          </table:table-cell>
          <table:table-cell ns41:value-type="float" table:style-name="TL Data" office:value="99976" office:value-type="float">
            <text:p>9997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98" office:value-type="float">
            <text:p>1998</text:p>
          </table:table-cell>
          <table:table-cell ns41:value-type="float" table:style-name="TL Data" office:value="1941" office:value-type="float">
            <text:p>194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0723" office:value-type="float">
            <text:p>60723</text:p>
          </table:table-cell>
          <table:table-cell ns41:value-type="float" table:style-name="TL Data" office:value="58277" office:value-type="float">
            <text:p>5827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2"/>
          <table:table-cell ns41:value-type="float" table:style-name="TL Data" office:value="1577" office:value-type="float">
            <text:p>1577</text:p>
          </table:table-cell>
          <table:table-cell ns41:value-type="float" table:style-name="TL Data" office:value="1433" office:value-type="float">
            <text:p>1433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3" office:value-type="float">
            <text:p>4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200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elfhonderd en vier gemeenten beneden de 10000 zielen.</text:p>
          </table:table-cell>
          <table:table-cell ns41:value-type="string" table:style-name="TL RowHeader" office:value-type="string">
            <text:p>Zuidholland</text:p>
          </table:table-cell>
          <table:table-cell/>
          <table:table-cell ns41:value-type="float" table:style-name="TL Data" office:value="122159" office:value-type="float">
            <text:p>122159</text:p>
          </table:table-cell>
          <table:table-cell ns41:value-type="float" table:style-name="TL Data" office:value="126437" office:value-type="float">
            <text:p>126437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98" office:value-type="float">
            <text:p>98</text:p>
          </table:table-cell>
          <table:table-cell ns41:value-type="float" office:value="504" table:style-name="TL Data" table:number-columns-repeated="2" office:value-type="float">
            <text:p>504</text:p>
          </table:table-cell>
          <table:table-cell ns41:value-type="float" table:style-name="TL Data" office:value="2774" office:value-type="float">
            <text:p>2774</text:p>
          </table:table-cell>
          <table:table-cell ns41:value-type="float" table:style-name="TL Data" office:value="2852" office:value-type="float">
            <text:p>285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571" office:value-type="float">
            <text:p>31571</text:p>
          </table:table-cell>
          <table:table-cell ns41:value-type="float" table:style-name="TL Data" office:value="31569" office:value-type="float">
            <text:p>3156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2"/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1106" office:value-type="float">
            <text:p>110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45" office:value-type="float">
            <text:p>14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200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elfhonderd en vier gemeenten beneden de 10000 zielen.</text:p>
          </table:table-cell>
          <table:table-cell ns41:value-type="string" table:style-name="TL RowHeader" office:value-type="string">
            <text:p>Noordholland</text:p>
          </table:table-cell>
          <table:table-cell/>
          <table:table-cell ns41:value-type="float" table:style-name="TL Data" office:value="62041" office:value-type="float">
            <text:p>62041</text:p>
          </table:table-cell>
          <table:table-cell ns41:value-type="float" table:style-name="TL Data" office:value="63153" office:value-type="float">
            <text:p>6315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358" office:value-type="float">
            <text:p>1358</text:p>
          </table:table-cell>
          <table:table-cell ns41:value-type="float" table:style-name="TL Data" office:value="1302" office:value-type="float">
            <text:p>1302</text:p>
          </table:table-cell>
          <table:table-cell ns41:value-type="float" table:style-name="TL Data" office:value="4460" office:value-type="float">
            <text:p>4460</text:p>
          </table:table-cell>
          <table:table-cell ns41:value-type="float" table:style-name="TL Data" office:value="4326" office:value-type="float">
            <text:p>4326</text:p>
          </table:table-cell>
          <table:table-cell ns41:value-type="float" table:style-name="TL Data" office:value="1636" office:value-type="float">
            <text:p>1636</text:p>
          </table:table-cell>
          <table:table-cell ns41:value-type="float" table:style-name="TL Data" office:value="1382" office:value-type="float">
            <text:p>1382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33" office:value-type="float">
            <text:p>333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5066" office:value-type="float">
            <text:p>35066</text:p>
          </table:table-cell>
          <table:table-cell ns41:value-type="float" table:style-name="TL Data" office:value="35230" office:value-type="float">
            <text:p>35230</text:p>
          </table:table-cell>
          <table:table-cell ns41:value-type="float" office:value="981" table:style-name="TL Data" table:number-columns-repeated="2" office:value-type="float">
            <text:p>981</text:p>
          </table:table-cell>
          <table:table-cell table:style-name="TL Data" table:number-columns-repeated="2"/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32" office:value-type="float">
            <text:p>13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200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elfhonderd en vier gemeenten beneden de 10000 zielen.</text:p>
          </table:table-cell>
          <table:table-cell ns41:value-type="string" table:style-name="TL RowHeader" office:value-type="string">
            <text:p>Zeeland</text:p>
          </table:table-cell>
          <table:table-cell/>
          <table:table-cell ns41:value-type="float" table:style-name="TL Data" office:value="46070" office:value-type="float">
            <text:p>46070</text:p>
          </table:table-cell>
          <table:table-cell ns41:value-type="float" table:style-name="TL Data" office:value="48295" office:value-type="float">
            <text:p>4829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60" office:value-type="float">
            <text:p>2260</text:p>
          </table:table-cell>
          <table:table-cell ns41:value-type="float" table:style-name="TL Data" office:value="2177" office:value-type="float">
            <text:p>217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115" office:value-type="float">
            <text:p>19115</text:p>
          </table:table-cell>
          <table:table-cell ns41:value-type="float" table:style-name="TL Data" office:value="19380" office:value-type="float">
            <text:p>19380</text:p>
          </table:table-cell>
          <table:table-cell table:style-name="TL Data" table:number-columns-repeated="4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26" office:value-type="float">
            <text:p>32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200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elfhonderd en vier gemeenten beneden de 10000 zielen.</text:p>
          </table:table-cell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28505" office:value-type="float">
            <text:p>28505</text:p>
          </table:table-cell>
          <table:table-cell ns41:value-type="float" table:style-name="TL Data" office:value="27680" office:value-type="float">
            <text:p>2768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7823" office:value-type="float">
            <text:p>17823</text:p>
          </table:table-cell>
          <table:table-cell ns41:value-type="float" table:style-name="TL Data" office:value="17112" office:value-type="float">
            <text:p>171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34" office:value-type="float">
            <text:p>234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200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elfhonderd en vier gemeenten beneden de 10000 zielen.</text:p>
          </table:table-cell>
          <table:table-cell ns41:value-type="string" table:style-name="TL RowHeader" office:value-type="string">
            <text:p>Friesland</text:p>
          </table:table-cell>
          <table:table-cell/>
          <table:table-cell ns41:value-type="float" table:style-name="TL Data" office:value="77163" office:value-type="float">
            <text:p>77163</text:p>
          </table:table-cell>
          <table:table-cell ns41:value-type="float" table:style-name="TL Data" office:value="79279" office:value-type="float">
            <text:p>7927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469" office:value-type="float">
            <text:p>3469</text:p>
          </table:table-cell>
          <table:table-cell ns41:value-type="float" table:style-name="TL Data" office:value="3477" office:value-type="float">
            <text:p>3477</text:p>
          </table:table-cell>
          <table:table-cell ns41:value-type="float" table:style-name="TL Data" office:value="6306" office:value-type="float">
            <text:p>6306</text:p>
          </table:table-cell>
          <table:table-cell ns41:value-type="float" table:style-name="TL Data" office:value="6413" office:value-type="float">
            <text:p>641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449" office:value-type="float">
            <text:p>7449</text:p>
          </table:table-cell>
          <table:table-cell ns41:value-type="float" table:style-name="TL Data" office:value="7580" office:value-type="float">
            <text:p>7580</text:p>
          </table:table-cell>
          <table:table-cell table:style-name="TL Data" table:number-columns-repeated="4"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54" office:value-type="float">
            <text:p>15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200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elfhonderd en vier gemeenten beneden de 10000 zielen.</text:p>
          </table:table-cell>
          <table:table-cell ns41:value-type="string" table:style-name="TL RowHeader" office:value-type="string">
            <text:p>Overijssel</text:p>
          </table:table-cell>
          <table:table-cell/>
          <table:table-cell ns41:value-type="float" table:style-name="TL Data" office:value="58374" office:value-type="float">
            <text:p>58374</text:p>
          </table:table-cell>
          <table:table-cell ns41:value-type="float" table:style-name="TL Data" office:value="55283" office:value-type="float">
            <text:p>5528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40" office:value-type="float">
            <text:p>2540</text:p>
          </table:table-cell>
          <table:table-cell ns41:value-type="float" table:style-name="TL Data" office:value="2474" office:value-type="float">
            <text:p>2474</text:p>
          </table:table-cell>
          <table:table-cell ns41:value-type="float" table:style-name="TL Data" office:value="1153" office:value-type="float">
            <text:p>1153</text:p>
          </table:table-cell>
          <table:table-cell ns41:value-type="float" table:style-name="TL Data" office:value="1049" office:value-type="float">
            <text:p>1049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31130" office:value-type="float">
            <text:p>31130</text:p>
          </table:table-cell>
          <table:table-cell ns41:value-type="float" table:style-name="TL Data" office:value="30087" office:value-type="float">
            <text:p>3008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29" office:value-type="float">
            <text:p>1229</text:p>
          </table:table-cell>
          <table:table-cell ns41:value-type="float" table:style-name="TL Data" office:value="1155" office:value-type="float">
            <text:p>115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6" office:value-type="float">
            <text:p>6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200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elfhonderd en vier gemeenten beneden de 10000 zielen.</text:p>
          </table:table-cell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67431" office:value-type="float">
            <text:p>67431</text:p>
          </table:table-cell>
          <table:table-cell ns41:value-type="float" table:style-name="TL Data" office:value="69036" office:value-type="float">
            <text:p>6903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861" office:value-type="float">
            <text:p>7861</text:p>
          </table:table-cell>
          <table:table-cell ns41:value-type="float" table:style-name="TL Data" office:value="8150" office:value-type="float">
            <text:p>8150</text:p>
          </table:table-cell>
          <table:table-cell ns41:value-type="float" table:style-name="TL Data" office:value="2061" office:value-type="float">
            <text:p>2061</text:p>
          </table:table-cell>
          <table:table-cell ns41:value-type="float" table:style-name="TL Data" office:value="2027" office:value-type="float">
            <text:p>2027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4473" office:value-type="float">
            <text:p>4473</text:p>
          </table:table-cell>
          <table:table-cell ns41:value-type="float" table:style-name="TL Data" office:value="4406" office:value-type="float">
            <text:p>4406</text:p>
          </table:table-cell>
          <table:table-cell table:style-name="TL Data" table:number-columns-repeated="4"/>
          <table:table-cell ns41:value-type="float" table:style-name="TL Data" office:value="1451" office:value-type="float">
            <text:p>1451</text:p>
          </table:table-cell>
          <table:table-cell ns41:value-type="float" table:style-name="TL Data" office:value="1384" office:value-type="float">
            <text:p>1384</text:p>
          </table:table-cell>
          <table:table-cell table:style-name="TL Data" table:number-columns-repeated="2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9" office:value-type="float">
            <text:p>1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200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elfhonderd en vier gemeenten beneden de 10000 zielen.</text:p>
          </table:table-cell>
          <table:table-cell ns41:value-type="string" table:style-name="TL RowHeader" office:value-type="string">
            <text:p>Drenthe</text:p>
          </table:table-cell>
          <table:table-cell/>
          <table:table-cell ns41:value-type="float" table:style-name="TL Data" office:value="40680" office:value-type="float">
            <text:p>40680</text:p>
          </table:table-cell>
          <table:table-cell ns41:value-type="float" table:style-name="TL Data" office:value="38522" office:value-type="float">
            <text:p>3852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652" office:value-type="float">
            <text:p>3652</text:p>
          </table:table-cell>
          <table:table-cell ns41:value-type="float" table:style-name="TL Data" office:value="3487" office:value-type="float">
            <text:p>3487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2648" office:value-type="float">
            <text:p>2648</text:p>
          </table:table-cell>
          <table:table-cell ns41:value-type="float" table:style-name="TL Data" office:value="2309" office:value-type="float">
            <text:p>2309</text:p>
          </table:table-cell>
          <table:table-cell table:style-name="TL Data" table:number-columns-repeated="4"/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1052" office:value-type="float">
            <text:p>105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2" office:value-type="float">
            <text:p>4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201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elfhonderd en vier gemeenten beneden de 10000 zielen.</text:p>
          </table:table-cell>
          <table:table-cell ns41:value-type="string" table:style-name="TL RowHeader" office:value-type="string">
            <text:p>Limburg</text:p>
          </table:table-cell>
          <table:table-cell/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3506" office:value-type="float">
            <text:p>93506</text:p>
          </table:table-cell>
          <table:table-cell ns41:value-type="float" table:style-name="TL Data" office:value="90882" office:value-type="float">
            <text:p>9088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426" office:value-type="float">
            <text:p>42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201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elfhonderd en vier gemeenten beneden de 10000 ziel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624816" office:value-type="float">
            <text:p>624816</text:p>
          </table:table-cell>
          <table:table-cell ns41:value-type="float" table:style-name="TL Data" office:value="627096" office:value-type="float">
            <text:p>627096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28351" office:value-type="float">
            <text:p>28351</text:p>
          </table:table-cell>
          <table:table-cell ns41:value-type="float" table:style-name="TL Data" office:value="28255" office:value-type="float">
            <text:p>28255</text:p>
          </table:table-cell>
          <table:table-cell ns41:value-type="float" table:style-name="TL Data" office:value="14468" office:value-type="float">
            <text:p>14468</text:p>
          </table:table-cell>
          <table:table-cell ns41:value-type="float" table:style-name="TL Data" office:value="14308" office:value-type="float">
            <text:p>14308</text:p>
          </table:table-cell>
          <table:table-cell ns41:value-type="float" table:style-name="TL Data" office:value="5026" office:value-type="float">
            <text:p>5026</text:p>
          </table:table-cell>
          <table:table-cell ns41:value-type="float" table:style-name="TL Data" office:value="3978" office:value-type="float">
            <text:p>3978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58545" office:value-type="float">
            <text:p>458545</text:p>
          </table:table-cell>
          <table:table-cell ns41:value-type="float" table:style-name="TL Data" office:value="452101" office:value-type="float">
            <text:p>452101</text:p>
          </table:table-cell>
          <table:table-cell ns41:value-type="float" table:style-name="TL Data" office:value="1170" office:value-type="float">
            <text:p>1170</text:p>
          </table:table-cell>
          <table:table-cell ns41:value-type="float" table:style-name="TL Data" office:value="1148" office:value-type="float">
            <text:p>1148</text:p>
          </table:table-cell>
          <table:table-cell table:style-name="TL Data" table:number-columns-repeated="2"/>
          <table:table-cell ns41:value-type="float" table:style-name="TL Data" office:value="9030" office:value-type="float">
            <text:p>9030</text:p>
          </table:table-cell>
          <table:table-cell ns41:value-type="float" table:style-name="TL Data" office:value="8531" office:value-type="float">
            <text:p>853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083" office:value-type="float">
            <text:p>1083</text:p>
          </table:table-cell>
          <table:table-cell ns41:value-type="float" table:style-name="TL Data" office:value="945" office:value-type="float">
            <text:p>94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201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gemeenten boven en beneden de 10000 zielen vereenigd.</text:p>
          </table:table-cell>
          <table:table-cell ns41:value-type="string" table:style-name="TL RowHeader" office:value-type="string">
            <text:p>Noordbrabant</text:p>
          </table:table-cell>
          <table:table-cell/>
          <table:table-cell ns41:value-type="float" table:style-name="TL Data" office:value="22160" office:value-type="float">
            <text:p>22160</text:p>
          </table:table-cell>
          <table:table-cell ns41:value-type="float" table:style-name="TL Data" office:value="21415" office:value-type="float">
            <text:p>21415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90" office:value-type="float">
            <text:p>1690</text:p>
          </table:table-cell>
          <table:table-cell ns41:value-type="float" table:style-name="TL Data" office:value="1643" office:value-type="float">
            <text:p>164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6885" office:value-type="float">
            <text:p>176885</text:p>
          </table:table-cell>
          <table:table-cell ns41:value-type="float" table:style-name="TL Data" office:value="179908" office:value-type="float">
            <text:p>17990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024" office:value-type="float">
            <text:p>1024</text:p>
          </table:table-cell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" office:value-type="float">
            <text:p>1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3001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gemeenten boven en beneden de 10000 zielen vereenigd.</text:p>
          </table:table-cell>
          <table:table-cell ns41:value-type="string" table:style-name="TL RowHeader" office:value-type="string">
            <text:p>Gelderland</text:p>
          </table:table-cell>
          <table:table-cell/>
          <table:table-cell ns41:value-type="float" table:style-name="TL Data" office:value="120604" office:value-type="float">
            <text:p>120604</text:p>
          </table:table-cell>
          <table:table-cell ns41:value-type="float" table:style-name="TL Data" office:value="118989" office:value-type="float">
            <text:p>118989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392" office:value-type="float">
            <text:p>2392</text:p>
          </table:table-cell>
          <table:table-cell ns41:value-type="float" table:style-name="TL Data" office:value="2363" office:value-type="float">
            <text:p>2363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268" office:value-type="float">
            <text:p>1268</text:p>
          </table:table-cell>
          <table:table-cell ns41:value-type="float" table:style-name="TL Data" office:value="1131" office:value-type="float">
            <text:p>113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4854" office:value-type="float">
            <text:p>74854</text:p>
          </table:table-cell>
          <table:table-cell ns41:value-type="float" table:style-name="TL Data" office:value="74154" office:value-type="float">
            <text:p>7415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 table:number-columns-repeated="2"/>
          <table:table-cell ns41:value-type="float" table:style-name="TL Data" office:value="2340" office:value-type="float">
            <text:p>2340</text:p>
          </table:table-cell>
          <table:table-cell ns41:value-type="float" table:style-name="TL Data" office:value="2222" office:value-type="float">
            <text:p>222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0" office:value-type="float">
            <text:p>70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3002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gemeenten boven en beneden de 10000 zielen vereenigd.</text:p>
          </table:table-cell>
          <table:table-cell ns41:value-type="string" table:style-name="TL RowHeader" office:value-type="string">
            <text:p>Zuidholland</text:p>
          </table:table-cell>
          <table:table-cell/>
          <table:table-cell ns41:value-type="float" table:style-name="TL Data" office:value="201778" office:value-type="float">
            <text:p>201778</text:p>
          </table:table-cell>
          <table:table-cell ns41:value-type="float" table:style-name="TL Data" office:value="223120" office:value-type="float">
            <text:p>223120</text:p>
          </table:table-cell>
          <table:table-cell ns41:value-type="float" table:style-name="TL Data" office:value="1739" office:value-type="float">
            <text:p>1739</text:p>
          </table:table-cell>
          <table:table-cell ns41:value-type="float" table:style-name="TL Data" office:value="1771" office:value-type="float">
            <text:p>1771</text:p>
          </table:table-cell>
          <table:table-cell ns41:value-type="float" table:style-name="TL Data" office:value="1513" office:value-type="float">
            <text:p>1513</text:p>
          </table:table-cell>
          <table:table-cell ns41:value-type="float" table:style-name="TL Data" office:value="1835" office:value-type="float">
            <text:p>1835</text:p>
          </table:table-cell>
          <table:table-cell ns41:value-type="float" table:style-name="TL Data" office:value="3976" office:value-type="float">
            <text:p>3976</text:p>
          </table:table-cell>
          <table:table-cell ns41:value-type="float" table:style-name="TL Data" office:value="4233" office:value-type="float">
            <text:p>4233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6091" office:value-type="float">
            <text:p>6091</text:p>
          </table:table-cell>
          <table:table-cell ns41:value-type="float" table:style-name="TL Data" office:value="6042" office:value-type="float">
            <text:p>6042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1274" office:value-type="float">
            <text:p>71274</text:p>
          </table:table-cell>
          <table:table-cell ns41:value-type="float" table:style-name="TL Data" office:value="78991" office:value-type="float">
            <text:p>78991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324" office:value-type="float">
            <text:p>5324</text:p>
          </table:table-cell>
          <table:table-cell ns41:value-type="float" table:style-name="TL Data" office:value="5762" office:value-type="float">
            <text:p>5762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63" office:value-type="float">
            <text:p>26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3003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gemeenten boven en beneden de 10000 zielen vereenigd.</text:p>
          </table:table-cell>
          <table:table-cell ns41:value-type="string" table:style-name="TL RowHeader" office:value-type="string">
            <text:p>Noordholland</text:p>
          </table:table-cell>
          <table:table-cell/>
          <table:table-cell ns41:value-type="float" table:style-name="TL Data" office:value="132340" office:value-type="float">
            <text:p>132340</text:p>
          </table:table-cell>
          <table:table-cell ns41:value-type="float" table:style-name="TL Data" office:value="147956" office:value-type="float">
            <text:p>147956</text:p>
          </table:table-cell>
          <table:table-cell ns41:value-type="float" table:style-name="TL Data" office:value="1736" office:value-type="float">
            <text:p>1736</text:p>
          </table:table-cell>
          <table:table-cell ns41:value-type="float" table:style-name="TL Data" office:value="2016" office:value-type="float">
            <text:p>2016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2059" office:value-type="float">
            <text:p>2059</text:p>
          </table:table-cell>
          <table:table-cell ns41:value-type="float" table:style-name="TL Data" office:value="2112" office:value-type="float">
            <text:p>2112</text:p>
          </table:table-cell>
          <table:table-cell ns41:value-type="float" table:style-name="TL Data" office:value="7687" office:value-type="float">
            <text:p>7687</text:p>
          </table:table-cell>
          <table:table-cell ns41:value-type="float" table:style-name="TL Data" office:value="7967" office:value-type="float">
            <text:p>7967</text:p>
          </table:table-cell>
          <table:table-cell ns41:value-type="float" table:style-name="TL Data" office:value="15410" office:value-type="float">
            <text:p>15410</text:p>
          </table:table-cell>
          <table:table-cell ns41:value-type="float" table:style-name="TL Data" office:value="15777" office:value-type="float">
            <text:p>15777</text:p>
          </table:table-cell>
          <table:table-cell ns41:value-type="float" table:style-name="TL Data" office:value="3903" office:value-type="float">
            <text:p>3903</text:p>
          </table:table-cell>
          <table:table-cell ns41:value-type="float" table:style-name="TL Data" office:value="4623" office:value-type="float">
            <text:p>462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4" office:value-type="float">
            <text:p>84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67756" office:value-type="float">
            <text:p>67756</text:p>
          </table:table-cell>
          <table:table-cell ns41:value-type="float" table:style-name="TL Data" office:value="74658" office:value-type="float">
            <text:p>74658</text:p>
          </table:table-cell>
          <table:table-cell ns41:value-type="float" table:style-name="TL Data" office:value="1281" office:value-type="float">
            <text:p>1281</text:p>
          </table:table-cell>
          <table:table-cell ns41:value-type="float" table:style-name="TL Data" office:value="1352" office:value-type="float">
            <text:p>135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915" office:value-type="float">
            <text:p>12915</text:p>
          </table:table-cell>
          <table:table-cell ns41:value-type="float" table:style-name="TL Data" office:value="13913" office:value-type="float">
            <text:p>13913</text:p>
          </table:table-cell>
          <table:table-cell ns41:value-type="float" table:style-name="TL Data" office:value="1254" office:value-type="float">
            <text:p>1254</text:p>
          </table:table-cell>
          <table:table-cell ns41:value-type="float" table:style-name="TL Data" office:value="1476" office:value-type="float">
            <text:p>1476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491" office:value-type="float">
            <text:p>49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3004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gemeenten boven en beneden de 10000 zielen vereenigd.</text:p>
          </table:table-cell>
          <table:table-cell ns41:value-type="string" table:style-name="TL RowHeader" office:value-type="string">
            <text:p>Zeeland</text:p>
          </table:table-cell>
          <table:table-cell/>
          <table:table-cell ns41:value-type="float" table:style-name="TL Data" office:value="55414" office:value-type="float">
            <text:p>55414</text:p>
          </table:table-cell>
          <table:table-cell ns41:value-type="float" table:style-name="TL Data" office:value="59031" office:value-type="float">
            <text:p>59031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22" office:value-type="float">
            <text:p>2422</text:p>
          </table:table-cell>
          <table:table-cell ns41:value-type="float" table:style-name="TL Data" office:value="2358" office:value-type="float">
            <text:p>2358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1392" office:value-type="float">
            <text:p>21392</text:p>
          </table:table-cell>
          <table:table-cell ns41:value-type="float" table:style-name="TL Data" office:value="21526" office:value-type="float">
            <text:p>2152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327" table:style-name="TL Data" table:number-columns-repeated="2" office:value-type="float">
            <text:p>327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91" office:value-type="float">
            <text:p>39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3005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gemeenten boven en beneden de 10000 zielen vereenigd.</text:p>
          </table:table-cell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44815" office:value-type="float">
            <text:p>44815</text:p>
          </table:table-cell>
          <table:table-cell ns41:value-type="float" table:style-name="TL Data" office:value="47158" office:value-type="float">
            <text:p>47158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019" office:value-type="float">
            <text:p>1019</text:p>
          </table:table-cell>
          <table:table-cell ns41:value-type="float" table:style-name="TL Data" office:value="966" office:value-type="float">
            <text:p>96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9306" office:value-type="float">
            <text:p>29306</text:p>
          </table:table-cell>
          <table:table-cell ns41:value-type="float" table:style-name="TL Data" office:value="30178" office:value-type="float">
            <text:p>30178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721" office:value-type="float">
            <text:p>721</text:p>
          </table:table-cell>
          <table:table-cell table:style-name="TL Data" table:number-columns-repeated="2"/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3006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gemeenten boven en beneden de 10000 zielen vereenigd.</text:p>
          </table:table-cell>
          <table:table-cell ns41:value-type="string" table:style-name="TL RowHeader" office:value-type="string">
            <text:p>Friesland</text:p>
          </table:table-cell>
          <table:table-cell/>
          <table:table-cell ns41:value-type="float" table:style-name="TL Data" office:value="109670" office:value-type="float">
            <text:p>109670</text:p>
          </table:table-cell>
          <table:table-cell ns41:value-type="float" table:style-name="TL Data" office:value="112132" office:value-type="float">
            <text:p>112132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250" office:value-type="float">
            <text:p>4250</text:p>
          </table:table-cell>
          <table:table-cell ns41:value-type="float" table:style-name="TL Data" office:value="4237" office:value-type="float">
            <text:p>4237</text:p>
          </table:table-cell>
          <table:table-cell ns41:value-type="float" table:style-name="TL Data" office:value="7912" office:value-type="float">
            <text:p>7912</text:p>
          </table:table-cell>
          <table:table-cell ns41:value-type="float" table:style-name="TL Data" office:value="7969" office:value-type="float">
            <text:p>7969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586" office:value-type="float">
            <text:p>11586</text:p>
          </table:table-cell>
          <table:table-cell ns41:value-type="float" table:style-name="TL Data" office:value="11496" office:value-type="float">
            <text:p>1149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1074" office:value-type="float">
            <text:p>107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82" office:value-type="float">
            <text:p>18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3007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gemeenten boven en beneden de 10000 zielen vereenigd.</text:p>
          </table:table-cell>
          <table:table-cell ns41:value-type="string" table:style-name="TL RowHeader" office:value-type="string">
            <text:p>Overijssel</text:p>
          </table:table-cell>
          <table:table-cell/>
          <table:table-cell ns41:value-type="float" table:style-name="TL Data" office:value="74408" office:value-type="float">
            <text:p>74408</text:p>
          </table:table-cell>
          <table:table-cell ns41:value-type="float" table:style-name="TL Data" office:value="72722" office:value-type="float">
            <text:p>7272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022" office:value-type="float">
            <text:p>3022</text:p>
          </table:table-cell>
          <table:table-cell ns41:value-type="float" table:style-name="TL Data" office:value="3009" office:value-type="float">
            <text:p>3009</text:p>
          </table:table-cell>
          <table:table-cell ns41:value-type="float" table:style-name="TL Data" office:value="1481" office:value-type="float">
            <text:p>1481</text:p>
          </table:table-cell>
          <table:table-cell ns41:value-type="float" table:style-name="TL Data" office:value="1413" office:value-type="float">
            <text:p>1413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33" office:value-type="float">
            <text:p>23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6798" office:value-type="float">
            <text:p>36798</text:p>
          </table:table-cell>
          <table:table-cell ns41:value-type="float" table:style-name="TL Data" office:value="35855" office:value-type="float">
            <text:p>3585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905" office:value-type="float">
            <text:p>1905</text:p>
          </table:table-cell>
          <table:table-cell ns41:value-type="float" table:style-name="TL Data" office:value="1811" office:value-type="float">
            <text:p>18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77" office:value-type="float">
            <text:p>77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3008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gemeenten boven en beneden de 10000 zielen vereenigd.</text:p>
          </table:table-cell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79103" office:value-type="float">
            <text:p>79103</text:p>
          </table:table-cell>
          <table:table-cell ns41:value-type="float" table:style-name="TL Data" office:value="83113" office:value-type="float">
            <text:p>8311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202" office:value-type="float">
            <text:p>8202</text:p>
          </table:table-cell>
          <table:table-cell ns41:value-type="float" table:style-name="TL Data" office:value="8575" office:value-type="float">
            <text:p>8575</text:p>
          </table:table-cell>
          <table:table-cell ns41:value-type="float" table:style-name="TL Data" office:value="2456" office:value-type="float">
            <text:p>2456</text:p>
          </table:table-cell>
          <table:table-cell ns41:value-type="float" table:style-name="TL Data" office:value="2445" office:value-type="float">
            <text:p>2445</text:p>
          </table:table-cell>
          <table:table-cell ns41:value-type="float" table:style-name="TL Data" office:value="1055" office:value-type="float">
            <text:p>1055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7110" office:value-type="float">
            <text:p>7110</text:p>
          </table:table-cell>
          <table:table-cell ns41:value-type="float" table:style-name="TL Data" office:value="7428" office:value-type="float">
            <text:p>74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220" office:value-type="float">
            <text:p>2220</text:p>
          </table:table-cell>
          <table:table-cell ns41:value-type="float" table:style-name="TL Data" office:value="2132" office:value-type="float">
            <text:p>213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0" office:value-type="float">
            <text:p>20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3009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gemeenten boven en beneden de 10000 zielen vereenigd.</text:p>
          </table:table-cell>
          <table:table-cell ns41:value-type="string" table:style-name="TL RowHeader" office:value-type="string">
            <text:p>Drenthe</text:p>
          </table:table-cell>
          <table:table-cell/>
          <table:table-cell ns41:value-type="float" table:style-name="TL Data" office:value="40680" office:value-type="float">
            <text:p>40680</text:p>
          </table:table-cell>
          <table:table-cell ns41:value-type="float" table:style-name="TL Data" office:value="38522" office:value-type="float">
            <text:p>3852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652" office:value-type="float">
            <text:p>3652</text:p>
          </table:table-cell>
          <table:table-cell ns41:value-type="float" table:style-name="TL Data" office:value="3487" office:value-type="float">
            <text:p>3487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2648" office:value-type="float">
            <text:p>2648</text:p>
          </table:table-cell>
          <table:table-cell ns41:value-type="float" table:style-name="TL Data" office:value="2309" office:value-type="float">
            <text:p>2309</text:p>
          </table:table-cell>
          <table:table-cell table:style-name="TL Data" table:number-columns-repeated="4"/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1052" office:value-type="float">
            <text:p>105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2" office:value-type="float">
            <text:p>4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3010</text:p>
          </table:table-cell>
          <table:table-cell table:number-columns-repeated="980"/>
        </table:table-row>
        <table:table-row table:style-name="ro5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gemeenten boven en beneden de 10000 zielen vereenigd.</text:p>
          </table:table-cell>
          <table:table-cell ns41:value-type="string" table:style-name="TL RowHeader" office:value-type="string">
            <text:p>Limburg</text:p>
          </table:table-cell>
          <table:table-cell/>
          <table:table-cell ns41:value-type="float" table:style-name="TL Data" office:value="1982" office:value-type="float">
            <text:p>1982</text:p>
          </table:table-cell>
          <table:table-cell ns41:value-type="float" table:style-name="TL Data" office:value="1195" office:value-type="float">
            <text:p>119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5100" office:value-type="float">
            <text:p>105100</text:p>
          </table:table-cell>
          <table:table-cell ns41:value-type="float" table:style-name="TL Data" office:value="103959" office:value-type="float">
            <text:p>10395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652" office:value-type="float">
            <text:p>65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3011</text:p>
          </table:table-cell>
          <table:table-cell table:number-columns-repeated="980"/>
        </table:table-row>
        <table:table-row table:style-name="ro1">
          <table:table-cell ns41:value-type="string" table:style-name="TL RowHeader" office:value-type="string">
            <text:p>HET RIJK.</text:p>
          </table:table-cell>
          <table:table-cell ns41:value-type="string" table:style-name="TL RowHeader" office:value-type="string">
            <text:p>De gemeenten boven en beneden de 10000 zielen vereenigd.</text:p>
          </table:table-cell>
          <table:table-cell ns41:value-type="string" table:style-name="TL RowHeader" office:value-type="string">
            <text:p>Algemeen Totaal</text:p>
          </table:table-cell>
          <table:table-cell/>
          <table:table-cell ns41:value-type="float" table:style-name="TL Data" office:value="882954" office:value-type="float">
            <text:p>882954</text:p>
          </table:table-cell>
          <table:table-cell ns41:value-type="float" table:style-name="TL Data" office:value="925353" office:value-type="float">
            <text:p>925353</text:p>
          </table:table-cell>
          <table:table-cell ns41:value-type="float" table:style-name="TL Data" office:value="4682" office:value-type="float">
            <text:p>4682</text:p>
          </table:table-cell>
          <table:table-cell ns41:value-type="float" table:style-name="TL Data" office:value="5007" office:value-type="float">
            <text:p>5007</text:p>
          </table:table-cell>
          <table:table-cell ns41:value-type="float" table:style-name="TL Data" office:value="2387" office:value-type="float">
            <text:p>2387</text:p>
          </table:table-cell>
          <table:table-cell ns41:value-type="float" table:style-name="TL Data" office:value="2883" office:value-type="float">
            <text:p>2883</text:p>
          </table:table-cell>
          <table:table-cell ns41:value-type="float" table:style-name="TL Data" office:value="32588" office:value-type="float">
            <text:p>32588</text:p>
          </table:table-cell>
          <table:table-cell ns41:value-type="float" table:style-name="TL Data" office:value="32932" office:value-type="float">
            <text:p>32932</text:p>
          </table:table-cell>
          <table:table-cell ns41:value-type="float" table:style-name="TL Data" office:value="20774" office:value-type="float">
            <text:p>20774</text:p>
          </table:table-cell>
          <table:table-cell ns41:value-type="float" table:style-name="TL Data" office:value="21041" office:value-type="float">
            <text:p>21041</text:p>
          </table:table-cell>
          <table:table-cell ns41:value-type="float" table:style-name="TL Data" office:value="27456" office:value-type="float">
            <text:p>27456</text:p>
          </table:table-cell>
          <table:table-cell ns41:value-type="float" table:style-name="TL Data" office:value="26857" office:value-type="float">
            <text:p>26857</text:p>
          </table:table-cell>
          <table:table-cell ns41:value-type="float" table:style-name="TL Data" office:value="4569" office:value-type="float">
            <text:p>4569</text:p>
          </table:table-cell>
          <table:table-cell ns41:value-type="float" table:style-name="TL Data" office:value="5258" office:value-type="float">
            <text:p>5258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604709" office:value-type="float">
            <text:p>604709</text:p>
          </table:table-cell>
          <table:table-cell ns41:value-type="float" table:style-name="TL Data" office:value="620462" office:value-type="float">
            <text:p>620462</text:p>
          </table:table-cell>
          <table:table-cell ns41:value-type="float" table:style-name="TL Data" office:value="2539" office:value-type="float">
            <text:p>2539</text:p>
          </table:table-cell>
          <table:table-cell ns41:value-type="float" table:style-name="TL Data" office:value="2798" office:value-type="float">
            <text:p>279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9758" office:value-type="float">
            <text:p>29758</text:p>
          </table:table-cell>
          <table:table-cell ns41:value-type="float" table:style-name="TL Data" office:value="30651" office:value-type="float">
            <text:p>30651</text:p>
          </table:table-cell>
          <table:table-cell ns41:value-type="float" table:style-name="TL Data" office:value="1400" office:value-type="float">
            <text:p>1400</text:p>
          </table:table-cell>
          <table:table-cell ns41:value-type="float" table:style-name="TL Data" office:value="1618" office:value-type="float">
            <text:p>1618</text:p>
          </table:table-cell>
          <table:table-cell ns41:value-type="float" table:style-name="TL Data" office:value="1860" office:value-type="float">
            <text:p>1860</text:p>
          </table:table-cell>
          <table:table-cell ns41:value-type="float" table:style-name="TL Data" office:value="1570" office:value-type="float">
            <text:p>1570</text:p>
          </table:table-cell>
          <table:table-cell table:style-name="ce62"/>
          <table:table-cell table:style-name="ce69" table:number-columns-repeated="4"/>
          <table:table-cell ns41:value-type="string" table:style-name="ce76" office:value-type="string">
            <text:p>370284033803012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5">
          <table:table-cell ns41:value-type="string" table:style-name="TL Metadata" office:value-type="string">
            <text:p>1. Hieronder 4 mannen Hervormden onder 't Kruis.</text:p>
          </table:table-cell>
          <table:table-cell table:style-name="ce16" table:number-columns-repeated="36"/>
          <table:table-cell table:style-name="ce19"/>
          <table:table-cell table:number-columns-repeated="986"/>
        </table:table-row>
        <table:table-row table:style-name="ro5">
          <table:table-cell ns41:value-type="string" table:style-name="TL Metadata" office:value-type="string">
            <text:p>2. Hieronder 5 vrouwen Hervormden onder 't Kruis.</text:p>
          </table:table-cell>
          <table:table-cell table:style-name="ce12" table:number-columns-repeated="36"/>
          <table:table-cell table:style-name="ce20"/>
          <table:table-cell table:number-columns-repeated="986"/>
        </table:table-row>
        <table:table-row table:style-name="ro5">
          <table:table-cell ns41:value-type="string" table:style-name="TL Metadata" office:value-type="string">
            <text:p>3. Hieronder 46 mannen tot het kerkgenootschap Teschuat Israel.</text:p>
          </table:table-cell>
          <table:table-cell table:style-name="ce12" table:number-columns-repeated="36"/>
          <table:table-cell table:style-name="ce20"/>
          <table:table-cell table:number-columns-repeated="986"/>
        </table:table-row>
        <table:table-row table:style-name="ro5">
          <table:table-cell ns41:value-type="string" table:style-name="TL Metadata" office:value-type="string">
            <text:p>4. Hieronder 41 vrouwen tot het kerkgenootschap Teschuat Israel.</text:p>
          </table:table-cell>
          <table:table-cell table:style-name="ce12" table:number-columns-repeated="36"/>
          <table:table-cell table:style-name="ce20"/>
          <table:table-cell table:number-columns-repeated="986"/>
        </table:table-row>
        <table:table-row table:style-name="ro5">
          <table:table-cell ns41:value-type="string" table:style-name="TL Metadata" office:value-type="string">
            <text:p>5. Hieronder 6 mannen tot het kerkgenootschap Teschuat Israel.</text:p>
          </table:table-cell>
          <table:table-cell table:style-name="ce12" table:number-columns-repeated="36"/>
          <table:table-cell table:style-name="ce20"/>
          <table:table-cell table:number-columns-repeated="986"/>
        </table:table-row>
        <table:table-row table:style-name="ro5">
          <table:table-cell ns41:value-type="string" table:style-name="TL Metadata" office:value-type="string">
            <text:p>6. Hieronder 7 vrouwen tot het kerkgenootschap Terschuat Israel.</text:p>
          </table:table-cell>
          <table:table-cell table:style-name="ce12" table:number-columns-repeated="36"/>
          <table:table-cell table:style-name="ce20"/>
          <table:table-cell table:number-columns-repeated="986"/>
        </table:table-row>
        <table:table-row table:style-name="ro5">
          <table:table-cell ns41:value-type="string" table:style-name="TL Metadata" office:value-type="string">
            <text:p>7.Hieronder 52 mannen tot het kerkgenootschap Teschuat Israel.</text:p>
          </table:table-cell>
          <table:table-cell table:style-name="ce12" table:number-columns-repeated="36"/>
          <table:table-cell table:style-name="ce20"/>
          <table:table-cell table:number-columns-repeated="986"/>
        </table:table-row>
        <table:table-row table:style-name="ro5">
          <table:table-cell ns41:value-type="string" table:style-name="TL Metadata" office:value-type="string">
            <text:p>8. Hieronder 48 vrouwen tot het kerkgenootschap Teschuat Israel.</text:p>
          </table:table-cell>
          <table:table-cell table:style-name="ce12" table:number-columns-repeated="36"/>
          <table:table-cell table:style-name="ce20"/>
          <table:table-cell table:number-columns-repeated="986"/>
        </table:table-row>
        <table:table-row table:style-name="ro6">
          <table:table-cell ns41:value-type="string" table:style-name="TL Metadata" office:value-type="string">
            <text:p>9. Hieronder 46 mannen behoorende tot het kerkgenootschap Teschuath Jisrael.</text:p>
          </table:table-cell>
          <table:table-cell table:style-name="ce12" table:number-columns-repeated="36"/>
          <table:table-cell table:style-name="ce20"/>
          <table:table-cell table:number-columns-repeated="986"/>
        </table:table-row>
        <table:table-row table:style-name="ro5">
          <table:table-cell ns41:value-type="string" table:style-name="TL Metadata" office:value-type="string">
            <text:p>10. 41 vrouwen als voren.</text:p>
          </table:table-cell>
          <table:table-cell table:style-name="ce12" table:number-columns-repeated="36"/>
          <table:table-cell table:style-name="ce20"/>
          <table:table-cell table:number-columns-repeated="986"/>
        </table:table-row>
        <table:table-row table:style-name="ro5">
          <table:table-cell ns41:value-type="string" table:style-name="TL Metadata" office:value-type="string">
            <text:p>11. 6 mannen als voren.</text:p>
          </table:table-cell>
          <table:table-cell table:style-name="ce12" table:number-columns-repeated="36"/>
          <table:table-cell table:style-name="ce20"/>
          <table:table-cell table:number-columns-repeated="986"/>
        </table:table-row>
        <table:table-row table:style-name="ro5">
          <table:table-cell ns41:value-type="string" table:style-name="TL Metadata" office:value-type="string">
            <text:p>12. 7 vrouwen als voren.</text:p>
          </table:table-cell>
          <table:table-cell table:style-name="ce12" table:number-columns-repeated="36"/>
          <table:table-cell table:style-name="ce20"/>
          <table:table-cell table:number-columns-repeated="986"/>
        </table:table-row>
        <table:table-row table:style-name="ro5">
          <table:table-cell ns41:value-type="string" table:style-name="TL Metadata" office:value-type="string">
            <text:p>13. 52 mannen als voren.</text:p>
          </table:table-cell>
          <table:table-cell table:style-name="ce12" table:number-columns-repeated="36"/>
          <table:table-cell table:style-name="ce20"/>
          <table:table-cell table:number-columns-repeated="986"/>
        </table:table-row>
        <table:table-row table:style-name="ro1">
          <table:table-cell ns41:value-type="string" table:style-name="TL Metadata" office:value-type="string">
            <text:p>14. 48 vrouwen als voren.</text:p>
          </table:table-cell>
          <table:table-cell table:style-name="ce14" table:number-columns-repeated="36"/>
          <table:table-cell table:style-name="ce21"/>
          <table:table-cell table:number-columns-repeated="986"/>
        </table:table-row>
        <table:table-row table:style-name="ro5" table:number-rows-repeated="104734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_20_C" style:page-layout-name="Mpm3" style:display-name="PageStyle_Derde gedeelte C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4-02-25T13:12:04</meta:creation-date>
    <dc:creator>Yamit</dc:creator>
    <dc:date>2004-12-20T14:12:52</dc:date>
    <meta:document-statistic meta:object-count="0" meta:cell-count="16700" meta:table-count="1"/>
    <meta:generator>ODFPY/1.3.0dev</meta:generator>
  </office:meta>
</office:document-meta>
</file>